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15in" svg:height="4.7165in" svg:x="4.6933in" svg:y="0.115in">
            <draw:object draw:notify-on-update-of-ranges="Sheet1.D1:Sheet1.D1 Sheet1.D2:Sheet1.D1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ωX</text:p>
          </table:table-cell>
          <table:table-cell table:style-name="ce1" office:value-type="string" calcext:value-type="string">
            <text:p>ωY</text:p>
          </table:table-cell>
          <table:table-cell table:style-name="ce1" office:value-type="string" calcext:value-type="string">
            <text:p>ωZ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065688515" calcext:value-type="float">
            <text:p>1065688515</text:p>
          </table:table-cell>
          <table:table-cell office:value-type="float" office:value="0.00808338820934296" calcext:value-type="float">
            <text:p>0.008083388209343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654199" calcext:value-type="float">
            <text:p>3213654199</text:p>
          </table:table-cell>
          <table:table-cell office:value-type="float" office:value="1.6416711807251" calcext:value-type="float">
            <text:p>1.6416711807251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2798778" calcext:value-type="float">
            <text:p>1052798778</text:p>
          </table:table-cell>
          <table:table-cell office:value-type="float" office:value="0.130220800638199" calcext:value-type="float">
            <text:p>0.130220800638199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237370" calcext:value-type="float">
            <text:p>1050237370</text:p>
          </table:table-cell>
          <table:table-cell office:value-type="float" office:value="-0.724740982055664" calcext:value-type="float">
            <text:p>-0.724740982055664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4529894" calcext:value-type="float">
            <text:p>3194529894</text:p>
          </table:table-cell>
          <table:table-cell office:value-type="float" office:value="-0.480466216802597" calcext:value-type="float">
            <text:p>-0.480466216802597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1968487" calcext:value-type="float">
            <text:p>3191968487</text:p>
          </table:table-cell>
          <table:table-cell office:value-type="float" office:value="0.191289484500885" calcext:value-type="float">
            <text:p>0.191289484500885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3.30457925796509" calcext:value-type="float">
            <text:p>3.304579257965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2053632" calcext:value-type="float">
            <text:p>1062053632</text:p>
          </table:table-cell>
          <table:table-cell office:value-type="float" office:value="-1.16748917102814" calcext:value-type="float">
            <text:p>-1.16748917102814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4995742" calcext:value-type="float">
            <text:p>3184995742</text:p>
          </table:table-cell>
          <table:table-cell office:value-type="float" office:value="-1.93084788322449" calcext:value-type="float">
            <text:p>-1.93084788322449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6063193" calcext:value-type="float">
            <text:p>3196063193</text:p>
          </table:table-cell>
          <table:table-cell office:value-type="float" office:value="0.481365829706192" calcext:value-type="float">
            <text:p>0.481365829706192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1698288" calcext:value-type="float">
            <text:p>3201698288</text:p>
          </table:table-cell>
          <table:table-cell office:value-type="float" office:value="1.21419024467468" calcext:value-type="float">
            <text:p>1.21419024467468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9649163" calcext:value-type="float">
            <text:p>3199649163</text:p>
          </table:table-cell>
          <table:table-cell office:value-type="float" office:value="-1.4880998134613" calcext:value-type="float">
            <text:p>-1.4880998134613</text:p>
          </table:table-cell>
          <table:table-cell office:value-type="float" office:value="-2.27047252655029" calcext:value-type="float">
            <text:p>-2.27047252655029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5734476" calcext:value-type="float">
            <text:p>1075734476</text:p>
          </table:table-cell>
          <table:table-cell office:value-type="float" office:value="-0.251458585262299" calcext:value-type="float">
            <text:p>-0.251458585262299</text:p>
          </table:table-cell>
          <table:table-cell office:value-type="float" office:value="-3.17123579978943" calcext:value-type="float">
            <text:p>-3.17123579978943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9895560" calcext:value-type="float">
            <text:p>1019895560</text:p>
          </table:table-cell>
          <table:table-cell office:value-type="float" office:value="-1.88504636287689" calcext:value-type="float">
            <text:p>-1.88504636287689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2885777" calcext:value-type="float">
            <text:p>3212885777</text:p>
          </table:table-cell>
          <table:table-cell office:value-type="float" office:value="-0.740008234977722" calcext:value-type="float">
            <text:p>-0.740008234977722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6663852" calcext:value-type="float">
            <text:p>3216663852</text:p>
          </table:table-cell>
          <table:table-cell office:value-type="float" office:value="1.74854135513306" calcext:value-type="float">
            <text:p>1.74854135513306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2.02366518974304" calcext:value-type="float">
            <text:p>-2.023665189743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0673726" calcext:value-type="float">
            <text:p>3200673726</text:p>
          </table:table-cell>
          <table:table-cell office:value-type="float" office:value="-1.15222203731537" calcext:value-type="float">
            <text:p>-1.15222203731537</text:p>
          </table:table-cell>
          <table:table-cell office:value-type="float" office:value="-3.01856398582458" calcext:value-type="float">
            <text:p>-3.01856398582458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7600037" calcext:value-type="float">
            <text:p>3197600037</text:p>
          </table:table-cell>
          <table:table-cell office:value-type="float" office:value="0.160755157470703" calcext:value-type="float">
            <text:p>0.160755157470703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749652" calcext:value-type="float">
            <text:p>1050749652</text:p>
          </table:table-cell>
          <table:table-cell office:value-type="float" office:value="0.237091034650803" calcext:value-type="float">
            <text:p>0.237091034650803</text:p>
          </table:table-cell>
          <table:table-cell office:value-type="float" office:value="1.50051999092102" calcext:value-type="float">
            <text:p>1.50051999092102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5797304" calcext:value-type="float">
            <text:p>1015797304</text:p>
          </table:table-cell>
          <table:table-cell office:value-type="float" office:value="-0.511000573635101" calcext:value-type="float">
            <text:p>-0.511000573635101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013847" calcext:value-type="float">
            <text:p>3213013847</text:p>
          </table:table-cell>
          <table:table-cell office:value-type="float" office:value="-1.41176390647888" calcext:value-type="float">
            <text:p>-1.41176390647888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8068016" calcext:value-type="float">
            <text:p>3208068016</text:p>
          </table:table-cell>
          <table:table-cell office:value-type="float" office:value="-2.2361912727356" calcext:value-type="float">
            <text:p>-2.2361912727356</text:p>
          </table:table-cell>
          <table:table-cell office:value-type="float" office:value="2.26387882232666" calcext:value-type="float">
            <text:p>2.26387882232666</text:p>
          </table:table-cell>
          <table:table-cell office:value-type="float" office:value="-2.54274916648865" calcext:value-type="float">
            <text:p>-2.542749166488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9476789" calcext:value-type="float">
            <text:p>3209476789</text:p>
          </table:table-cell>
          <table:table-cell office:value-type="float" office:value="0.45083150267601" calcext:value-type="float">
            <text:p>0.45083150267601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4806832" calcext:value-type="float">
            <text:p>3214806832</text:p>
          </table:table-cell>
          <table:table-cell office:value-type="float" office:value="-0.0529853105545044" calcext:value-type="float">
            <text:p>-0.052985310554504</text:p>
          </table:table-cell>
          <table:table-cell office:value-type="float" office:value="2.00433683395386" calcext:value-type="float">
            <text:p>2.00433683395386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0900999" calcext:value-type="float">
            <text:p>1060900999</text:p>
          </table:table-cell>
          <table:table-cell office:value-type="float" office:value="0.0538849234580994" calcext:value-type="float">
            <text:p>0.053884923458099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2860454" calcext:value-type="float">
            <text:p>1072860454</text:p>
          </table:table-cell>
          <table:table-cell office:value-type="float" office:value="0.343961268663406" calcext:value-type="float">
            <text:p>0.343961268663406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1003434" calcext:value-type="float">
            <text:p>1071003434</text:p>
          </table:table-cell>
          <table:table-cell office:value-type="float" office:value="1.91648042201996" calcext:value-type="float">
            <text:p>1.91648042201996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2993050" calcext:value-type="float">
            <text:p>3192993050</text:p>
          </table:table-cell>
          <table:table-cell office:value-type="float" office:value="-1.21329069137573" calcext:value-type="float">
            <text:p>-1.21329069137573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1261932" calcext:value-type="float">
            <text:p>1051261932</text:p>
          </table:table-cell>
          <table:table-cell office:value-type="float" office:value="-0.129321187734604" calcext:value-type="float">
            <text:p>-0.129321187734604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1029069" calcext:value-type="float">
            <text:p>1061029069</text:p>
          </table:table-cell>
          <table:table-cell office:value-type="float" office:value="0.405029982328415" calcext:value-type="float">
            <text:p>0.405029982328415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8979944" calcext:value-type="float">
            <text:p>1058979944</text:p>
          </table:table-cell>
          <table:table-cell office:value-type="float" office:value="-1.09115326404572" calcext:value-type="float">
            <text:p>-1.09115326404572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4871180" calcext:value-type="float">
            <text:p>1064871180</text:p>
          </table:table-cell>
          <table:table-cell office:value-type="float" office:value="-0.159855544567108" calcext:value-type="float">
            <text:p>-0.159855544567108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9876436" calcext:value-type="float">
            <text:p>1059876436</text:p>
          </table:table-cell>
          <table:table-cell office:value-type="float" office:value="1.50426661968231" calcext:value-type="float">
            <text:p>1.50426661968231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5959465" calcext:value-type="float">
            <text:p>3215959465</text:p>
          </table:table-cell>
          <table:table-cell office:value-type="float" office:value="-0.511000573635101" calcext:value-type="float">
            <text:p>-0.511000573635101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4805966" calcext:value-type="float">
            <text:p>1074805966</text:p>
          </table:table-cell>
          <table:table-cell office:value-type="float" office:value="1.06151843070984" calcext:value-type="float">
            <text:p>1.06151843070984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1269774" calcext:value-type="float">
            <text:p>3211269774</text:p>
          </table:table-cell>
          <table:table-cell office:value-type="float" office:value="-0.877412796020508" calcext:value-type="float">
            <text:p>-0.877412796020508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7417464" calcext:value-type="float">
            <text:p>1067417464</text:p>
          </table:table-cell>
          <table:table-cell office:value-type="float" office:value="1.71800696849823" calcext:value-type="float">
            <text:p>1.71800696849823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4485790" calcext:value-type="float">
            <text:p>1074485790</text:p>
          </table:table-cell>
          <table:table-cell office:value-type="float" office:value="-0.175122708082199" calcext:value-type="float">
            <text:p>-0.175122708082199</text:p>
          </table:table-cell>
          <table:table-cell office:value-type="float" office:value="1.25624513626099" calcext:value-type="float">
            <text:p>1.25624513626099</text:p>
          </table:table-cell>
          <table:table-cell office:value-type="float" office:value="-2.95496273040771" calcext:value-type="float">
            <text:p>-2.954962730407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1782056" calcext:value-type="float">
            <text:p>3211782056</text:p>
          </table:table-cell>
          <table:table-cell office:value-type="float" office:value="0.313426911830902" calcext:value-type="float">
            <text:p>0.313426911830902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1707821" calcext:value-type="float">
            <text:p>1071707821</text:p>
          </table:table-cell>
          <table:table-cell office:value-type="float" office:value="0.313426911830902" calcext:value-type="float">
            <text:p>0.313426911830902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5616324" calcext:value-type="float">
            <text:p>1055616324</text:p>
          </table:table-cell>
          <table:table-cell office:value-type="float" office:value="1.15312147140503" calcext:value-type="float">
            <text:p>1.15312147140503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7783601" calcext:value-type="float">
            <text:p>1077783601</text:p>
          </table:table-cell>
          <table:table-cell office:value-type="float" office:value="-0.648405194282532" calcext:value-type="float">
            <text:p>-0.648405194282532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5042175" calcext:value-type="float">
            <text:p>3195042175</text:p>
          </table:table-cell>
          <table:table-cell office:value-type="float" office:value="-0.129321187734604" calcext:value-type="float">
            <text:p>-0.129321187734604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5956514" calcext:value-type="float">
            <text:p>3225956514</text:p>
          </table:table-cell>
          <table:table-cell office:value-type="float" office:value="-1.13695478439331" calcext:value-type="float">
            <text:p>-1.13695478439331</text:p>
          </table:table-cell>
          <table:table-cell office:value-type="float" office:value="2.30968022346497" calcext:value-type="float">
            <text:p>2.30968022346497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8634133" calcext:value-type="float">
            <text:p>1068634133</text:p>
          </table:table-cell>
          <table:table-cell office:value-type="float" office:value="-0.480466216802597" calcext:value-type="float">
            <text:p>-0.480466216802597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4102445" calcext:value-type="float">
            <text:p>3214102445</text:p>
          </table:table-cell>
          <table:table-cell office:value-type="float" office:value="-0.175122708082199" calcext:value-type="float">
            <text:p>-0.175122708082199</text:p>
          </table:table-cell>
          <table:table-cell office:value-type="float" office:value="2.47761917114258" calcext:value-type="float">
            <text:p>2.47761917114258</text:p>
          </table:table-cell>
          <table:table-cell office:value-type="float" office:value="-1.9167947769165" calcext:value-type="float">
            <text:p>-1.91679477691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6897028" calcext:value-type="float">
            <text:p>1056897028</text:p>
          </table:table-cell>
          <table:table-cell office:value-type="float" office:value="-0.480466216802597" calcext:value-type="float">
            <text:p>-0.48046621680259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2294337" calcext:value-type="float">
            <text:p>3212294337</text:p>
          </table:table-cell>
          <table:table-cell office:value-type="float" office:value="1.16838872432709" calcext:value-type="float">
            <text:p>1.16838872432709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7443100" calcext:value-type="float">
            <text:p>1057443100</text:p>
          </table:table-cell>
          <table:table-cell office:value-type="float" office:value="-0.175122708082199" calcext:value-type="float">
            <text:p>-0.175122708082199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2.75648951530457" calcext:value-type="float">
            <text:p>-2.756489515304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2092032" calcext:value-type="float">
            <text:p>1072092032</text:p>
          </table:table-cell>
          <table:table-cell office:value-type="float" office:value="1.3821291923523" calcext:value-type="float">
            <text:p>1.3821291923523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1003434" calcext:value-type="float">
            <text:p>1071003434</text:p>
          </table:table-cell>
          <table:table-cell office:value-type="float" office:value="0.298159718513489" calcext:value-type="float">
            <text:p>0.298159718513489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0644858" calcext:value-type="float">
            <text:p>1060644858</text:p>
          </table:table-cell>
          <table:table-cell office:value-type="float" office:value="-1.82397770881653" calcext:value-type="float">
            <text:p>-1.82397770881653</text:p>
          </table:table-cell>
          <table:table-cell office:value-type="float" office:value="2.90510010719299" calcext:value-type="float">
            <text:p>2.90510010719299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6072726" calcext:value-type="float">
            <text:p>1066072726</text:p>
          </table:table-cell>
          <table:table-cell office:value-type="float" office:value="1.61113679409027" calcext:value-type="float">
            <text:p>1.61113679409027</text:p>
          </table:table-cell>
          <table:table-cell office:value-type="float" office:value="3.27151226997375" calcext:value-type="float">
            <text:p>3.27151226997375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7683805" calcext:value-type="float">
            <text:p>3207683805</text:p>
          </table:table-cell>
          <table:table-cell office:value-type="float" office:value="1.55006814002991" calcext:value-type="float">
            <text:p>1.55006814002991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6128606" calcext:value-type="float">
            <text:p>1056128606</text:p>
          </table:table-cell>
          <table:table-cell office:value-type="float" office:value="-0.0987868383526802" calcext:value-type="float">
            <text:p>-0.09878683835268</text:p>
          </table:table-cell>
          <table:table-cell office:value-type="float" office:value="-2.5758159160614" calcext:value-type="float">
            <text:p>-2.5758159160614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2165393" calcext:value-type="float">
            <text:p>1042165393</text:p>
          </table:table-cell>
          <table:table-cell office:value-type="float" office:value="-0.190389886498451" calcext:value-type="float">
            <text:p>-0.190389886498451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2.34427571296692" calcext:value-type="float">
            <text:p>-2.344275712966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1003064" calcext:value-type="float">
            <text:p>3231003064</text:p>
          </table:table-cell>
          <table:table-cell office:value-type="float" office:value="-0.785809755325317" calcext:value-type="float">
            <text:p>-0.785809755325317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4482046" calcext:value-type="float">
            <text:p>3204482046</text:p>
          </table:table-cell>
          <table:table-cell office:value-type="float" office:value="-0.831611275672913" calcext:value-type="float">
            <text:p>-0.831611275672913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9593673" calcext:value-type="float">
            <text:p>3239593673</text:p>
          </table:table-cell>
          <table:table-cell office:value-type="float" office:value="-0.0377181321382523" calcext:value-type="float">
            <text:p>-0.037718132138252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3.97633481025696" calcext:value-type="float">
            <text:p>3.976334810256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9722381" calcext:value-type="float">
            <text:p>1089722381</text:p>
          </table:table-cell>
          <table:table-cell office:value-type="float" office:value="0.237091034650803" calcext:value-type="float">
            <text:p>0.237091034650803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0698279" calcext:value-type="float">
            <text:p>3240698279</text:p>
          </table:table-cell>
          <table:table-cell office:value-type="float" office:value="-1.64077162742615" calcext:value-type="float">
            <text:p>-1.64077162742615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0987056" calcext:value-type="float">
            <text:p>3230987056</text:p>
          </table:table-cell>
          <table:table-cell office:value-type="float" office:value="-1.03008449077606" calcext:value-type="float">
            <text:p>-1.03008449077606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5259533" calcext:value-type="float">
            <text:p>1095259533</text:p>
          </table:table-cell>
          <table:table-cell office:value-type="float" office:value="1.71800696849823" calcext:value-type="float">
            <text:p>1.71800696849823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0537114" calcext:value-type="float">
            <text:p>1080537114</text:p>
          </table:table-cell>
          <table:table-cell office:value-type="float" office:value="-0.175122708082199" calcext:value-type="float">
            <text:p>-0.175122708082199</text:p>
          </table:table-cell>
          <table:table-cell office:value-type="float" office:value="3.01197028160095" calcext:value-type="float">
            <text:p>3.01197028160095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9224393" calcext:value-type="float">
            <text:p>1079224393</text:p>
          </table:table-cell>
          <table:table-cell office:value-type="float" office:value="1.74854135513306" calcext:value-type="float">
            <text:p>1.74854135513306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7653446" calcext:value-type="float">
            <text:p>3227653446</text:p>
          </table:table-cell>
          <table:table-cell office:value-type="float" office:value="0.649304747581482" calcext:value-type="float">
            <text:p>0.649304747581482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6640888" calcext:value-type="float">
            <text:p>1056640888</text:p>
          </table:table-cell>
          <table:table-cell office:value-type="float" office:value="-0.449931859970093" calcext:value-type="float">
            <text:p>-0.449931859970093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654199" calcext:value-type="float">
            <text:p>3213654199</text:p>
          </table:table-cell>
          <table:table-cell office:value-type="float" office:value="-0.251458585262299" calcext:value-type="float">
            <text:p>-0.251458585262299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5254212" calcext:value-type="float">
            <text:p>1075254212</text:p>
          </table:table-cell>
          <table:table-cell office:value-type="float" office:value="2.48136591911316" calcext:value-type="float">
            <text:p>2.48136591911316</text:p>
          </table:table-cell>
          <table:table-cell office:value-type="float" office:value="-2.89642667770386" calcext:value-type="float">
            <text:p>-2.89642667770386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5575254" calcext:value-type="float">
            <text:p>3215575254</text:p>
          </table:table-cell>
          <table:table-cell office:value-type="float" office:value="-2.2361912727356" calcext:value-type="float">
            <text:p>-2.2361912727356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910340" calcext:value-type="float">
            <text:p>3213910340</text:p>
          </table:table-cell>
          <table:table-cell office:value-type="float" office:value="1.0309841632843" calcext:value-type="float">
            <text:p>1.0309841632843</text:p>
          </table:table-cell>
          <table:table-cell office:value-type="float" office:value="-2.74375486373901" calcext:value-type="float">
            <text:p>-2.74375486373901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1755478" calcext:value-type="float">
            <text:p>3231755478</text:p>
          </table:table-cell>
          <table:table-cell office:value-type="float" office:value="2.13022089004517" calcext:value-type="float">
            <text:p>2.13022089004517</text:p>
          </table:table-cell>
          <table:table-cell office:value-type="float" office:value="-2.46894574165344" calcext:value-type="float">
            <text:p>-2.46894574165344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5255927" calcext:value-type="float">
            <text:p>1085255927</text:p>
          </table:table-cell>
          <table:table-cell office:value-type="float" office:value="0.0691521018743515" calcext:value-type="float">
            <text:p>0.069152101874352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4669078" calcext:value-type="float">
            <text:p>3234669078</text:p>
          </table:table-cell>
          <table:table-cell office:value-type="float" office:value="-0.938481450080872" calcext:value-type="float">
            <text:p>-0.938481450080872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0161985" calcext:value-type="float">
            <text:p>3240161985</text:p>
          </table:table-cell>
          <table:table-cell office:value-type="float" office:value="1.12258720397949" calcext:value-type="float">
            <text:p>1.12258720397949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1140829" calcext:value-type="float">
            <text:p>1041140829</text:p>
          </table:table-cell>
          <table:table-cell office:value-type="float" office:value="-0.449931859970093" calcext:value-type="float">
            <text:p>-0.449931859970093</text:p>
          </table:table-cell>
          <table:table-cell office:value-type="float" office:value="2.553955078125" calcext:value-type="float">
            <text:p>2.553955078125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6374828" calcext:value-type="float">
            <text:p>1076374828</text:p>
          </table:table-cell>
          <table:table-cell office:value-type="float" office:value="-0.220924243330955" calcext:value-type="float">
            <text:p>-0.220924243330955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2.31374144554138" calcext:value-type="float">
            <text:p>-2.313741445541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9354179" calcext:value-type="float">
            <text:p>1089354179</text:p>
          </table:table-cell>
          <table:table-cell office:value-type="float" office:value="-1.33542811870575" calcext:value-type="float">
            <text:p>-1.33542811870575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1774214" calcext:value-type="float">
            <text:p>1051774214</text:p>
          </table:table-cell>
          <table:table-cell office:value-type="float" office:value="0.679839134216309" calcext:value-type="float">
            <text:p>0.679839134216309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5958599" calcext:value-type="float">
            <text:p>1075958599</text:p>
          </table:table-cell>
          <table:table-cell office:value-type="float" office:value="0.389762789011002" calcext:value-type="float">
            <text:p>0.389762789011002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1281946" calcext:value-type="float">
            <text:p>3221281946</text:p>
          </table:table-cell>
          <table:table-cell office:value-type="float" office:value="-1.5339013338089" calcext:value-type="float">
            <text:p>-1.5339013338089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2.17633676528931" calcext:value-type="float">
            <text:p>-2.176336765289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0234662" calcext:value-type="float">
            <text:p>1090234662</text:p>
          </table:table-cell>
          <table:table-cell office:value-type="float" office:value="2.08441925048828" calcext:value-type="float">
            <text:p>2.08441925048828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7064921" calcext:value-type="float">
            <text:p>1087064921</text:p>
          </table:table-cell>
          <table:table-cell office:value-type="float" office:value="-1.2743593454361" calcext:value-type="float">
            <text:p>-1.2743593454361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3075585" calcext:value-type="float">
            <text:p>3243075585</text:p>
          </table:table-cell>
          <table:table-cell office:value-type="float" office:value="0.863045215606689" calcext:value-type="float">
            <text:p>0.863045215606689</text:p>
          </table:table-cell>
          <table:table-cell office:value-type="float" office:value="3.43945145606995" calcext:value-type="float">
            <text:p>3.43945145606995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2812058" calcext:value-type="float">
            <text:p>3232812058</text:p>
          </table:table-cell>
          <table:table-cell office:value-type="float" office:value="2.34396123886108" calcext:value-type="float">
            <text:p>2.34396123886108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526128" calcext:value-type="float">
            <text:p>3213526128</text:p>
          </table:table-cell>
          <table:table-cell office:value-type="float" office:value="-1.56443572044373" calcext:value-type="float">
            <text:p>-1.56443572044373</text:p>
          </table:table-cell>
          <table:table-cell office:value-type="float" office:value="2.49288630485535" calcext:value-type="float">
            <text:p>2.49288630485535</text:p>
          </table:table-cell>
          <table:table-cell office:value-type="float" office:value="-3.55038261413574" calcext:value-type="float">
            <text:p>-3.550382614135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4017612" calcext:value-type="float">
            <text:p>3194017612</text:p>
          </table:table-cell>
          <table:table-cell office:value-type="float" office:value="-1.33542811870575" calcext:value-type="float">
            <text:p>-1.33542811870575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6734213" calcext:value-type="float">
            <text:p>3236734213</text:p>
          </table:table-cell>
          <table:table-cell office:value-type="float" office:value="0.725640654563904" calcext:value-type="float">
            <text:p>0.725640654563904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4811287" calcext:value-type="float">
            <text:p>1094811287</text:p>
          </table:table-cell>
          <table:table-cell office:value-type="float" office:value="-1.06061887741089" calcext:value-type="float">
            <text:p>-1.06061887741089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3527130" calcext:value-type="float">
            <text:p>1103527130</text:p>
          </table:table-cell>
          <table:table-cell office:value-type="float" office:value="-0.526267766952515" calcext:value-type="float">
            <text:p>-0.526267766952515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4771863" calcext:value-type="float">
            <text:p>3224771863</text:p>
          </table:table-cell>
          <table:table-cell office:value-type="float" office:value="1.22945737838745" calcext:value-type="float">
            <text:p>1.22945737838745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9367986" calcext:value-type="float">
            <text:p>3249367986</text:p>
          </table:table-cell>
          <table:table-cell office:value-type="float" office:value="1.74854135513306" calcext:value-type="float">
            <text:p>1.74854135513306</text:p>
          </table:table-cell>
          <table:table-cell office:value-type="float" office:value="3.97380232810974" calcext:value-type="float">
            <text:p>3.97380232810974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2538587" calcext:value-type="float">
            <text:p>1102538587</text:p>
          </table:table-cell>
          <table:table-cell office:value-type="float" office:value="-1.25909221172333" calcext:value-type="float">
            <text:p>-1.25909221172333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1.84045910835266" calcext:value-type="float">
            <text:p>-1.840459108352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3099599" calcext:value-type="float">
            <text:p>3243099599</text:p>
          </table:table-cell>
          <table:table-cell office:value-type="float" office:value="-0.00718378275632858" calcext:value-type="float">
            <text:p>-0.007183782756329</text:p>
          </table:table-cell>
          <table:table-cell office:value-type="float" office:value="1.62265729904175" calcext:value-type="float">
            <text:p>1.62265729904175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3212278" calcext:value-type="float">
            <text:p>3233212278</text:p>
          </table:table-cell>
          <table:table-cell office:value-type="float" office:value="1.70273983478546" calcext:value-type="float">
            <text:p>1.70273983478546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1674816" calcext:value-type="float">
            <text:p>3241674816</text:p>
          </table:table-cell>
          <table:table-cell office:value-type="float" office:value="0.801976561546326" calcext:value-type="float">
            <text:p>0.801976561546326</text:p>
          </table:table-cell>
          <table:table-cell office:value-type="float" office:value="3.25624537467957" calcext:value-type="float">
            <text:p>3.25624537467957</text:p>
          </table:table-cell>
          <table:table-cell office:value-type="float" office:value="2.20534253120422" calcext:value-type="float">
            <text:p>2.205342531204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4050869" calcext:value-type="float">
            <text:p>1094050869</text:p>
          </table:table-cell>
          <table:table-cell office:value-type="float" office:value="1.44319784641266" calcext:value-type="float">
            <text:p>1.44319784641266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1.59618425369263" calcext:value-type="float">
            <text:p>-1.596184253692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53090031" calcext:value-type="float">
            <text:p>3253090031</text:p>
          </table:table-cell>
          <table:table-cell office:value-type="float" office:value="-0.175122708082199" calcext:value-type="float">
            <text:p>-0.175122708082199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9233475" calcext:value-type="float">
            <text:p>3239233475</text:p>
          </table:table-cell>
          <table:table-cell office:value-type="float" office:value="-1.61023724079132" calcext:value-type="float">
            <text:p>-1.61023724079132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2.49541902542114" calcext:value-type="float">
            <text:p>2.495419025421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0737598" calcext:value-type="float">
            <text:p>1100737598</text:p>
          </table:table-cell>
          <table:table-cell office:value-type="float" office:value="-2.14458823204041" calcext:value-type="float">
            <text:p>-2.14458823204041</text:p>
          </table:table-cell>
          <table:table-cell office:value-type="float" office:value="1.77532911300659" calcext:value-type="float">
            <text:p>1.77532911300659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5999273" calcext:value-type="float">
            <text:p>1115999273</text:p>
          </table:table-cell>
          <table:table-cell office:value-type="float" office:value="2.26762557029724" calcext:value-type="float">
            <text:p>2.26762557029724</text:p>
          </table:table-cell>
          <table:table-cell office:value-type="float" office:value="1.72952771186829" calcext:value-type="float">
            <text:p>1.72952771186829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7250824" calcext:value-type="float">
            <text:p>3247250824</text:p>
          </table:table-cell>
          <table:table-cell office:value-type="float" office:value="-1.50336706638336" calcext:value-type="float">
            <text:p>-1.50336706638336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9015672" calcext:value-type="float">
            <text:p>1109015672</text:p>
          </table:table-cell>
          <table:table-cell office:value-type="float" office:value="1.53480088710785" calcext:value-type="float">
            <text:p>1.53480088710785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5800226" calcext:value-type="float">
            <text:p>1085800226</text:p>
          </table:table-cell>
          <table:table-cell office:value-type="float" office:value="-0.969015836715698" calcext:value-type="float">
            <text:p>-0.969015836715698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9313836" calcext:value-type="float">
            <text:p>1109313836</text:p>
          </table:table-cell>
          <table:table-cell office:value-type="float" office:value="-0.281992942094803" calcext:value-type="float">
            <text:p>-0.281992942094803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2.48168039321899" calcext:value-type="float">
            <text:p>-2.481680393218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0552517" calcext:value-type="float">
            <text:p>1110552517</text:p>
          </table:table-cell>
          <table:table-cell office:value-type="float" office:value="2.25235819816589" calcext:value-type="float">
            <text:p>2.2523581981658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8155320" calcext:value-type="float">
            <text:p>3248155320</text:p>
          </table:table-cell>
          <table:table-cell office:value-type="float" office:value="0.588236093521118" calcext:value-type="float">
            <text:p>0.588236093521118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2.17480802536011" calcext:value-type="float">
            <text:p>2.174808025360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3994839" calcext:value-type="float">
            <text:p>1093994839</text:p>
          </table:table-cell>
          <table:table-cell office:value-type="float" office:value="-0.785809755325317" calcext:value-type="float">
            <text:p>-0.785809755325317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2.89236545562744" calcext:value-type="float">
            <text:p>2.892365455627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7321062" calcext:value-type="float">
            <text:p>1087321062</text:p>
          </table:table-cell>
          <table:table-cell office:value-type="float" office:value="0.237091034650803" calcext:value-type="float">
            <text:p>0.237091034650803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6776763" calcext:value-type="float">
            <text:p>1086776763</text:p>
          </table:table-cell>
          <table:table-cell office:value-type="float" office:value="-1.38122963905334" calcext:value-type="float">
            <text:p>-1.38122963905334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2202403" calcext:value-type="float">
            <text:p>1102202403</text:p>
          </table:table-cell>
          <table:table-cell office:value-type="float" office:value="-2.12932109832764" calcext:value-type="float">
            <text:p>-2.12932109832764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57805094" calcext:value-type="float">
            <text:p>3257805094</text:p>
          </table:table-cell>
          <table:table-cell office:value-type="float" office:value="-1.30489373207092" calcext:value-type="float">
            <text:p>-1.30489373207092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1546746" calcext:value-type="float">
            <text:p>3241546746</text:p>
          </table:table-cell>
          <table:table-cell office:value-type="float" office:value="-2.25145840644836" calcext:value-type="float">
            <text:p>-2.25145840644836</text:p>
          </table:table-cell>
          <table:table-cell office:value-type="float" office:value="3.17990922927856" calcext:value-type="float">
            <text:p>3.17990922927856</text:p>
          </table:table-cell>
          <table:table-cell office:value-type="float" office:value="2.52595329284668" calcext:value-type="float">
            <text:p>2.525953292846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8803556" calcext:value-type="float">
            <text:p>1108803556</text:p>
          </table:table-cell>
          <table:table-cell office:value-type="float" office:value="0.481365829706192" calcext:value-type="float">
            <text:p>0.481365829706192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4715234" calcext:value-type="float">
            <text:p>1094715234</text:p>
          </table:table-cell>
          <table:table-cell office:value-type="float" office:value="1.90121304988861" calcext:value-type="float">
            <text:p>1.90121304988861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60730701" calcext:value-type="float">
            <text:p>3260730701</text:p>
          </table:table-cell>
          <table:table-cell office:value-type="float" office:value="1.76380860805511" calcext:value-type="float">
            <text:p>1.76380860805511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9401884" calcext:value-type="float">
            <text:p>1109401884</text:p>
          </table:table-cell>
          <table:table-cell office:value-type="float" office:value="-1.30489373207092" calcext:value-type="float">
            <text:p>-1.3048937320709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5156729" calcext:value-type="float">
            <text:p>3245156729</text:p>
          </table:table-cell>
          <table:table-cell office:value-type="float" office:value="1.96228182315826" calcext:value-type="float">
            <text:p>1.96228182315826</text:p>
          </table:table-cell>
          <table:table-cell office:value-type="float" office:value="-2.65215182304382" calcext:value-type="float">
            <text:p>-2.65215182304382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8173134" calcext:value-type="float">
            <text:p>1098173134</text:p>
          </table:table-cell>
          <table:table-cell office:value-type="float" office:value="-0.6636723279953" calcext:value-type="float">
            <text:p>-0.6636723279953</text:p>
          </table:table-cell>
          <table:table-cell office:value-type="float" office:value="1.98906970024109" calcext:value-type="float">
            <text:p>1.98906970024109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8539411" calcext:value-type="float">
            <text:p>1108539411</text:p>
          </table:table-cell>
          <table:table-cell office:value-type="float" office:value="0.130220800638199" calcext:value-type="float">
            <text:p>0.130220800638199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9706372" calcext:value-type="float">
            <text:p>1089706372</text:p>
          </table:table-cell>
          <table:table-cell office:value-type="float" office:value="1.3821291923523" calcext:value-type="float">
            <text:p>1.3821291923523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0697202" calcext:value-type="float">
            <text:p>1080697202</text:p>
          </table:table-cell>
          <table:table-cell office:value-type="float" office:value="0.893579602241516" calcext:value-type="float">
            <text:p>0.893579602241516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-1.79465746879578" calcext:value-type="float">
            <text:p>-1.794657468795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2683687" calcext:value-type="float">
            <text:p>1112683687</text:p>
          </table:table-cell>
          <table:table-cell office:value-type="float" office:value="1.12258720397949" calcext:value-type="float">
            <text:p>1.12258720397949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4615040" calcext:value-type="float">
            <text:p>1064615040</text:p>
          </table:table-cell>
          <table:table-cell office:value-type="float" office:value="0.679839134216309" calcext:value-type="float">
            <text:p>0.679839134216309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3.01450276374817" calcext:value-type="float">
            <text:p>3.014502763748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5816585" calcext:value-type="float">
            <text:p>1065816585</text:p>
          </table:table-cell>
          <table:table-cell office:value-type="float" office:value="-2.37359595298767" calcext:value-type="float">
            <text:p>-2.37359595298767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6152420" calcext:value-type="float">
            <text:p>1086152420</text:p>
          </table:table-cell>
          <table:table-cell office:value-type="float" office:value="1.53480088710785" calcext:value-type="float">
            <text:p>1.53480088710785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8249572" calcext:value-type="float">
            <text:p>1088249572</text:p>
          </table:table-cell>
          <table:table-cell office:value-type="float" office:value="1.42793071269989" calcext:value-type="float">
            <text:p>1.4279307126998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8979773" calcext:value-type="float">
            <text:p>3248979773</text:p>
          </table:table-cell>
          <table:table-cell office:value-type="float" office:value="0.267625391483307" calcext:value-type="float">
            <text:p>0.267625391483307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7905062" calcext:value-type="float">
            <text:p>1107905062</text:p>
          </table:table-cell>
          <table:table-cell office:value-type="float" office:value="-1.06061887741089" calcext:value-type="float">
            <text:p>-1.06061887741089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2457994" calcext:value-type="float">
            <text:p>1092457994</text:p>
          </table:table-cell>
          <table:table-cell office:value-type="float" office:value="0.771442174911499" calcext:value-type="float">
            <text:p>0.771442174911499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57246787" calcext:value-type="float">
            <text:p>3257246787</text:p>
          </table:table-cell>
          <table:table-cell office:value-type="float" office:value="0.0691521018743515" calcext:value-type="float">
            <text:p>0.069152101874352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0577510" calcext:value-type="float">
            <text:p>1100577510</text:p>
          </table:table-cell>
          <table:table-cell office:value-type="float" office:value="1.42793071269989" calcext:value-type="float">
            <text:p>1.42793071269989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8953959" calcext:value-type="float">
            <text:p>1088953959</text:p>
          </table:table-cell>
          <table:table-cell office:value-type="float" office:value="0.939381122589111" calcext:value-type="float">
            <text:p>0.939381122589111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51769306" calcext:value-type="float">
            <text:p>3251769306</text:p>
          </table:table-cell>
          <table:table-cell office:value-type="float" office:value="0.0386177450418472" calcext:value-type="float">
            <text:p>0.038617745041847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6308109" calcext:value-type="float">
            <text:p>1096308109</text:p>
          </table:table-cell>
          <table:table-cell office:value-type="float" office:value="-0.251458585262299" calcext:value-type="float">
            <text:p>-0.251458585262299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3826746" calcext:value-type="float">
            <text:p>1093826746</text:p>
          </table:table-cell>
          <table:table-cell office:value-type="float" office:value="0.57296884059906" calcext:value-type="float">
            <text:p>0.57296884059906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4987933" calcext:value-type="float">
            <text:p>1104987933</text:p>
          </table:table-cell>
          <table:table-cell office:value-type="float" office:value="-0.633137941360474" calcext:value-type="float">
            <text:p>-0.633137941360474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1826245" calcext:value-type="float">
            <text:p>3221826245</text:p>
          </table:table-cell>
          <table:table-cell office:value-type="float" office:value="0.863045215606689" calcext:value-type="float">
            <text:p>0.863045215606689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7070397" calcext:value-type="float">
            <text:p>3237070397</text:p>
          </table:table-cell>
          <table:table-cell office:value-type="float" office:value="1.12258720397949" calcext:value-type="float">
            <text:p>1.12258720397949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0153277" calcext:value-type="float">
            <text:p>1100153277</text:p>
          </table:table-cell>
          <table:table-cell office:value-type="float" office:value="0.878312349319458" calcext:value-type="float">
            <text:p>0.878312349319458</text:p>
          </table:table-cell>
          <table:table-cell office:value-type="float" office:value="2.67609262466431" calcext:value-type="float">
            <text:p>2.67609262466431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2956137" calcext:value-type="float">
            <text:p>3232956137</text:p>
          </table:table-cell>
          <table:table-cell office:value-type="float" office:value="0.237091034650803" calcext:value-type="float">
            <text:p>0.237091034650803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4899933" calcext:value-type="float">
            <text:p>3224899933</text:p>
          </table:table-cell>
          <table:table-cell office:value-type="float" office:value="-0.755275368690491" calcext:value-type="float">
            <text:p>-0.755275368690491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7086406" calcext:value-type="float">
            <text:p>3237086406</text:p>
          </table:table-cell>
          <table:table-cell office:value-type="float" office:value="-0.358328819274902" calcext:value-type="float">
            <text:p>-0.358328819274902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0282051" calcext:value-type="float">
            <text:p>3240282051</text:p>
          </table:table-cell>
          <table:table-cell office:value-type="float" office:value="-0.0835196599364281" calcext:value-type="float">
            <text:p>-0.083519659936428</text:p>
          </table:table-cell>
          <table:table-cell office:value-type="float" office:value="-2.16360211372375" calcext:value-type="float">
            <text:p>-2.16360211372375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9864745" calcext:value-type="float">
            <text:p>1079864745</text:p>
          </table:table-cell>
          <table:table-cell office:value-type="float" office:value="-1.47283267974854" calcext:value-type="float">
            <text:p>-1.47283267974854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2.61908507347107" calcext:value-type="float">
            <text:p>-2.61908507347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2203724" calcext:value-type="float">
            <text:p>3232203724</text:p>
          </table:table-cell>
          <table:table-cell office:value-type="float" office:value="1.68747270107269" calcext:value-type="float">
            <text:p>1.68747270107269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0634033" calcext:value-type="float">
            <text:p>3220634033</text:p>
          </table:table-cell>
          <table:table-cell office:value-type="float" office:value="-0.648405194282532" calcext:value-type="float">
            <text:p>-0.648405194282532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2.75648951530457" calcext:value-type="float">
            <text:p>-2.756489515304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3823340" calcext:value-type="float">
            <text:p>1053823340</text:p>
          </table:table-cell>
          <table:table-cell office:value-type="float" office:value="1.48899936676025" calcext:value-type="float">
            <text:p>1.48899936676025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4529894" calcext:value-type="float">
            <text:p>3194529894</text:p>
          </table:table-cell>
          <table:table-cell office:value-type="float" office:value="0.786709308624268" calcext:value-type="float">
            <text:p>0.786709308624268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7481499" calcext:value-type="float">
            <text:p>1067481499</text:p>
          </table:table-cell>
          <table:table-cell office:value-type="float" office:value="0.0996864438056946" calcext:value-type="float">
            <text:p>0.099686443805695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9786766" calcext:value-type="float">
            <text:p>1069786766</text:p>
          </table:table-cell>
          <table:table-cell office:value-type="float" office:value="-0.831611275672913" calcext:value-type="float">
            <text:p>-0.831611275672913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2286496" calcext:value-type="float">
            <text:p>1052286496</text:p>
          </table:table-cell>
          <table:table-cell office:value-type="float" office:value="0.771442174911499" calcext:value-type="float">
            <text:p>0.771442174911499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4453772" calcext:value-type="float">
            <text:p>1074453772</text:p>
          </table:table-cell>
          <table:table-cell office:value-type="float" office:value="0.191289484500885" calcext:value-type="float">
            <text:p>0.191289484500885</text:p>
          </table:table-cell>
          <table:table-cell office:value-type="float" office:value="-2.77428913116455" calcext:value-type="float">
            <text:p>-2.77428913116455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7044868" calcext:value-type="float">
            <text:p>3187044868</text:p>
          </table:table-cell>
          <table:table-cell office:value-type="float" office:value="1.62640392780304" calcext:value-type="float">
            <text:p>1.62640392780304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5752550" calcext:value-type="float">
            <text:p>1065752550</text:p>
          </table:table-cell>
          <table:table-cell office:value-type="float" office:value="0.389762789011002" calcext:value-type="float">
            <text:p>0.389762789011002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2.37328147888184" calcext:value-type="float">
            <text:p>2.373281478881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3747414" calcext:value-type="float">
            <text:p>3203747414</text:p>
          </table:table-cell>
          <table:table-cell office:value-type="float" office:value="0.542434573173523" calcext:value-type="float">
            <text:p>0.542434573173523</text:p>
          </table:table-cell>
          <table:table-cell office:value-type="float" office:value="3.65319180488586" calcext:value-type="float">
            <text:p>3.65319180488586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9981228" calcext:value-type="float">
            <text:p>1049981228</text:p>
          </table:table-cell>
          <table:table-cell office:value-type="float" office:value="1.44319784641266" calcext:value-type="float">
            <text:p>1.44319784641266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3.0007643699646" calcext:value-type="float">
            <text:p>-3.00076436996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8851873" calcext:value-type="float">
            <text:p>1058851873</text:p>
          </table:table-cell>
          <table:table-cell office:value-type="float" office:value="-0.6636723279953" calcext:value-type="float">
            <text:p>-0.6636723279953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4.25114393234253" calcext:value-type="float">
            <text:p>4.251143932342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7955381" calcext:value-type="float">
            <text:p>1057955381</text:p>
          </table:table-cell>
          <table:table-cell office:value-type="float" office:value="0.130220800638199" calcext:value-type="float">
            <text:p>0.130220800638199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6585007" calcext:value-type="float">
            <text:p>1066585007</text:p>
          </table:table-cell>
          <table:table-cell office:value-type="float" office:value="-0.449931859970093" calcext:value-type="float">
            <text:p>-0.449931859970093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-2.29847431182861" calcext:value-type="float">
            <text:p>-2.298474311828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3877456" calcext:value-type="float">
            <text:p>1073877456</text:p>
          </table:table-cell>
          <table:table-cell office:value-type="float" office:value="1.61113679409027" calcext:value-type="float">
            <text:p>1.61113679409027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1835891" calcext:value-type="float">
            <text:p>1071835891</text:p>
          </table:table-cell>
          <table:table-cell office:value-type="float" office:value="1.22945737838745" calcext:value-type="float">
            <text:p>1.22945737838745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5122398" calcext:value-type="float">
            <text:p>3205122398</text:p>
          </table:table-cell>
          <table:table-cell office:value-type="float" office:value="1.15312147140503" calcext:value-type="float">
            <text:p>1.15312147140503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4995742" calcext:value-type="float">
            <text:p>3184995742</text:p>
          </table:table-cell>
          <table:table-cell office:value-type="float" office:value="1.27525889873505" calcext:value-type="float">
            <text:p>1.27525889873505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7752450" calcext:value-type="float">
            <text:p>3217752450</text:p>
          </table:table-cell>
          <table:table-cell office:value-type="float" office:value="-0.144588366150856" calcext:value-type="float">
            <text:p>-0.144588366150856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9905304" calcext:value-type="float">
            <text:p>3199905304</text:p>
          </table:table-cell>
          <table:table-cell office:value-type="float" office:value="0.374495595693588" calcext:value-type="float">
            <text:p>0.374495595693588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36971454" calcext:value-type="float">
            <text:p>1036971454</text:p>
          </table:table-cell>
          <table:table-cell office:value-type="float" office:value="-0.0682524889707565" calcext:value-type="float">
            <text:p>-0.068252488970757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3398058" calcext:value-type="float">
            <text:p>3213398058</text:p>
          </table:table-cell>
          <table:table-cell office:value-type="float" office:value="-0.6636723279953" calcext:value-type="float">
            <text:p>-0.6636723279953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2018350" calcext:value-type="float">
            <text:p>3222018350</text:p>
          </table:table-cell>
          <table:table-cell office:value-type="float" office:value="-0.907947182655334" calcext:value-type="float">
            <text:p>-0.907947182655334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4358898" calcext:value-type="float">
            <text:p>1064358898</text:p>
          </table:table-cell>
          <table:table-cell office:value-type="float" office:value="0.0233505666255951" calcext:value-type="float">
            <text:p>0.023350566625595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3505331" calcext:value-type="float">
            <text:p>3193505331</text:p>
          </table:table-cell>
          <table:table-cell office:value-type="float" office:value="-1.45756554603577" calcext:value-type="float">
            <text:p>-1.45756554603577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6246757" calcext:value-type="float">
            <text:p>1076246757</text:p>
          </table:table-cell>
          <table:table-cell office:value-type="float" office:value="1.73327422142029" calcext:value-type="float">
            <text:p>1.73327422142029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3877456" calcext:value-type="float">
            <text:p>1073877456</text:p>
          </table:table-cell>
          <table:table-cell office:value-type="float" office:value="1.47373223304749" calcext:value-type="float">
            <text:p>1.47373223304749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3189955" calcext:value-type="float">
            <text:p>1043189955</text:p>
          </table:table-cell>
          <table:table-cell office:value-type="float" office:value="0.817243695259094" calcext:value-type="float">
            <text:p>0.817243695259094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1579751" calcext:value-type="float">
            <text:p>1071579751</text:p>
          </table:table-cell>
          <table:table-cell office:value-type="float" office:value="0.45083150267601" calcext:value-type="float">
            <text:p>0.45083150267601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2.49541902542114" calcext:value-type="float">
            <text:p>2.495419025421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4017612" calcext:value-type="float">
            <text:p>3194017612</text:p>
          </table:table-cell>
          <table:table-cell office:value-type="float" office:value="0.542434573173523" calcext:value-type="float">
            <text:p>0.542434573173523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5575254" calcext:value-type="float">
            <text:p>3215575254</text:p>
          </table:table-cell>
          <table:table-cell office:value-type="float" office:value="2.22182393074036" calcext:value-type="float">
            <text:p>2.22182393074036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2822054" calcext:value-type="float">
            <text:p>1062822054</text:p>
          </table:table-cell>
          <table:table-cell office:value-type="float" office:value="0.176022320985794" calcext:value-type="float">
            <text:p>0.176022320985794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5616324" calcext:value-type="float">
            <text:p>1055616324</text:p>
          </table:table-cell>
          <table:table-cell office:value-type="float" office:value="0.221823841333389" calcext:value-type="float">
            <text:p>0.221823841333389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7673605" calcext:value-type="float">
            <text:p>1067673605</text:p>
          </table:table-cell>
          <table:table-cell office:value-type="float" office:value="-0.465199053287506" calcext:value-type="float">
            <text:p>-0.465199053287506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3.82366323471069" calcext:value-type="float">
            <text:p>3.823663234710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2.05267071723938" calcext:value-type="float">
            <text:p>2.052670717239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-1.59618425369263" calcext:value-type="float">
            <text:p>-1.59618425369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583288192749" calcext:value-type="float">
            <text:p>-2.3583288192749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2.26387882232666" calcext:value-type="float">
            <text:p>2.26387882232666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3.21703720092773" calcext:value-type="float">
            <text:p>-3.21703720092773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-3.69031977653503" calcext:value-type="float">
            <text:p>-3.69031977653503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-1.84045910835266" calcext:value-type="float">
            <text:p>-1.840459108352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2.38601613044739" calcext:value-type="float">
            <text:p>2.38601613044739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5298519134521" calcext:value-type="float">
            <text:p>-2.05298519134521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2.7676956653595" calcext:value-type="float">
            <text:p>2.7676956653595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2.08067274093628" calcext:value-type="float">
            <text:p>2.08067274093628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1.59618425369263" calcext:value-type="float">
            <text:p>-1.59618425369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4306144714355" calcext:value-type="float">
            <text:p>-2.34306144714355</text:p>
          </table:table-cell>
          <table:table-cell office:value-type="float" office:value="2.08067274093628" calcext:value-type="float">
            <text:p>2.08067274093628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2.02366518974304" calcext:value-type="float">
            <text:p>-2.023665189743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9968662261963" calcext:value-type="float">
            <text:p>2.09968662261963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2.80229115486145" calcext:value-type="float">
            <text:p>-2.80229115486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2.69542074203491" calcext:value-type="float">
            <text:p>-2.695420742034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8441925048828" calcext:value-type="float">
            <text:p>2.08441925048828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8289270401001" calcext:value-type="float">
            <text:p>2.28289270401001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3.17123579978943" calcext:value-type="float">
            <text:p>-3.17123579978943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2.98143601417542" calcext:value-type="float">
            <text:p>2.98143601417542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2.10253357887268" calcext:value-type="float">
            <text:p>-2.10253357887268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2.40534448623657" calcext:value-type="float">
            <text:p>-2.405344486236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3.18397045135498" calcext:value-type="float">
            <text:p>-3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3.24757170677185" calcext:value-type="float">
            <text:p>-3.24757170677185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2.88115930557251" calcext:value-type="float">
            <text:p>-2.88115930557251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1.79465746879578" calcext:value-type="float">
            <text:p>-1.79465746879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2.25520515441895" calcext:value-type="float">
            <text:p>-2.25520515441895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2.49288630485535" calcext:value-type="float">
            <text:p>2.49288630485535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0260343551636" calcext:value-type="float">
            <text:p>-2.60260343551636</text:p>
          </table:table-cell>
          <table:table-cell office:value-type="float" office:value="-2.19413661956787" calcext:value-type="float">
            <text:p>-2.19413661956787</text:p>
          </table:table-cell>
          <table:table-cell office:value-type="float" office:value="-2.25267267227173" calcext:value-type="float">
            <text:p>-2.25267267227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7220544815063" calcext:value-type="float">
            <text:p>1.67220544815063</text:p>
          </table:table-cell>
          <table:table-cell office:value-type="float" office:value="1.98906970024109" calcext:value-type="float">
            <text:p>1.98906970024109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2.81755828857422" calcext:value-type="float">
            <text:p>-2.81755828857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1252717971802" calcext:value-type="float">
            <text:p>-2.31252717971802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2.72442650794983" calcext:value-type="float">
            <text:p>2.724426507949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1252717971802" calcext:value-type="float">
            <text:p>-2.31252717971802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3556427955627" calcext:value-type="float">
            <text:p>2.43556427955627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1.77786159515381" calcext:value-type="float">
            <text:p>1.777861595153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1.53511548042297" calcext:value-type="float">
            <text:p>-1.535115480422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2.90763258934021" calcext:value-type="float">
            <text:p>2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1.97380232810974" calcext:value-type="float">
            <text:p>1.97380232810974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2.64809060096741" calcext:value-type="float">
            <text:p>2.648090600967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3.76665568351746" calcext:value-type="float">
            <text:p>-3.76665568351746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2.59108304977417" calcext:value-type="float">
            <text:p>-2.59108304977417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-1.53511548042297" calcext:value-type="float">
            <text:p>-1.535115480422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50305247306824" calcext:value-type="float">
            <text:p>1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2.72442650794983" calcext:value-type="float">
            <text:p>2.724426507949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2.23334431648254" calcext:value-type="float">
            <text:p>2.23334431648254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1.82772445678711" calcext:value-type="float">
            <text:p>-1.8277244567871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-2.66488647460937" calcext:value-type="float">
            <text:p>-2.664886474609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2.60635018348694" calcext:value-type="float">
            <text:p>-2.60635018348694</text:p>
          </table:table-cell>
          <table:table-cell office:value-type="float" office:value="2.7396936416626" calcext:value-type="float">
            <text:p>2.73969364166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2.84809255599976" calcext:value-type="float">
            <text:p>-2.848092555999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2.44708490371704" calcext:value-type="float">
            <text:p>2.44708490371704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3.07710027694702" calcext:value-type="float">
            <text:p>-3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2.02213644981384" calcext:value-type="float">
            <text:p>2.02213644981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2.05267071723938" calcext:value-type="float">
            <text:p>2.052670717239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2.58855056762695" calcext:value-type="float">
            <text:p>-2.588550567626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98143595457077" calcext:value-type="float">
            <text:p>0.98143595457077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3.33664226531982" calcext:value-type="float">
            <text:p>-3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-2.64961934089661" calcext:value-type="float">
            <text:p>-2.64961934089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553955078125" calcext:value-type="float">
            <text:p>2.553955078125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1.98906970024109" calcext:value-type="float">
            <text:p>1.98906970024109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3.21450471878052" calcext:value-type="float">
            <text:p>-3.214504718780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0489373207092" calcext:value-type="float">
            <text:p>-1.30489373207092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98143595457077" calcext:value-type="float">
            <text:p>0.98143595457077</text:p>
          </table:table-cell>
          <table:table-cell office:value-type="float" office:value="2.66335773468018" calcext:value-type="float">
            <text:p>2.66335773468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23334431648254" calcext:value-type="float">
            <text:p>2.23334431648254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3.56818222999573" calcext:value-type="float">
            <text:p>-3.56818222999573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4077162742615" calcext:value-type="float">
            <text:p>-1.64077162742615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3.24503922462463" calcext:value-type="float">
            <text:p>-3.245039224624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1.98039603233337" calcext:value-type="float">
            <text:p>-1.98039603233337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2.53868794441223" calcext:value-type="float">
            <text:p>2.53868794441223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2.69389224052429" calcext:value-type="float">
            <text:p>2.69389224052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3.45471835136414" calcext:value-type="float">
            <text:p>3.45471835136414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2.49694752693176" calcext:value-type="float">
            <text:p>-2.496947526931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2.57328343391418" calcext:value-type="float">
            <text:p>-2.57328343391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6915211677551" calcext:value-type="float">
            <text:p>2.06915211677551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8060264587402" calcext:value-type="float">
            <text:p>3.58060264587402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-2.80482363700867" calcext:value-type="float">
            <text:p>-2.80482363700867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2.77022790908813" calcext:value-type="float">
            <text:p>2.770227909088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7067878246307" calcext:value-type="float">
            <text:p>1.87067878246307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3.2587776184082" calcext:value-type="float">
            <text:p>3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2.81602954864502" calcext:value-type="float">
            <text:p>2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8504636287689" calcext:value-type="float">
            <text:p>-1.88504636287689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6825256347656" calcext:value-type="float">
            <text:p>-2.06825256347656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9968662261963" calcext:value-type="float">
            <text:p>2.09968662261963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3.41551065444946" calcext:value-type="float">
            <text:p>-3.41551065444946</text:p>
          </table:table-cell>
          <table:table-cell office:value-type="float" office:value="3.22824335098267" calcext:value-type="float">
            <text:p>3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5922861099243" calcext:value-type="float">
            <text:p>2.35922861099243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5680203437805" calcext:value-type="float">
            <text:p>-2.55680203437805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1.41297805309296" calcext:value-type="float">
            <text:p>-1.412978053092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8976287841797" calcext:value-type="float">
            <text:p>2.38976287841797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68747282028198" calcext:value-type="float">
            <text:p>3.6874728202819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2.31374144554138" calcext:value-type="float">
            <text:p>-2.313741445541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2.20687127113342" calcext:value-type="float">
            <text:p>-2.20687127113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3.04656577110291" calcext:value-type="float">
            <text:p>-3.04656577110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2.18754291534424" calcext:value-type="float">
            <text:p>2.18754291534424</text:p>
          </table:table-cell>
          <table:table-cell office:value-type="float" office:value="1.869464635849" calcext:value-type="float">
            <text:p>1.8694646358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1.97380232810974" calcext:value-type="float">
            <text:p>1.97380232810974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-2.54274916648865" calcext:value-type="float">
            <text:p>-2.54274916648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50051999092102" calcext:value-type="float">
            <text:p>1.50051999092102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2335071563721" calcext:value-type="float">
            <text:p>2.02335071563721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5770182609558" calcext:value-type="float">
            <text:p>2.55770182609558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4611513614655" calcext:value-type="float">
            <text:p>-1.94611513614655</text:p>
          </table:table-cell>
          <table:table-cell office:value-type="float" office:value="2.08067274093628" calcext:value-type="float">
            <text:p>2.08067274093628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32106065750122" calcext:value-type="float">
            <text:p>3.32106065750122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1.27151226997375" calcext:value-type="float">
            <text:p>1.27151226997375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1.62265729904175" calcext:value-type="float">
            <text:p>1.62265729904175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2.40534448623657" calcext:value-type="float">
            <text:p>-2.405344486236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2.12647414207458" calcext:value-type="float">
            <text:p>2.12647414207458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12647414207458" calcext:value-type="float">
            <text:p>2.12647414207458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4777808189392" calcext:value-type="float">
            <text:p>2.84777808189392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6290905475616" calcext:value-type="float">
            <text:p>-1.76290905475616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3.0007643699646" calcext:value-type="float">
            <text:p>-3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2.57328343391418" calcext:value-type="float">
            <text:p>-2.57328343391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2245092391968" calcext:value-type="float">
            <text:p>-2.02245092391968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-2.95496273040771" calcext:value-type="float">
            <text:p>-2.954962730407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3.64045691490173" calcext:value-type="float">
            <text:p>3.64045691490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2.02366518974304" calcext:value-type="float">
            <text:p>-2.023665189743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1.8974666595459" calcext:value-type="float">
            <text:p>1.8974666595459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3.97380232810974" calcext:value-type="float">
            <text:p>3.97380232810974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3709106445312" calcext:value-type="float">
            <text:p>2.23709106445312</text:p>
          </table:table-cell>
          <table:table-cell office:value-type="float" office:value="-3.09489989280701" calcext:value-type="float">
            <text:p>-3.09489989280701</text:p>
          </table:table-cell>
          <table:table-cell office:value-type="float" office:value="-3.73358869552612" calcext:value-type="float">
            <text:p>-3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1.82772445678711" calcext:value-type="float">
            <text:p>-1.82772445678711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1.95853519439697" calcext:value-type="float">
            <text:p>1.95853519439697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4.40128326416016" calcext:value-type="float">
            <text:p>4.40128326416016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1939735412598" calcext:value-type="float">
            <text:p>-2.41939735412598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149537563324" calcext:value-type="float">
            <text:p>2.1149537563324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2.91169381141663" calcext:value-type="float">
            <text:p>-2.91169381141663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8046612739563" calcext:value-type="float">
            <text:p>-2.48046612739563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1724381446838" calcext:value-type="float">
            <text:p>2.81724381446838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2.15954113006592" calcext:value-type="float">
            <text:p>2.159541130065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3.33917474746704" calcext:value-type="float">
            <text:p>-3.33917474746704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57685589790344" calcext:value-type="float">
            <text:p>1.57685589790344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4.14580249786377" calcext:value-type="float">
            <text:p>-4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8823609352112" calcext:value-type="float">
            <text:p>2.58823609352112</text:p>
          </table:table-cell>
          <table:table-cell office:value-type="float" office:value="-3.7055869102478" calcext:value-type="float">
            <text:p>-3.7055869102478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-2.20687127113342" calcext:value-type="float">
            <text:p>-2.20687127113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2.05267071723938" calcext:value-type="float">
            <text:p>2.052670717239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6304521560669" calcext:value-type="float">
            <text:p>2.86304521560669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2.20687127113342" calcext:value-type="float">
            <text:p>-2.20687127113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4.18754243850708" calcext:value-type="float">
            <text:p>4.18754243850708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2258720397949" calcext:value-type="float">
            <text:p>3.12258720397949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1.35190939903259" calcext:value-type="float">
            <text:p>-1.351909399032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70273995399475" calcext:value-type="float">
            <text:p>3.70273995399475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928160905838" calcext:value-type="float">
            <text:p>1.9928160905838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3.18244171142578" calcext:value-type="float">
            <text:p>3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3.1381688117981" calcext:value-type="float">
            <text:p>-3.1381688117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62640404701233" calcext:value-type="float">
            <text:p>3.62640404701233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2.35801410675049" calcext:value-type="float">
            <text:p>2.358014106750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2.73716115951538" calcext:value-type="float">
            <text:p>2.73716115951538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3.36970901489258" calcext:value-type="float">
            <text:p>-3.36970901489258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-2.90916132926941" calcext:value-type="float">
            <text:p>-2.90916132926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1.62925100326538" calcext:value-type="float">
            <text:p>-1.62925100326538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2.64961934089661" calcext:value-type="float">
            <text:p>-2.64961934089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1.62265729904175" calcext:value-type="float">
            <text:p>1.62265729904175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-1.84045910835266" calcext:value-type="float">
            <text:p>-1.840459108352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2.34021472930908" calcext:value-type="float">
            <text:p>2.34021472930908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0413022041321" calcext:value-type="float">
            <text:p>-2.40413022041321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2029714584351" calcext:value-type="float">
            <text:p>2.42029714584351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72952771186829" calcext:value-type="float">
            <text:p>1.72952771186829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2.78549528121948" calcext:value-type="float">
            <text:p>2.785495281219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3.04250478744507" calcext:value-type="float">
            <text:p>3.04250478744507</text:p>
          </table:table-cell>
          <table:table-cell office:value-type="float" office:value="1.89999902248383" calcext:value-type="float">
            <text:p>1.89999902248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392448425293" calcext:value-type="float">
            <text:p>-1.8392448425293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7359595298767" calcext:value-type="float">
            <text:p>-2.37359595298767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2.58702182769775" calcext:value-type="float">
            <text:p>2.58702182769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-2.20940375328064" calcext:value-type="float">
            <text:p>-2.20940375328064</text:p>
          </table:table-cell>
          <table:table-cell office:value-type="float" office:value="-2.7870237827301" calcext:value-type="float">
            <text:p>-2.7870237827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2.87456583976746" calcext:value-type="float">
            <text:p>2.87456583976746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2.75902199745178" calcext:value-type="float">
            <text:p>-2.75902199745178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2.59108304977417" calcext:value-type="float">
            <text:p>-2.59108304977417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-1.55291521549225" calcext:value-type="float">
            <text:p>-1.55291521549225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2.30100679397583" calcext:value-type="float">
            <text:p>-2.30100679397583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68657302856445" calcext:value-type="float">
            <text:p>-3.68657302856445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2.31374144554138" calcext:value-type="float">
            <text:p>-2.313741445541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3.30610775947571" calcext:value-type="float">
            <text:p>-3.306107759475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5312170982361" calcext:value-type="float">
            <text:p>3.15312170982361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2.43587875366211" calcext:value-type="float">
            <text:p>-2.435878753662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2.10253357887268" calcext:value-type="float">
            <text:p>-2.10253357887268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2.83282542228699" calcext:value-type="float">
            <text:p>-2.832825422286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3.21450471878052" calcext:value-type="float">
            <text:p>-3.214504718780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2.23993802070618" calcext:value-type="float">
            <text:p>-2.23993802070618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361912727356" calcext:value-type="float">
            <text:p>-2.2361912727356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2.25520515441895" calcext:value-type="float">
            <text:p>-2.25520515441895</text:p>
          </table:table-cell>
          <table:table-cell office:value-type="float" office:value="3.56412124633789" calcext:value-type="float">
            <text:p>3.564121246337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2.32494735717773" calcext:value-type="float">
            <text:p>2.32494735717773</text:p>
          </table:table-cell>
          <table:table-cell office:value-type="float" office:value="2.66335773468018" calcext:value-type="float">
            <text:p>2.66335773468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1.99160206317902" calcext:value-type="float">
            <text:p>1.991602063179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2.67862486839294" calcext:value-type="float">
            <text:p>2.67862486839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0273983478546" calcext:value-type="float">
            <text:p>1.70273983478546</text:p>
          </table:table-cell>
          <table:table-cell office:value-type="float" office:value="1.50051999092102" calcext:value-type="float">
            <text:p>1.50051999092102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2.12647414207458" calcext:value-type="float">
            <text:p>2.12647414207458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3.14070129394531" calcext:value-type="float">
            <text:p>-3.14070129394531</text:p>
          </table:table-cell>
          <table:table-cell office:value-type="float" office:value="-1.9167947769165" calcext:value-type="float">
            <text:p>-1.91679477691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-1.79465746879578" calcext:value-type="float">
            <text:p>-1.79465746879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2029714584351" calcext:value-type="float">
            <text:p>2.42029714584351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3.06436562538147" calcext:value-type="float">
            <text:p>-3.06436562538147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4611513614655" calcext:value-type="float">
            <text:p>-1.94611513614655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5770182609558" calcext:value-type="float">
            <text:p>2.55770182609558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1100039482117" calcext:value-type="float">
            <text:p>-2.51100039482117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2.3162739276886" calcext:value-type="float">
            <text:p>-2.3162739276886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2.66082525253296" calcext:value-type="float">
            <text:p>2.66082525253296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-2.35954308509827" calcext:value-type="float">
            <text:p>-2.35954308509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2.19413661956787" calcext:value-type="float">
            <text:p>-2.19413661956787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3.24503922462463" calcext:value-type="float">
            <text:p>-3.245039224624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2.14174127578735" calcext:value-type="float">
            <text:p>2.14174127578735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1.50305247306824" calcext:value-type="float">
            <text:p>1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3237466812134" calcext:value-type="float">
            <text:p>-1.73237466812134</text:p>
          </table:table-cell>
          <table:table-cell office:value-type="float" office:value="2.35548186302185" calcext:value-type="float">
            <text:p>2.35548186302185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2.13306784629822" calcext:value-type="float">
            <text:p>-2.13306784629822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3.56412124633789" calcext:value-type="float">
            <text:p>3.564121246337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2.37328147888184" calcext:value-type="float">
            <text:p>2.373281478881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2.60635018348694" calcext:value-type="float">
            <text:p>-2.60635018348694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25909209251404" calcext:value-type="float">
            <text:p>-3.25909209251404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47373223304749" calcext:value-type="float">
            <text:p>3.47373223304749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-1.27557349205017" calcext:value-type="float">
            <text:p>-1.27557349205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90794706344604" calcext:value-type="float">
            <text:p>-2.90794706344604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4.3427472114563" calcext:value-type="float">
            <text:p>4.34274721145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-3.42824530601501" calcext:value-type="float">
            <text:p>-3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8392448425293" calcext:value-type="float">
            <text:p>-3.8392448425293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3.06436562538147" calcext:value-type="float">
            <text:p>-3.06436562538147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4.553955078125" calcext:value-type="float">
            <text:p>4.553955078125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3022089004517" calcext:value-type="float">
            <text:p>2.13022089004517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4077162742615" calcext:value-type="float">
            <text:p>-1.64077162742615</text:p>
          </table:table-cell>
          <table:table-cell office:value-type="float" office:value="2.63029098510742" calcext:value-type="float">
            <text:p>2.63029098510742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3.81245708465576" calcext:value-type="float">
            <text:p>-3.81245708465576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6061887741089" calcext:value-type="float">
            <text:p>-3.06061887741089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2.70662689208984" calcext:value-type="float">
            <text:p>2.70662689208984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2016086578369" calcext:value-type="float">
            <text:p>-1.32016086578369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4.67893934249878" calcext:value-type="float">
            <text:p>-4.67893934249878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714421749115" calcext:value-type="float">
            <text:p>2.7714421749115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4.67862510681152" calcext:value-type="float">
            <text:p>4.678625106811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2.51474714279175" calcext:value-type="float">
            <text:p>-2.51474714279175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2.47761917114258" calcext:value-type="float">
            <text:p>2.4776191711425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3161115646362" calcext:value-type="float">
            <text:p>-2.83161115646362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6304521560669" calcext:value-type="float">
            <text:p>2.86304521560669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1.93459463119507" calcext:value-type="float">
            <text:p>-1.93459463119507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3.01197028160095" calcext:value-type="float">
            <text:p>3.01197028160095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2.58702182769775" calcext:value-type="float">
            <text:p>2.58702182769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2.57328343391418" calcext:value-type="float">
            <text:p>-2.57328343391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2.92696094512939" calcext:value-type="float">
            <text:p>-2.92696094512939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2016086578369" calcext:value-type="float">
            <text:p>-1.32016086578369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2.96616888046265" calcext:value-type="float">
            <text:p>2.96616888046265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1.09236741065979" calcext:value-type="float">
            <text:p>-1.09236741065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2.73716115951538" calcext:value-type="float">
            <text:p>2.73716115951538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3.446044921875" calcext:value-type="float">
            <text:p>-3.446044921875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2.28320717811584" calcext:value-type="float">
            <text:p>-2.283207178115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2.57175469398499" calcext:value-type="float">
            <text:p>2.5717546939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1634402275085" calcext:value-type="float">
            <text:p>-2.81634402275085</text:p>
          </table:table-cell>
          <table:table-cell office:value-type="float" office:value="2.67609262466431" calcext:value-type="float">
            <text:p>2.67609262466431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2.29694557189941" calcext:value-type="float">
            <text:p>2.29694557189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-2.71322059631348" calcext:value-type="float">
            <text:p>-2.71322059631348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2869410514832" calcext:value-type="float">
            <text:p>2.32869410514832</text:p>
          </table:table-cell>
          <table:table-cell office:value-type="float" office:value="2.82876420021057" calcext:value-type="float">
            <text:p>2.82876420021057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3.56818222999573" calcext:value-type="float">
            <text:p>-3.56818222999573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2550437450409" calcext:value-type="float">
            <text:p>-1.62550437450409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8733630180359" calcext:value-type="float">
            <text:p>-2.58733630180359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0273983478546" calcext:value-type="float">
            <text:p>1.70273983478546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0808358192444" calcext:value-type="float">
            <text:p>2.00808358192444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-2.46894574165344" calcext:value-type="float">
            <text:p>-2.46894574165344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3709106445312" calcext:value-type="float">
            <text:p>2.23709106445312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6290905475616" calcext:value-type="float">
            <text:p>-1.76290905475616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2932109832764" calcext:value-type="float">
            <text:p>-2.12932109832764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1.9167947769165" calcext:value-type="float">
            <text:p>-1.91679477691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2.34680843353271" calcext:value-type="float">
            <text:p>-2.34680843353271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0413022041321" calcext:value-type="float">
            <text:p>-2.40413022041321</text:p>
          </table:table-cell>
          <table:table-cell office:value-type="float" office:value="2.18754291534424" calcext:value-type="float">
            <text:p>2.18754291534424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-3.14070129394531" calcext:value-type="float">
            <text:p>-3.14070129394531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9815983772278" calcext:value-type="float">
            <text:p>2.29815983772278</text:p>
          </table:table-cell>
          <table:table-cell office:value-type="float" office:value="-3.12543416023254" calcext:value-type="float">
            <text:p>-3.12543416023254</text:p>
          </table:table-cell>
          <table:table-cell office:value-type="float" office:value="-2.48168039321899" calcext:value-type="float">
            <text:p>-2.481680393218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2.69135975837708" calcext:value-type="float">
            <text:p>2.69135975837708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3.11884069442749" calcext:value-type="float">
            <text:p>3.11884069442749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2.1788694858551" calcext:value-type="float">
            <text:p>-2.1788694858551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2.5274817943573" calcext:value-type="float">
            <text:p>-2.52748179435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2779431343079" calcext:value-type="float">
            <text:p>-2.32779431343079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8504636287689" calcext:value-type="float">
            <text:p>-1.88504636287689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640392780304" calcext:value-type="float">
            <text:p>1.62640392780304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7067878246307" calcext:value-type="float">
            <text:p>1.87067878246307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3.69031977653503" calcext:value-type="float">
            <text:p>-3.69031977653503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5680203437805" calcext:value-type="float">
            <text:p>-2.55680203437805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1.869464635849" calcext:value-type="float">
            <text:p>1.8694646358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2.9992356300354" calcext:value-type="float">
            <text:p>2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2.94222807884216" calcext:value-type="float">
            <text:p>-2.94222807884216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0197668075562" calcext:value-type="float">
            <text:p>2.80197668075562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8504636287689" calcext:value-type="float">
            <text:p>-1.88504636287689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2.30100679397583" calcext:value-type="float">
            <text:p>-2.30100679397583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3771805763245" calcext:value-type="float">
            <text:p>-2.03771805763245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2.89389419555664" calcext:value-type="float">
            <text:p>-2.893894195556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3.74479460716248" calcext:value-type="float">
            <text:p>3.74479460716248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149537563324" calcext:value-type="float">
            <text:p>2.1149537563324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1.53511548042297" calcext:value-type="float">
            <text:p>-1.535115480422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9115314483643" calcext:value-type="float">
            <text:p>-3.09115314483643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2.32900857925415" calcext:value-type="float">
            <text:p>-2.329008579254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2.28167843818665" calcext:value-type="float">
            <text:p>2.281678438186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3.19923758506775" calcext:value-type="float">
            <text:p>-3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2.37074899673462" calcext:value-type="float">
            <text:p>2.37074899673462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-2.36207556724548" calcext:value-type="float">
            <text:p>-2.36207556724548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-1.55291521549225" calcext:value-type="float">
            <text:p>-1.55291521549225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3.0007643699646" calcext:value-type="float">
            <text:p>-3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1.84045910835266" calcext:value-type="float">
            <text:p>-1.840459108352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3.64045691490173" calcext:value-type="float">
            <text:p>3.64045691490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-2.58855056762695" calcext:value-type="float">
            <text:p>-2.588550567626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3.56412124633789" calcext:value-type="float">
            <text:p>3.564121246337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8441925048828" calcext:value-type="float">
            <text:p>2.08441925048828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1.88473188877106" calcext:value-type="float">
            <text:p>1.884731888771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2.27047252655029" calcext:value-type="float">
            <text:p>-2.27047252655029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2.63029098510742" calcext:value-type="float">
            <text:p>2.63029098510742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2.64809060096741" calcext:value-type="float">
            <text:p>2.648090600967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2.6022891998291" calcext:value-type="float">
            <text:p>2.6022891998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3.02976989746094" calcext:value-type="float">
            <text:p>3.029769897460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2.72442650794983" calcext:value-type="float">
            <text:p>2.724426507949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3.69031977653503" calcext:value-type="float">
            <text:p>-3.69031977653503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0808358192444" calcext:value-type="float">
            <text:p>2.00808358192444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5.12543439865112" calcext:value-type="float">
            <text:p>-5.12543439865112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1.93459463119507" calcext:value-type="float">
            <text:p>-1.93459463119507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1.74479484558105" calcext:value-type="float">
            <text:p>1.74479484558105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2.88983297348022" calcext:value-type="float">
            <text:p>2.88983297348022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7512273788452" calcext:value-type="float">
            <text:p>-2.17512273788452</text:p>
          </table:table-cell>
          <table:table-cell office:value-type="float" office:value="-2.82009077072144" calcext:value-type="float">
            <text:p>-2.82009077072144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-2.95496273040771" calcext:value-type="float">
            <text:p>-2.954962730407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-3.1865029335022" calcext:value-type="float">
            <text:p>-3.1865029335022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2.03740358352661" calcext:value-type="float">
            <text:p>2.03740358352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4458823204041" calcext:value-type="float">
            <text:p>-2.14458823204041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2.93563437461853" calcext:value-type="float">
            <text:p>2.93563437461853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2.22467088699341" calcext:value-type="float">
            <text:p>-2.22467088699341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2.46235203742981" calcext:value-type="float">
            <text:p>2.46235203742981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8199291229248" calcext:value-type="float">
            <text:p>-2.28199291229248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1.97786355018616" calcext:value-type="float">
            <text:p>-1.97786355018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2.83282542228699" calcext:value-type="float">
            <text:p>-2.832825422286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2.56054878234863" calcext:value-type="float">
            <text:p>-2.56054878234863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3861784934998" calcext:value-type="float">
            <text:p>2.03861784934998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2.17480802536011" calcext:value-type="float">
            <text:p>2.17480802536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-2.81755828857422" calcext:value-type="float">
            <text:p>-2.81755828857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2.75242829322815" calcext:value-type="float">
            <text:p>2.75242829322815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2.17633676528931" calcext:value-type="float">
            <text:p>-2.176336765289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361912727356" calcext:value-type="float">
            <text:p>-2.2361912727356</text:p>
          </table:table-cell>
          <table:table-cell office:value-type="float" office:value="-3.73612117767334" calcext:value-type="float">
            <text:p>-3.73612117767334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6762557029724" calcext:value-type="float">
            <text:p>2.26762557029724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3.44198369979858" calcext:value-type="float">
            <text:p>3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5298519134521" calcext:value-type="float">
            <text:p>-2.05298519134521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0871057510376" calcext:value-type="float">
            <text:p>-1.80871057510376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149537563324" calcext:value-type="float">
            <text:p>2.1149537563324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3.56818222999573" calcext:value-type="float">
            <text:p>-3.56818222999573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2.3427472114563" calcext:value-type="float">
            <text:p>2.34274721145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1.74479484558105" calcext:value-type="float">
            <text:p>1.74479484558105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1710753440857" calcext:value-type="float">
            <text:p>-1.71710753440857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2.45114612579346" calcext:value-type="float">
            <text:p>-2.45114612579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3313794136047" calcext:value-type="float">
            <text:p>-2.63313794136047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8976287841797" calcext:value-type="float">
            <text:p>2.38976287841797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3.04656577110291" calcext:value-type="float">
            <text:p>-3.04656577110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2.29694557189941" calcext:value-type="float">
            <text:p>2.29694557189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2.9727623462677" calcext:value-type="float">
            <text:p>-2.9727623462677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25999188423157" calcext:value-type="float">
            <text:p>3.25999188423157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3.80992460250854" calcext:value-type="float">
            <text:p>-3.809924602508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1.92800092697144" calcext:value-type="float">
            <text:p>1.92800092697144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67983913421631" calcext:value-type="float">
            <text:p>2.67983913421631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-3.33917474746704" calcext:value-type="float">
            <text:p>-3.33917474746704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2.9727623462677" calcext:value-type="float">
            <text:p>-2.9727623462677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3.50305247306824" calcext:value-type="float">
            <text:p>3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2016086578369" calcext:value-type="float">
            <text:p>-1.32016086578369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1252717971802" calcext:value-type="float">
            <text:p>-2.31252717971802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178708076477" calcext:value-type="float">
            <text:p>-2.6178708076477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8976287841797" calcext:value-type="float">
            <text:p>2.38976287841797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5083165168762" calcext:value-type="float">
            <text:p>2.45083165168762</text:p>
          </table:table-cell>
          <table:table-cell office:value-type="float" office:value="-2.34680843353271" calcext:value-type="float">
            <text:p>-2.34680843353271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2.17633676528931" calcext:value-type="float">
            <text:p>-2.176336765289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8441925048828" calcext:value-type="float">
            <text:p>2.08441925048828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1.96106767654419" calcext:value-type="float">
            <text:p>1.961067676544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5.75138854980469" calcext:value-type="float">
            <text:p>-5.75138854980469</text:p>
          </table:table-cell>
          <table:table-cell office:value-type="float" office:value="2.84656381607056" calcext:value-type="float">
            <text:p>2.846563816070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3.93206214904785" calcext:value-type="float">
            <text:p>-3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149537563324" calcext:value-type="float">
            <text:p>2.1149537563324</text:p>
          </table:table-cell>
          <table:table-cell office:value-type="float" office:value="2.08067274093628" calcext:value-type="float">
            <text:p>2.08067274093628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2.94222807884216" calcext:value-type="float">
            <text:p>-2.94222807884216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1.88473188877106" calcext:value-type="float">
            <text:p>1.884731888771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5985536575317" calcext:value-type="float">
            <text:p>-2.15985536575317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-1.79465746879578" calcext:value-type="float">
            <text:p>-1.79465746879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7206916809082" calcext:value-type="float">
            <text:p>-2.57206916809082</text:p>
          </table:table-cell>
          <table:table-cell office:value-type="float" office:value="3.34784817695618" calcext:value-type="float">
            <text:p>3.34784817695618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3022089004517" calcext:value-type="float">
            <text:p>2.13022089004517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2.20940375328064" calcext:value-type="float">
            <text:p>-2.20940375328064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2.54528164863586" calcext:value-type="float">
            <text:p>-2.54528164863586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5069525241852" calcext:value-type="float">
            <text:p>-1.35069525241852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0.98143595457077" calcext:value-type="float">
            <text:p>0.98143595457077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1.92800092697144" calcext:value-type="float">
            <text:p>1.92800092697144</text:p>
          </table:table-cell>
          <table:table-cell office:value-type="float" office:value="-2.51221466064453" calcext:value-type="float">
            <text:p>-2.512214660644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2.50815367698669" calcext:value-type="float">
            <text:p>2.50815367698669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2.02213644981384" calcext:value-type="float">
            <text:p>2.02213644981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3.55038261413574" calcext:value-type="float">
            <text:p>-3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3.5198483467102" calcext:value-type="float">
            <text:p>-3.5198483467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953375339508" calcext:value-type="float">
            <text:p>1.51953375339508</text:p>
          </table:table-cell>
          <table:table-cell office:value-type="float" office:value="2.70662689208984" calcext:value-type="float">
            <text:p>2.70662689208984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5.40024375915527" calcext:value-type="float">
            <text:p>-5.40024375915527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5069525241852" calcext:value-type="float">
            <text:p>-1.35069525241852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2335071563721" calcext:value-type="float">
            <text:p>2.02335071563721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1.27557349205017" calcext:value-type="float">
            <text:p>-1.27557349205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3.53105425834656" calcext:value-type="float">
            <text:p>3.53105425834656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2.44961738586426" calcext:value-type="float">
            <text:p>2.449617385864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583288192749" calcext:value-type="float">
            <text:p>-2.3583288192749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2.84809255599976" calcext:value-type="float">
            <text:p>-2.848092555999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1.99160206317902" calcext:value-type="float">
            <text:p>1.991602063179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1.25624513626099" calcext:value-type="float">
            <text:p>1.25624513626099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98143595457077" calcext:value-type="float">
            <text:p>0.98143595457077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6609878540039" calcext:value-type="float">
            <text:p>2.46609878540039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-1.84045910835266" calcext:value-type="float">
            <text:p>-1.840459108352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1.92800092697144" calcext:value-type="float">
            <text:p>1.92800092697144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2.130535364151" calcext:value-type="float">
            <text:p>-2.1305353641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2779431343079" calcext:value-type="float">
            <text:p>-2.32779431343079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2.92289972305298" calcext:value-type="float">
            <text:p>2.922899723052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3.09083867073059" calcext:value-type="float">
            <text:p>3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-2.130535364151" calcext:value-type="float">
            <text:p>-2.1305353641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2564077377319" calcext:value-type="float">
            <text:p>2.72564077377319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2.65215182304382" calcext:value-type="float">
            <text:p>-2.65215182304382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8504636287689" calcext:value-type="float">
            <text:p>-1.88504636287689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3.0272376537323" calcext:value-type="float">
            <text:p>3.0272376537323</text:p>
          </table:table-cell>
          <table:table-cell office:value-type="float" office:value="3.04503726959229" calcext:value-type="float">
            <text:p>3.045037269592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2.98143601417542" calcext:value-type="float">
            <text:p>2.98143601417542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6380860805511" calcext:value-type="float">
            <text:p>1.76380860805511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2.43181777000427" calcext:value-type="float">
            <text:p>2.43181777000427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1710753440857" calcext:value-type="float">
            <text:p>-1.71710753440857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-1.59618425369263" calcext:value-type="float">
            <text:p>-1.59618425369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-2.7870237827301" calcext:value-type="float">
            <text:p>-2.7870237827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2.49288630485535" calcext:value-type="float">
            <text:p>2.49288630485535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3861784934998" calcext:value-type="float">
            <text:p>2.03861784934998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3.35444188117981" calcext:value-type="float">
            <text:p>-3.35444188117981</text:p>
          </table:table-cell>
          <table:table-cell office:value-type="float" office:value="2.57175469398499" calcext:value-type="float">
            <text:p>2.5717546939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1176390647888" calcext:value-type="float">
            <text:p>-1.41176390647888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9115314483643" calcext:value-type="float">
            <text:p>-3.09115314483643</text:p>
          </table:table-cell>
          <table:table-cell office:value-type="float" office:value="-2.89642667770386" calcext:value-type="float">
            <text:p>-2.89642667770386</text:p>
          </table:table-cell>
          <table:table-cell office:value-type="float" office:value="2.87709832191467" calcext:value-type="float">
            <text:p>2.87709832191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4.11780071258545" calcext:value-type="float">
            <text:p>-4.11780071258545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-2.32900857925415" calcext:value-type="float">
            <text:p>-2.329008579254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1.82772445678711" calcext:value-type="float">
            <text:p>-1.82772445678711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3237466812134" calcext:value-type="float">
            <text:p>-1.73237466812134</text:p>
          </table:table-cell>
          <table:table-cell office:value-type="float" office:value="-3.41551065444946" calcext:value-type="float">
            <text:p>-3.41551065444946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0655679702759" calcext:value-type="float">
            <text:p>2.20655679702759</text:p>
          </table:table-cell>
          <table:table-cell office:value-type="float" office:value="2.79822993278503" calcext:value-type="float">
            <text:p>2.79822993278503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4014439582825" calcext:value-type="float">
            <text:p>1.84014439582825</text:p>
          </table:table-cell>
          <table:table-cell office:value-type="float" office:value="2.09593987464905" calcext:value-type="float">
            <text:p>2.09593987464905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2.52595329284668" calcext:value-type="float">
            <text:p>2.525953292846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0489373207092" calcext:value-type="float">
            <text:p>-1.30489373207092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5922861099243" calcext:value-type="float">
            <text:p>2.35922861099243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2.37328147888184" calcext:value-type="float">
            <text:p>2.373281478881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2.25267267227173" calcext:value-type="float">
            <text:p>-2.25267267227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2.37074899673462" calcext:value-type="float">
            <text:p>2.37074899673462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3237466812134" calcext:value-type="float">
            <text:p>-1.73237466812134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6977922916412" calcext:value-type="float">
            <text:p>-1.86977922916412</text:p>
          </table:table-cell>
          <table:table-cell office:value-type="float" office:value="2.18754291534424" calcext:value-type="float">
            <text:p>2.18754291534424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2.61908507347107" calcext:value-type="float">
            <text:p>-2.61908507347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9115314483643" calcext:value-type="float">
            <text:p>-3.09115314483643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2.66488647460937" calcext:value-type="float">
            <text:p>-2.664886474609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1.88219928741455" calcext:value-type="float">
            <text:p>1.88219928741455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1.91526615619659" calcext:value-type="float">
            <text:p>1.915266156196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5069525241852" calcext:value-type="float">
            <text:p>-1.35069525241852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-2.1788694858551" calcext:value-type="float">
            <text:p>-2.1788694858551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2.17633676528931" calcext:value-type="float">
            <text:p>-2.176336765289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3.03129863739014" calcext:value-type="float">
            <text:p>-3.03129863739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2.22467088699341" calcext:value-type="float">
            <text:p>-2.22467088699341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3.72085404396057" calcext:value-type="float">
            <text:p>-3.72085404396057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5235819816589" calcext:value-type="float">
            <text:p>2.25235819816589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3022089004517" calcext:value-type="float">
            <text:p>2.13022089004517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2.35801410675049" calcext:value-type="float">
            <text:p>2.358014106750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2.28320717811584" calcext:value-type="float">
            <text:p>-2.283207178115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6915211677551" calcext:value-type="float">
            <text:p>2.06915211677551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361912727356" calcext:value-type="float">
            <text:p>-2.2361912727356</text:p>
          </table:table-cell>
          <table:table-cell office:value-type="float" office:value="-2.54528164863586" calcext:value-type="float">
            <text:p>-2.54528164863586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9128966331482" calcext:value-type="float">
            <text:p>2.19128966331482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6214542388916" calcext:value-type="float">
            <text:p>-2.86214542388916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0503001213074" calcext:value-type="float">
            <text:p>2.40503001213074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4.02366495132446" calcext:value-type="float">
            <text:p>-4.023664951324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714421749115" calcext:value-type="float">
            <text:p>2.7714421749115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0413022041321" calcext:value-type="float">
            <text:p>-2.40413022041321</text:p>
          </table:table-cell>
          <table:table-cell office:value-type="float" office:value="-2.02619767189026" calcext:value-type="float">
            <text:p>-2.02619767189026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2.67609262466431" calcext:value-type="float">
            <text:p>2.67609262466431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3.40024328231812" calcext:value-type="float">
            <text:p>-3.40024328231812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2.02366518974304" calcext:value-type="float">
            <text:p>-2.023665189743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2.89642667770386" calcext:value-type="float">
            <text:p>-2.89642667770386</text:p>
          </table:table-cell>
          <table:table-cell office:value-type="float" office:value="-3.18397045135498" calcext:value-type="float">
            <text:p>-3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4077162742615" calcext:value-type="float">
            <text:p>-1.64077162742615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3938112258911" calcext:value-type="float">
            <text:p>2.93938112258911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1.6099226474762" calcext:value-type="float">
            <text:p>1.60992264747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2.78296279907227" calcext:value-type="float">
            <text:p>2.78296279907227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3709106445312" calcext:value-type="float">
            <text:p>2.23709106445312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1100039482117" calcext:value-type="float">
            <text:p>-2.51100039482117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2.28167843818665" calcext:value-type="float">
            <text:p>2.281678438186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3.30204653739929" calcext:value-type="float">
            <text:p>3.30204653739929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2.26387882232666" calcext:value-type="float">
            <text:p>2.26387882232666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-2.25267267227173" calcext:value-type="float">
            <text:p>-2.25267267227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2.53868794441223" calcext:value-type="float">
            <text:p>2.53868794441223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2.35954308509827" calcext:value-type="float">
            <text:p>-2.35954308509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2.40787696838379" calcext:value-type="float">
            <text:p>-2.40787696838379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2.28573966026306" calcext:value-type="float">
            <text:p>-2.28573966026306</text:p>
          </table:table-cell>
          <table:table-cell office:value-type="float" office:value="2.48015165328979" calcext:value-type="float">
            <text:p>2.48015165328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2.14174127578735" calcext:value-type="float">
            <text:p>2.14174127578735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2.59975671768188" calcext:value-type="float">
            <text:p>2.59975671768188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2.79822993278503" calcext:value-type="float">
            <text:p>2.79822993278503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640392780304" calcext:value-type="float">
            <text:p>1.62640392780304</text:p>
          </table:table-cell>
          <table:table-cell office:value-type="float" office:value="2.61502385139465" calcext:value-type="float">
            <text:p>2.61502385139465</text:p>
          </table:table-cell>
          <table:table-cell office:value-type="float" office:value="-2.89389419555664" calcext:value-type="float">
            <text:p>-2.893894195556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5680203437805" calcext:value-type="float">
            <text:p>-2.55680203437805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7206916809082" calcext:value-type="float">
            <text:p>-2.57206916809082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2.26641130447388" calcext:value-type="float">
            <text:p>2.266411304473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2.45367860794067" calcext:value-type="float">
            <text:p>-2.45367860794067</text:p>
          </table:table-cell>
          <table:table-cell office:value-type="float" office:value="1.89999902248383" calcext:value-type="float">
            <text:p>1.89999902248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2.48015165328979" calcext:value-type="float">
            <text:p>2.48015165328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2.30968022346497" calcext:value-type="float">
            <text:p>2.30968022346497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57970285415649" calcext:value-type="float">
            <text:p>-3.57970285415649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80992460250855" calcext:value-type="float">
            <text:p>-1.80992460250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-2.9727623462677" calcext:value-type="float">
            <text:p>-2.9727623462677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3.2587776184082" calcext:value-type="float">
            <text:p>3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3.70152568817139" calcext:value-type="float">
            <text:p>3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1.55291521549225" calcext:value-type="float">
            <text:p>-1.55291521549225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3327422142029" calcext:value-type="float">
            <text:p>1.73327422142029</text:p>
          </table:table-cell>
          <table:table-cell office:value-type="float" office:value="2.35548186302185" calcext:value-type="float">
            <text:p>2.35548186302185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1.62265729904175" calcext:value-type="float">
            <text:p>1.62265729904175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-1.55291521549225" calcext:value-type="float">
            <text:p>-1.55291521549225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3.6099226474762" calcext:value-type="float">
            <text:p>3.60992264747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2.23587703704834" calcext:value-type="float">
            <text:p>2.235877037048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6672577857971" calcext:value-type="float">
            <text:p>-2.26672577857971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2.2679398059845" calcext:value-type="float">
            <text:p>-2.26793980598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1.91526615619659" calcext:value-type="float">
            <text:p>1.915266156196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-3.446044921875" calcext:value-type="float">
            <text:p>-3.446044921875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0.98143595457077" calcext:value-type="float">
            <text:p>0.98143595457077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7512273788452" calcext:value-type="float">
            <text:p>-2.17512273788452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3327422142029" calcext:value-type="float">
            <text:p>1.73327422142029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-2.71322059631348" calcext:value-type="float">
            <text:p>-2.71322059631348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8441925048828" calcext:value-type="float">
            <text:p>2.08441925048828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2104434967041" calcext:value-type="float">
            <text:p>1.2104434967041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4.01960372924805" calcext:value-type="float">
            <text:p>4.01960372924805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2.3162739276886" calcext:value-type="float">
            <text:p>-2.3162739276886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3.04250478744507" calcext:value-type="float">
            <text:p>3.04250478744507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3.17990922927856" calcext:value-type="float">
            <text:p>3.17990922927856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2.03740358352661" calcext:value-type="float">
            <text:p>2.03740358352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2.29694557189941" calcext:value-type="float">
            <text:p>2.29694557189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1.41297805309296" calcext:value-type="float">
            <text:p>-1.412978053092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2869410514832" calcext:value-type="float">
            <text:p>2.32869410514832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6977922916412" calcext:value-type="float">
            <text:p>-1.86977922916412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2.64961934089661" calcext:value-type="float">
            <text:p>-2.64961934089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2.0567319393158" calcext:value-type="float">
            <text:p>-2.0567319393158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3327422142029" calcext:value-type="float">
            <text:p>1.73327422142029</text:p>
          </table:table-cell>
          <table:table-cell office:value-type="float" office:value="-2.28573966026306" calcext:value-type="float">
            <text:p>-2.28573966026306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3.01603150367737" calcext:value-type="float">
            <text:p>-3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2932109832764" calcext:value-type="float">
            <text:p>-2.12932109832764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2.48015165328979" calcext:value-type="float">
            <text:p>2.48015165328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1.27151226997375" calcext:value-type="float">
            <text:p>1.27151226997375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2932109832764" calcext:value-type="float">
            <text:p>-2.12932109832764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3.02976989746094" calcext:value-type="float">
            <text:p>3.029769897460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1.77532911300659" calcext:value-type="float">
            <text:p>1.77532911300659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3022089004517" calcext:value-type="float">
            <text:p>2.13022089004517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62925100326538" calcext:value-type="float">
            <text:p>-1.62925100326538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6228182315826" calcext:value-type="float">
            <text:p>1.96228182315826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3.2867796421051" calcext:value-type="float">
            <text:p>3.2867796421051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2.72848773002625" calcext:value-type="float">
            <text:p>-2.72848773002625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1.72952771186829" calcext:value-type="float">
            <text:p>1.72952771186829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-2.45114612579346" calcext:value-type="float">
            <text:p>-2.45114612579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5541164875031" calcext:value-type="float">
            <text:p>1.85541164875031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0718379020691" calcext:value-type="float">
            <text:p>-2.00718379020691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2.26641130447388" calcext:value-type="float">
            <text:p>2.266411304473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2.34427571296692" calcext:value-type="float">
            <text:p>-2.344275712966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6977922916412" calcext:value-type="float">
            <text:p>-1.86977922916412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2.7870237827301" calcext:value-type="float">
            <text:p>-2.7870237827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9205293655395" calcext:value-type="float">
            <text:p>3.09205293655395</text:p>
          </table:table-cell>
          <table:table-cell office:value-type="float" office:value="-3.8429913520813" calcext:value-type="float">
            <text:p>-3.8429913520813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1176390647888" calcext:value-type="float">
            <text:p>-1.41176390647888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2.52595329284668" calcext:value-type="float">
            <text:p>2.525953292846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1.98039603233337" calcext:value-type="float">
            <text:p>-1.98039603233337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2.36207556724548" calcext:value-type="float">
            <text:p>-2.36207556724548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3.04656577110291" calcext:value-type="float">
            <text:p>-3.04656577110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1.89999902248383" calcext:value-type="float">
            <text:p>1.89999902248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2.71068811416626" calcext:value-type="float">
            <text:p>-2.710688114166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3.15343618392944" calcext:value-type="float">
            <text:p>-3.153436183929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2.44708490371704" calcext:value-type="float">
            <text:p>2.44708490371704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2.54274916648865" calcext:value-type="float">
            <text:p>-2.54274916648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2.95343422889709" calcext:value-type="float">
            <text:p>2.953434228897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6290905475616" calcext:value-type="float">
            <text:p>-1.76290905475616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4.14427375793457" calcext:value-type="float">
            <text:p>4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2.01960396766663" calcext:value-type="float">
            <text:p>2.01960396766663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3.83893036842346" calcext:value-type="float">
            <text:p>3.83893036842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3327422142029" calcext:value-type="float">
            <text:p>1.73327422142029</text:p>
          </table:table-cell>
          <table:table-cell office:value-type="float" office:value="-2.19413661956787" calcext:value-type="float">
            <text:p>-2.19413661956787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0413022041321" calcext:value-type="float">
            <text:p>-2.40413022041321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2.3427472114563" calcext:value-type="float">
            <text:p>2.34274721145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1.79312872886658" calcext:value-type="float">
            <text:p>1.793128728866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2.99670314788818" calcext:value-type="float">
            <text:p>2.99670314788818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3.10357332229614" calcext:value-type="float">
            <text:p>3.10357332229614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8289270401001" calcext:value-type="float">
            <text:p>2.28289270401001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21329045295715" calcext:value-type="float">
            <text:p>-3.21329045295715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2.34021472930908" calcext:value-type="float">
            <text:p>2.34021472930908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74000811576843" calcext:value-type="float">
            <text:p>-2.74000811576843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3.07710027694702" calcext:value-type="float">
            <text:p>-3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8886308670044" calcext:value-type="float">
            <text:p>-2.38886308670044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2550437450409" calcext:value-type="float">
            <text:p>-1.62550437450409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2.37074899673462" calcext:value-type="float">
            <text:p>2.37074899673462</text:p>
          </table:table-cell>
          <table:table-cell office:value-type="float" office:value="2.20534253120422" calcext:value-type="float">
            <text:p>2.20534253120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3.21450471878052" calcext:value-type="float">
            <text:p>-3.214504718780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1.89999902248383" calcext:value-type="float">
            <text:p>1.89999902248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2.38601613044739" calcext:value-type="float">
            <text:p>2.38601613044739</text:p>
          </table:table-cell>
          <table:table-cell office:value-type="float" office:value="2.84656381607056" calcext:value-type="float">
            <text:p>2.846563816070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2.86589217185974" calcext:value-type="float">
            <text:p>-2.86589217185974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744957447052" calcext:value-type="float">
            <text:p>2.3744957447052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2.553955078125" calcext:value-type="float">
            <text:p>2.553955078125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583288192749" calcext:value-type="float">
            <text:p>-2.3583288192749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-1.27557349205017" calcext:value-type="float">
            <text:p>-1.27557349205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3.84045886993408" calcext:value-type="float">
            <text:p>-3.840458869934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7552752494812" calcext:value-type="float">
            <text:p>-2.7552752494812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3237466812134" calcext:value-type="float">
            <text:p>-1.73237466812134</text:p>
          </table:table-cell>
          <table:table-cell office:value-type="float" office:value="-2.91169381141663" calcext:value-type="float">
            <text:p>-2.91169381141663</text:p>
          </table:table-cell>
          <table:table-cell office:value-type="float" office:value="2.72442650794983" calcext:value-type="float">
            <text:p>2.724426507949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3.54632163047791" calcext:value-type="float">
            <text:p>3.54632163047791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2.64555811882019" calcext:value-type="float">
            <text:p>2.64555811882019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4.1330680847168" calcext:value-type="float">
            <text:p>-4.1330680847168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5145840644836" calcext:value-type="float">
            <text:p>-2.25145840644836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1342697143555" calcext:value-type="float">
            <text:p>2.31342697143555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6609878540039" calcext:value-type="float">
            <text:p>2.46609878540039</text:p>
          </table:table-cell>
          <table:table-cell office:value-type="float" office:value="2.59975671768188" calcext:value-type="float">
            <text:p>2.59975671768188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-2.5758159160614" calcext:value-type="float">
            <text:p>-2.5758159160614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2.32494735717773" calcext:value-type="float">
            <text:p>2.32494735717773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3.35190939903259" calcext:value-type="float">
            <text:p>-3.351909399032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1.77786159515381" calcext:value-type="float">
            <text:p>1.777861595153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2.48421287536621" calcext:value-type="float">
            <text:p>-2.48421287536621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2.86589217185974" calcext:value-type="float">
            <text:p>-2.86589217185974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65603876113892" calcext:value-type="float">
            <text:p>-3.65603876113892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2.59975671768188" calcext:value-type="float">
            <text:p>2.59975671768188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0565700531006" calcext:value-type="float">
            <text:p>-2.20565700531006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2.64809060096741" calcext:value-type="float">
            <text:p>2.648090600967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5985536575317" calcext:value-type="float">
            <text:p>-2.15985536575317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5388498306274" calcext:value-type="float">
            <text:p>2.05388498306274</text:p>
          </table:table-cell>
          <table:table-cell office:value-type="float" office:value="-2.02619767189026" calcext:value-type="float">
            <text:p>-2.02619767189026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2.92036724090576" calcext:value-type="float">
            <text:p>2.92036724090576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2.23334431648254" calcext:value-type="float">
            <text:p>2.23334431648254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7296895980835" calcext:value-type="float">
            <text:p>2.57296895980835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3.06030440330505" calcext:value-type="float">
            <text:p>3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2.54528164863586" calcext:value-type="float">
            <text:p>-2.54528164863586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4993185997009" calcext:value-type="float">
            <text:p>-2.44993185997009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2.26641130447388" calcext:value-type="float">
            <text:p>2.266411304473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2.3885486125946" calcext:value-type="float">
            <text:p>2.3885486125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5541164875031" calcext:value-type="float">
            <text:p>1.85541164875031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0.80229103565216" calcext:value-type="float">
            <text:p>-0.802291035652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2.43841147422791" calcext:value-type="float">
            <text:p>-2.43841147422791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2.15954113006592" calcext:value-type="float">
            <text:p>2.159541130065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3.07303905487061" calcext:value-type="float">
            <text:p>3.07303905487061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2550437450409" calcext:value-type="float">
            <text:p>-1.62550437450409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2.13306784629822" calcext:value-type="float">
            <text:p>-2.13306784629822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1.57685589790344" calcext:value-type="float">
            <text:p>1.57685589790344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5.07588577270508" calcext:value-type="float">
            <text:p>-5.07588577270508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60350322723389" calcext:value-type="float">
            <text:p>2.60350322723389</text:p>
          </table:table-cell>
          <table:table-cell office:value-type="float" office:value="2.46235203742981" calcext:value-type="float">
            <text:p>2.46235203742981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2.61755633354187" calcext:value-type="float">
            <text:p>2.617556333541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2.72442650794983" calcext:value-type="float">
            <text:p>2.724426507949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2.37328147888184" calcext:value-type="float">
            <text:p>2.373281478881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7831258773804" calcext:value-type="float">
            <text:p>2.87831258773804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928160905838" calcext:value-type="float">
            <text:p>1.9928160905838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2.51068592071533" calcext:value-type="float">
            <text:p>2.51068592071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6825256347656" calcext:value-type="float">
            <text:p>-2.06825256347656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6519899368286" calcext:value-type="float">
            <text:p>-2.46519899368286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48525285720825" calcext:value-type="float">
            <text:p>1.48525285720825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-2.22213840484619" calcext:value-type="float">
            <text:p>-2.22213840484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9420647621155" calcext:value-type="float">
            <text:p>-2.69420647621155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6214542388916" calcext:value-type="float">
            <text:p>-2.86214542388916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5083165168762" calcext:value-type="float">
            <text:p>2.45083165168762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3.29337310791016" calcext:value-type="float">
            <text:p>-3.29337310791016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1.95853519439697" calcext:value-type="float">
            <text:p>1.95853519439697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6991562843323" calcext:value-type="float">
            <text:p>2.96991562843323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2.87456583976746" calcext:value-type="float">
            <text:p>2.87456583976746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2.30968022346497" calcext:value-type="float">
            <text:p>2.3096802234649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-1.27557349205017" calcext:value-type="float">
            <text:p>-1.27557349205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2779431343079" calcext:value-type="float">
            <text:p>-2.32779431343079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2.00433683395386" calcext:value-type="float">
            <text:p>2.00433683395386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4458823204041" calcext:value-type="float">
            <text:p>-2.14458823204041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9726004600525" calcext:value-type="float">
            <text:p>-2.29726004600525</text:p>
          </table:table-cell>
          <table:table-cell office:value-type="float" office:value="1.25624513626099" calcext:value-type="float">
            <text:p>1.25624513626099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0489373207092" calcext:value-type="float">
            <text:p>-1.30489373207092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6228182315826" calcext:value-type="float">
            <text:p>1.96228182315826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3.2587776184082" calcext:value-type="float">
            <text:p>3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0655679702759" calcext:value-type="float">
            <text:p>2.20655679702759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0732007026672" calcext:value-type="float">
            <text:p>3.10732007026672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3.49184632301331" calcext:value-type="float">
            <text:p>-3.49184632301331</text:p>
          </table:table-cell>
          <table:table-cell office:value-type="float" office:value="2.8618311882019" calcext:value-type="float">
            <text:p>2.8618311882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2.7676956653595" calcext:value-type="float">
            <text:p>2.7676956653595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-3.36717653274536" calcext:value-type="float">
            <text:p>-3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1.72952771186829" calcext:value-type="float">
            <text:p>1.72952771186829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2.82009077072144" calcext:value-type="float">
            <text:p>-2.82009077072144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1724381446838" calcext:value-type="float">
            <text:p>2.81724381446838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0031361579895" calcext:value-type="float">
            <text:p>-1.90031361579895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2793071269989" calcext:value-type="float">
            <text:p>1.42793071269989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3.24757170677185" calcext:value-type="float">
            <text:p>-3.24757170677185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119001865387" calcext:value-type="float">
            <text:p>2.5119001865387</text:p>
          </table:table-cell>
          <table:table-cell office:value-type="float" office:value="-3.1865029335022" calcext:value-type="float">
            <text:p>-3.1865029335022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2.43435001373291" calcext:value-type="float">
            <text:p>2.43435001373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-2.63688468933105" calcext:value-type="float">
            <text:p>-2.63688468933105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6290905475616" calcext:value-type="float">
            <text:p>-1.76290905475616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2.44708490371704" calcext:value-type="float">
            <text:p>2.44708490371704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9726004600525" calcext:value-type="float">
            <text:p>-2.29726004600525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2.51474714279175" calcext:value-type="float">
            <text:p>-2.51474714279175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3161115646362" calcext:value-type="float">
            <text:p>-2.83161115646362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78580975532532" calcext:value-type="float">
            <text:p>-2.7858097553253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1.27151226997375" calcext:value-type="float">
            <text:p>1.27151226997375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93848133087158" calcext:value-type="float">
            <text:p>-2.93848133087158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1.62925100326538" calcext:value-type="float">
            <text:p>-1.62925100326538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0107688903809" calcext:value-type="float">
            <text:p>-2.80107688903809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3.09083867073059" calcext:value-type="float">
            <text:p>3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2.2944130897522" calcext:value-type="float">
            <text:p>2.2944130897522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2.46235203742981" calcext:value-type="float">
            <text:p>2.46235203742981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2.48421287536621" calcext:value-type="float">
            <text:p>-2.48421287536621</text:p>
          </table:table-cell>
          <table:table-cell office:value-type="float" office:value="2.15954113006592" calcext:value-type="float">
            <text:p>2.159541130065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-2.7412223815918" calcext:value-type="float">
            <text:p>-2.7412223815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53868794441223" calcext:value-type="float">
            <text:p>2.53868794441223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2.90916132926941" calcext:value-type="float">
            <text:p>-2.90916132926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-3.85572624206543" calcext:value-type="float">
            <text:p>-3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2.51474714279175" calcext:value-type="float">
            <text:p>-2.51474714279175</text:p>
          </table:table-cell>
          <table:table-cell office:value-type="float" office:value="-3.32137513160706" calcext:value-type="float">
            <text:p>-3.321375131607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2.57175469398499" calcext:value-type="float">
            <text:p>2.57175469398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3.08830618858337" calcext:value-type="float">
            <text:p>3.08830618858337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2.01960396766663" calcext:value-type="float">
            <text:p>2.01960396766663</text:p>
          </table:table-cell>
          <table:table-cell office:value-type="float" office:value="-2.3900773525238" calcext:value-type="float">
            <text:p>-2.39007735252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-3.35444188117981" calcext:value-type="float">
            <text:p>-3.35444188117981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1342697143555" calcext:value-type="float">
            <text:p>2.31342697143555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7296895980835" calcext:value-type="float">
            <text:p>2.57296895980835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4014439582825" calcext:value-type="float">
            <text:p>1.84014439582825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1.79312872886658" calcext:value-type="float">
            <text:p>1.793128728866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3.21703720092773" calcext:value-type="float">
            <text:p>-3.21703720092773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1.25624513626099" calcext:value-type="float">
            <text:p>1.25624513626099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62925100326538" calcext:value-type="float">
            <text:p>-1.62925100326538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7741279602051" calcext:value-type="float">
            <text:p>-2.87741279602051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2.16360211372375" calcext:value-type="float">
            <text:p>-2.16360211372375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2.35954308509827" calcext:value-type="float">
            <text:p>-2.35954308509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8136591911316" calcext:value-type="float">
            <text:p>2.48136591911316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3.59618425369263" calcext:value-type="float">
            <text:p>-3.59618425369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2.20940375328064" calcext:value-type="float">
            <text:p>-2.20940375328064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7220544815063" calcext:value-type="float">
            <text:p>1.67220544815063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-2.25520515441895" calcext:value-type="float">
            <text:p>-2.25520515441895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2.7412223815918" calcext:value-type="float">
            <text:p>-2.7412223815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2.19160413742065" calcext:value-type="float">
            <text:p>-2.19160413742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149537563324" calcext:value-type="float">
            <text:p>2.1149537563324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3.03383111953735" calcext:value-type="float">
            <text:p>-3.03383111953735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1.13410782814026" calcext:value-type="float">
            <text:p>1.13410782814026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2.54274916648865" calcext:value-type="float">
            <text:p>-2.54274916648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2.45367860794067" calcext:value-type="float">
            <text:p>-2.45367860794067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2.93816685676575" calcext:value-type="float">
            <text:p>2.938166856765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7220544815063" calcext:value-type="float">
            <text:p>1.67220544815063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2.58448934555054" calcext:value-type="float">
            <text:p>2.58448934555054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2.16360211372375" calcext:value-type="float">
            <text:p>-2.16360211372375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-1.93459463119507" calcext:value-type="float">
            <text:p>-1.93459463119507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2.37481021881104" calcext:value-type="float">
            <text:p>-2.37481021881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2.20940375328064" calcext:value-type="float">
            <text:p>-2.20940375328064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3.15190744400024" calcext:value-type="float">
            <text:p>3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2.48421287536621" calcext:value-type="float">
            <text:p>-2.48421287536621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1.99160206317902" calcext:value-type="float">
            <text:p>1.991602063179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2.51474714279175" calcext:value-type="float">
            <text:p>-2.51474714279175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93848133087158" calcext:value-type="float">
            <text:p>-2.93848133087158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6762557029724" calcext:value-type="float">
            <text:p>2.26762557029724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3.6837260723114" calcext:value-type="float">
            <text:p>3.6837260723114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2.92036724090576" calcext:value-type="float">
            <text:p>2.92036724090576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2.72848773002625" calcext:value-type="float">
            <text:p>-2.72848773002625</text:p>
          </table:table-cell>
          <table:table-cell office:value-type="float" office:value="-1.09236741065979" calcext:value-type="float">
            <text:p>-1.09236741065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2.68015360832214" calcext:value-type="float">
            <text:p>-2.680153608322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2.3885486125946" calcext:value-type="float">
            <text:p>2.3885486125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-2.34427571296692" calcext:value-type="float">
            <text:p>-2.344275712966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1.8974666595459" calcext:value-type="float">
            <text:p>1.8974666595459</text:p>
          </table:table-cell>
          <table:table-cell office:value-type="float" office:value="1.77786159515381" calcext:value-type="float">
            <text:p>1.777861595153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-4.60635042190552" calcext:value-type="float">
            <text:p>-4.60635042190552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-2.20687127113342" calcext:value-type="float">
            <text:p>-2.20687127113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2.77428913116455" calcext:value-type="float">
            <text:p>-2.77428913116455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4014439582825" calcext:value-type="float">
            <text:p>1.84014439582825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714421749115" calcext:value-type="float">
            <text:p>2.7714421749115</text:p>
          </table:table-cell>
          <table:table-cell office:value-type="float" office:value="-3.64451813697815" calcext:value-type="float">
            <text:p>-3.64451813697815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2.49948000907898" calcext:value-type="float">
            <text:p>-2.49948000907898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2.51221466064453" calcext:value-type="float">
            <text:p>-2.512214660644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3.35444188117981" calcext:value-type="float">
            <text:p>-3.35444188117981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-4.26794004440308" calcext:value-type="float">
            <text:p>-4.267940044403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0884685516357" calcext:value-type="float">
            <text:p>2.90884685516357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3.09083867073059" calcext:value-type="float">
            <text:p>3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-2.75902199745178" calcext:value-type="float">
            <text:p>-2.75902199745178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2.29694557189941" calcext:value-type="float">
            <text:p>2.29694557189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2.92036724090576" calcext:value-type="float">
            <text:p>2.92036724090576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2.13306784629822" calcext:value-type="float">
            <text:p>-2.13306784629822</text:p>
          </table:table-cell>
          <table:table-cell office:value-type="float" office:value="3.22824335098267" calcext:value-type="float">
            <text:p>3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2.2944130897522" calcext:value-type="float">
            <text:p>2.2944130897522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1571702957153" calcext:value-type="float">
            <text:p>3.01571702957153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2.88983297348022" calcext:value-type="float">
            <text:p>2.88983297348022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6380860805511" calcext:value-type="float">
            <text:p>1.76380860805511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2.49288630485535" calcext:value-type="float">
            <text:p>2.49288630485535</text:p>
          </table:table-cell>
          <table:table-cell office:value-type="float" office:value="-2.75648951530457" calcext:value-type="float">
            <text:p>-2.75648951530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2.52342081069946" calcext:value-type="float">
            <text:p>2.52342081069946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2.00433683395386" calcext:value-type="float">
            <text:p>2.00433683395386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2.2944130897522" calcext:value-type="float">
            <text:p>2.2944130897522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3.0272376537323" calcext:value-type="float">
            <text:p>3.0272376537323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4090790748596" calcext:value-type="float">
            <text:p>2.74090790748596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6609878540039" calcext:value-type="float">
            <text:p>2.46609878540039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2.66335773468018" calcext:value-type="float">
            <text:p>2.66335773468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4993185997009" calcext:value-type="float">
            <text:p>-2.44993185997009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3.06030440330505" calcext:value-type="float">
            <text:p>3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0503001213074" calcext:value-type="float">
            <text:p>2.40503001213074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2.18754291534424" calcext:value-type="float">
            <text:p>2.18754291534424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3.22977209091187" calcext:value-type="float">
            <text:p>-3.229772090911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2.00433683395386" calcext:value-type="float">
            <text:p>2.00433683395386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4535174369812" calcext:value-type="float">
            <text:p>-3.04535174369812</text:p>
          </table:table-cell>
          <table:table-cell office:value-type="float" office:value="1.77532911300659" calcext:value-type="float">
            <text:p>1.77532911300659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2.49541902542114" calcext:value-type="float">
            <text:p>2.495419025421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3.29337310791016" calcext:value-type="float">
            <text:p>-3.29337310791016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4.80482387542725" calcext:value-type="float">
            <text:p>-4.80482387542725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1.50051999092102" calcext:value-type="float">
            <text:p>1.50051999092102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1.6572527885437" calcext:value-type="float">
            <text:p>-1.65725278854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2.43181777000427" calcext:value-type="float">
            <text:p>2.43181777000427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744957447052" calcext:value-type="float">
            <text:p>2.3744957447052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4.20565700531006" calcext:value-type="float">
            <text:p>-4.20565700531006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0121304988861" calcext:value-type="float">
            <text:p>1.90121304988861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2.58702182769775" calcext:value-type="float">
            <text:p>2.58702182769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2.44708490371704" calcext:value-type="float">
            <text:p>2.44708490371704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2.25520515441895" calcext:value-type="float">
            <text:p>-2.25520515441895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3.2603063583374" calcext:value-type="float">
            <text:p>-3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1.89999902248383" calcext:value-type="float">
            <text:p>1.89999902248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2.51221466064453" calcext:value-type="float">
            <text:p>-2.512214660644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2245092391968" calcext:value-type="float">
            <text:p>-2.02245092391968</text:p>
          </table:table-cell>
          <table:table-cell office:value-type="float" office:value="2.12647414207458" calcext:value-type="float">
            <text:p>2.12647414207458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1252717971802" calcext:value-type="float">
            <text:p>-2.31252717971802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2869410514832" calcext:value-type="float">
            <text:p>2.32869410514832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2.63029098510742" calcext:value-type="float">
            <text:p>2.63029098510742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2.75496077537537" calcext:value-type="float">
            <text:p>2.754960775375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2.71322059631348" calcext:value-type="float">
            <text:p>-2.71322059631348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416711807251" calcext:value-type="float">
            <text:p>1.641671180725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1.91526615619659" calcext:value-type="float">
            <text:p>1.915266156196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3.17990922927856" calcext:value-type="float">
            <text:p>3.17990922927856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2.34021472930908" calcext:value-type="float">
            <text:p>2.34021472930908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2.32494735717773" calcext:value-type="float">
            <text:p>2.32494735717773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1.2104434967041" calcext:value-type="float">
            <text:p>1.2104434967041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5235819816589" calcext:value-type="float">
            <text:p>2.25235819816589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3.4241840839386" calcext:value-type="float">
            <text:p>3.4241840839386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2.56054878234863" calcext:value-type="float">
            <text:p>-2.56054878234863</text:p>
          </table:table-cell>
          <table:table-cell office:value-type="float" office:value="-2.29847431182861" calcext:value-type="float">
            <text:p>-2.298474311828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1.55291521549225" calcext:value-type="float">
            <text:p>-1.55291521549225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6609878540039" calcext:value-type="float">
            <text:p>2.46609878540039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953375339508" calcext:value-type="float">
            <text:p>1.51953375339508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3.98906970024109" calcext:value-type="float">
            <text:p>3.98906970024109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2.30100679397583" calcext:value-type="float">
            <text:p>-2.30100679397583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2.28320717811584" calcext:value-type="float">
            <text:p>-2.283207178115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2.19413661956787" calcext:value-type="float">
            <text:p>-2.19413661956787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1.6099226474762" calcext:value-type="float">
            <text:p>1.60992264747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7907574176788" calcext:value-type="float">
            <text:p>1.77907574176788</text:p>
          </table:table-cell>
          <table:table-cell office:value-type="float" office:value="-2.16360211372375" calcext:value-type="float">
            <text:p>-2.16360211372375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3.0272376537323" calcext:value-type="float">
            <text:p>3.0272376537323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2.3162739276886" calcext:value-type="float">
            <text:p>-2.3162739276886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2.83129668235779" calcext:value-type="float">
            <text:p>2.831296682357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3.42824530601501" calcext:value-type="float">
            <text:p>-3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1.74479484558105" calcext:value-type="float">
            <text:p>1.74479484558105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1481735706329" calcext:value-type="float">
            <text:p>-1.01481735706329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2.77022790908813" calcext:value-type="float">
            <text:p>2.770227909088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9726004600525" calcext:value-type="float">
            <text:p>-2.29726004600525</text:p>
          </table:table-cell>
          <table:table-cell office:value-type="float" office:value="2.06540536880493" calcext:value-type="float">
            <text:p>2.06540536880493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2.03487110137939" calcext:value-type="float">
            <text:p>2.03487110137939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2.35801410675049" calcext:value-type="float">
            <text:p>2.358014106750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4.46894598007202" calcext:value-type="float">
            <text:p>-4.46894598007202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4.17633676528931" calcext:value-type="float">
            <text:p>-4.176336765289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3.15596866607666" calcext:value-type="float">
            <text:p>-3.15596866607666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5083165168762" calcext:value-type="float">
            <text:p>2.45083165168762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-3.38244366645813" calcext:value-type="float">
            <text:p>-3.382443666458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4.0526704788208" calcext:value-type="float">
            <text:p>4.0526704788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3.27151226997375" calcext:value-type="float">
            <text:p>3.27151226997375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3.76006197929382" calcext:value-type="float">
            <text:p>3.76006197929382</text:p>
          </table:table-cell>
          <table:table-cell office:value-type="float" office:value="-2.55801630020142" calcext:value-type="float">
            <text:p>-2.5580163002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2092413902283" calcext:value-type="float">
            <text:p>-2.22092413902283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6061887741089" calcext:value-type="float">
            <text:p>-3.06061887741089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2.1570086479187" calcext:value-type="float">
            <text:p>2.1570086479187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2.37074899673462" calcext:value-type="float">
            <text:p>2.37074899673462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2.31221270561218" calcext:value-type="float">
            <text:p>2.31221270561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-2.08473372459412" calcext:value-type="float">
            <text:p>-2.08473372459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2.27047252655029" calcext:value-type="float">
            <text:p>-2.27047252655029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042667388916" calcext:value-type="float">
            <text:p>3.5042667388916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6367220878601" calcext:value-type="float">
            <text:p>-2.66367220878601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2.2944130897522" calcext:value-type="float">
            <text:p>2.2944130897522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4153490066528" calcext:value-type="float">
            <text:p>-2.54153490066528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5464825630188" calcext:value-type="float">
            <text:p>2.95464825630188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640392780304" calcext:value-type="float">
            <text:p>1.62640392780304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4.22213840484619" calcext:value-type="float">
            <text:p>-4.22213840484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2.14833498001099" calcext:value-type="float">
            <text:p>-2.14833498001099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6228182315826" calcext:value-type="float">
            <text:p>1.96228182315826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2.92289972305298" calcext:value-type="float">
            <text:p>2.922899723052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2.02213644981384" calcext:value-type="float">
            <text:p>2.02213644981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1.88219928741455" calcext:value-type="float">
            <text:p>1.88219928741455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178708076477" calcext:value-type="float">
            <text:p>-2.6178708076477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2.02213644981384" calcext:value-type="float">
            <text:p>2.02213644981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5603876113892" calcext:value-type="float">
            <text:p>-1.65603876113892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1.6572527885437" calcext:value-type="float">
            <text:p>-1.65725278854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2.35801410675049" calcext:value-type="float">
            <text:p>2.358014106750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3.63792443275452" calcext:value-type="float">
            <text:p>3.63792443275452</text:p>
          </table:table-cell>
          <table:table-cell office:value-type="float" office:value="-2.46641325950623" calcext:value-type="float">
            <text:p>-2.46641325950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2.55801630020142" calcext:value-type="float">
            <text:p>-2.55801630020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09968662261963" calcext:value-type="float">
            <text:p>4.09968662261963</text:p>
          </table:table-cell>
          <table:table-cell office:value-type="float" office:value="-2.88115930557251" calcext:value-type="float">
            <text:p>-2.88115930557251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7602252960205" calcext:value-type="float">
            <text:p>2.17602252960205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2.38601613044739" calcext:value-type="float">
            <text:p>2.38601613044739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2245092391968" calcext:value-type="float">
            <text:p>-2.02245092391968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1.27151226997375" calcext:value-type="float">
            <text:p>1.27151226997375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3.77532935142517" calcext:value-type="float">
            <text:p>3.77532935142517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2.95496273040771" calcext:value-type="float">
            <text:p>-2.954962730407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0884685516357" calcext:value-type="float">
            <text:p>2.90884685516357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4306144714355" calcext:value-type="float">
            <text:p>-2.34306144714355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1.50305247306824" calcext:value-type="float">
            <text:p>1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-2.45114612579346" calcext:value-type="float">
            <text:p>-2.45114612579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2.18754291534424" calcext:value-type="float">
            <text:p>2.18754291534424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2.74375486373901" calcext:value-type="float">
            <text:p>-2.74375486373901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0121304988861" calcext:value-type="float">
            <text:p>1.90121304988861</text:p>
          </table:table-cell>
          <table:table-cell office:value-type="float" office:value="-2.43841147422791" calcext:value-type="float">
            <text:p>-2.43841147422791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2.36207556724548" calcext:value-type="float">
            <text:p>-2.36207556724548</text:p>
          </table:table-cell>
          <table:table-cell office:value-type="float" office:value="-2.48168039321899" calcext:value-type="float">
            <text:p>-2.481680393218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0489373207092" calcext:value-type="float">
            <text:p>-1.30489373207092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935634434223175" calcext:value-type="float">
            <text:p>0.935634434223175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2245092391968" calcext:value-type="float">
            <text:p>-2.02245092391968</text:p>
          </table:table-cell>
          <table:table-cell office:value-type="float" office:value="-2.56054878234863" calcext:value-type="float">
            <text:p>-2.56054878234863</text:p>
          </table:table-cell>
          <table:table-cell office:value-type="float" office:value="-2.64961934089661" calcext:value-type="float">
            <text:p>-2.64961934089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0.573283433914185" calcext:value-type="float">
            <text:p>-0.5732834339141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3327422142029" calcext:value-type="float">
            <text:p>1.73327422142029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-1.98039603233337" calcext:value-type="float">
            <text:p>-1.98039603233337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2.08067274093628" calcext:value-type="float">
            <text:p>2.08067274093628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3.01450276374817" calcext:value-type="float">
            <text:p>3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2.62161755561829" calcext:value-type="float">
            <text:p>-2.62161755561829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1.9167947769165" calcext:value-type="float">
            <text:p>-1.91679477691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-2.07199907302856" calcext:value-type="float">
            <text:p>-2.07199907302856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2932109832764" calcext:value-type="float">
            <text:p>-2.12932109832764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7664940357208" calcext:value-type="float">
            <text:p>-1.97664940357208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1.33258104324341" calcext:value-type="float">
            <text:p>1.33258104324341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2.02619767189026" calcext:value-type="float">
            <text:p>-2.02619767189026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2.86335968971252" calcext:value-type="float">
            <text:p>-2.863359689712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2.58702182769775" calcext:value-type="float">
            <text:p>2.58702182769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957332611084" calcext:value-type="float">
            <text:p>-2.4957332611084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7664940357208" calcext:value-type="float">
            <text:p>-1.97664940357208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2.69135975837708" calcext:value-type="float">
            <text:p>2.69135975837708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1.88473188877106" calcext:value-type="float">
            <text:p>1.884731888771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3.99160218238831" calcext:value-type="float">
            <text:p>3.991602182388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0031361579895" calcext:value-type="float">
            <text:p>-1.90031361579895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2.4165506362915" calcext:value-type="float">
            <text:p>2.4165506362915</text:p>
          </table:table-cell>
          <table:table-cell office:value-type="float" office:value="1.869464635849" calcext:value-type="float">
            <text:p>1.8694646358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2.03740358352661" calcext:value-type="float">
            <text:p>2.03740358352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3.98039603233337" calcext:value-type="float">
            <text:p>-3.98039603233337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2.81602954864502" calcext:value-type="float">
            <text:p>2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0489373207092" calcext:value-type="float">
            <text:p>-1.30489373207092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-2.46641325950623" calcext:value-type="float">
            <text:p>-2.46641325950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2.48168039321899" calcext:value-type="float">
            <text:p>-2.481680393218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182393074036" calcext:value-type="float">
            <text:p>2.22182393074036</text:p>
          </table:table-cell>
          <table:table-cell office:value-type="float" office:value="0.218077182769775" calcext:value-type="float">
            <text:p>0.218077182769775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9191665649414" calcext:value-type="float">
            <text:p>-1.99191665649414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3480088710785" calcext:value-type="float">
            <text:p>1.53480088710785</text:p>
          </table:table-cell>
          <table:table-cell office:value-type="float" office:value="-2.78955626487732" calcext:value-type="float">
            <text:p>-2.78955626487732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2.17227578163147" calcext:value-type="float">
            <text:p>2.17227578163147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6380860805511" calcext:value-type="float">
            <text:p>1.76380860805511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1.09236741065979" calcext:value-type="float">
            <text:p>-1.09236741065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-3.07963275909424" calcext:value-type="float">
            <text:p>-3.07963275909424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2.59108304977417" calcext:value-type="float">
            <text:p>-2.59108304977417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3237466812134" calcext:value-type="float">
            <text:p>-1.73237466812134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1.97380232810974" calcext:value-type="float">
            <text:p>1.97380232810974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2.20534253120422" calcext:value-type="float">
            <text:p>2.20534253120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953375339508" calcext:value-type="float">
            <text:p>1.51953375339508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743593454361" calcext:value-type="float">
            <text:p>-1.2743593454361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4.05673217773438" calcext:value-type="float">
            <text:p>-4.05673217773438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2.36207556724548" calcext:value-type="float">
            <text:p>-2.36207556724548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3.22824335098267" calcext:value-type="float">
            <text:p>3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-2.7412223815918" calcext:value-type="float">
            <text:p>-2.7412223815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3.12290167808533" calcext:value-type="float">
            <text:p>-3.12290167808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5159480571747" calcext:value-type="float">
            <text:p>1.35159480571747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5617504119873" calcext:value-type="float">
            <text:p>2.75617504119873</text:p>
          </table:table-cell>
          <table:table-cell office:value-type="float" office:value="-2.23993802070618" calcext:value-type="float">
            <text:p>-2.23993802070618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2.05267071723938" calcext:value-type="float">
            <text:p>2.052670717239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2.37328147888184" calcext:value-type="float">
            <text:p>2.373281478881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8392448425293" calcext:value-type="float">
            <text:p>-3.8392448425293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-2.57328343391418" calcext:value-type="float">
            <text:p>-2.57328343391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2932109832764" calcext:value-type="float">
            <text:p>-2.12932109832764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9663305282593" calcext:value-type="float">
            <text:p>2.49663305282593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2.75902199745178" calcext:value-type="float">
            <text:p>-2.75902199745178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1.41297805309296" calcext:value-type="float">
            <text:p>-1.412978053092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1.83639788627625" calcext:value-type="float">
            <text:p>1.83639788627625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-2.98549723625183" calcext:value-type="float">
            <text:p>-2.98549723625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2.58448934555054" calcext:value-type="float">
            <text:p>2.58448934555054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2.12647414207458" calcext:value-type="float">
            <text:p>2.12647414207458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4.22213840484619" calcext:value-type="float">
            <text:p>-4.22213840484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0.358014285564423" calcext:value-type="float">
            <text:p>0.3580142855644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640392780304" calcext:value-type="float">
            <text:p>1.62640392780304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69899320602417" calcext:value-type="float">
            <text:p>1.69899320602417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1176390647888" calcext:value-type="float">
            <text:p>-1.41176390647888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2.87709832191467" calcext:value-type="float">
            <text:p>2.87709832191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1100039482117" calcext:value-type="float">
            <text:p>-2.51100039482117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583288192749" calcext:value-type="float">
            <text:p>-2.3583288192749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3.2603063583374" calcext:value-type="float">
            <text:p>-3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953375339508" calcext:value-type="float">
            <text:p>1.51953375339508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2869410514832" calcext:value-type="float">
            <text:p>2.32869410514832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2.02366518974304" calcext:value-type="float">
            <text:p>-2.023665189743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2.7396936416626" calcext:value-type="float">
            <text:p>2.73969364166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-1.35190939903259" calcext:value-type="float">
            <text:p>-1.351909399032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2.02619767189026" calcext:value-type="float">
            <text:p>-2.02619767189026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2.35801410675049" calcext:value-type="float">
            <text:p>2.358014106750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6138226985931" calcext:value-type="float">
            <text:p>-1.96138226985931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6151866912842" calcext:value-type="float">
            <text:p>3.06151866912842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2.52342081069946" calcext:value-type="float">
            <text:p>2.52342081069946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3.27151226997375" calcext:value-type="float">
            <text:p>3.27151226997375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3.13664031028748" calcext:value-type="float">
            <text:p>3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2.34680843353271" calcext:value-type="float">
            <text:p>-2.34680843353271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361912727356" calcext:value-type="float">
            <text:p>-2.2361912727356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1.64451825618744" calcext:value-type="float">
            <text:p>-1.64451825618744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9497010707855" calcext:value-type="float">
            <text:p>-1.59497010707855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1176390647888" calcext:value-type="float">
            <text:p>-1.41176390647888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2.54528164863586" calcext:value-type="float">
            <text:p>-2.54528164863586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2.96616888046265" calcext:value-type="float">
            <text:p>2.96616888046265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0.617556273937225" calcext:value-type="float">
            <text:p>0.6175562739372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2.78549528121948" calcext:value-type="float">
            <text:p>2.785495281219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7067878246307" calcext:value-type="float">
            <text:p>1.87067878246307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2.27914595603943" calcext:value-type="float">
            <text:p>2.27914595603943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17227578163147" calcext:value-type="float">
            <text:p>2.17227578163147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2.29694557189941" calcext:value-type="float">
            <text:p>2.29694557189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2.88115930557251" calcext:value-type="float">
            <text:p>-2.88115930557251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2.04146480560303" calcext:value-type="float">
            <text:p>-2.04146480560303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4777808189392" calcext:value-type="float">
            <text:p>2.84777808189392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2.3885486125946" calcext:value-type="float">
            <text:p>2.3885486125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0503001213074" calcext:value-type="float">
            <text:p>2.40503001213074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924428462982178" calcext:value-type="float">
            <text:p>-0.924428462982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2.553955078125" calcext:value-type="float">
            <text:p>2.553955078125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-2.22213840484619" calcext:value-type="float">
            <text:p>-2.22213840484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2.00839781761169" calcext:value-type="float">
            <text:p>-2.008397817611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4.88983249664307" calcext:value-type="float">
            <text:p>4.88983249664307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2.42061161994934" calcext:value-type="float">
            <text:p>-2.420611619949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5541164875031" calcext:value-type="float">
            <text:p>1.85541164875031</text:p>
          </table:table-cell>
          <table:table-cell office:value-type="float" office:value="-3.33917474746704" calcext:value-type="float">
            <text:p>-3.33917474746704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2.52595329284668" calcext:value-type="float">
            <text:p>2.525953292846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2.43435001373291" calcext:value-type="float">
            <text:p>2.43435001373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3.46998572349548" calcext:value-type="float">
            <text:p>3.46998572349548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84282970428467" calcext:value-type="float">
            <text:p>-0.984282970428467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3161115646362" calcext:value-type="float">
            <text:p>-2.83161115646362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3.3977108001709" calcext:value-type="float">
            <text:p>-3.39771080017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-2.45114612579346" calcext:value-type="float">
            <text:p>-2.45114612579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1.50305247306824" calcext:value-type="float">
            <text:p>1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2.64809060096741" calcext:value-type="float">
            <text:p>2.648090600967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1.8974666595459" calcext:value-type="float">
            <text:p>1.8974666595459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2.82009077072144" calcext:value-type="float">
            <text:p>-2.82009077072144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5770182609558" calcext:value-type="float">
            <text:p>2.55770182609558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-4.32900857925415" calcext:value-type="float">
            <text:p>-4.329008579254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0565700531006" calcext:value-type="float">
            <text:p>-2.20565700531006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6380860805511" calcext:value-type="float">
            <text:p>1.76380860805511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4611513614655" calcext:value-type="float">
            <text:p>-1.94611513614655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3.33258128166199" calcext:value-type="float">
            <text:p>3.33258128166199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1.6099226474762" calcext:value-type="float">
            <text:p>1.60992264747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6443572044373" calcext:value-type="float">
            <text:p>-1.56443572044373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014817237854" calcext:value-type="float">
            <text:p>-3.014817237854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2.28167843818665" calcext:value-type="float">
            <text:p>2.281678438186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1.57685589790344" calcext:value-type="float">
            <text:p>1.57685589790344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1.60739016532898" calcext:value-type="float">
            <text:p>1.60739016532898</text:p>
          </table:table-cell>
          <table:table-cell office:value-type="float" office:value="3.38091492652893" calcext:value-type="float">
            <text:p>3.38091492652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1113679409027" calcext:value-type="float">
            <text:p>1.61113679409027</text:p>
          </table:table-cell>
          <table:table-cell office:value-type="float" office:value="-2.5758159160614" calcext:value-type="float">
            <text:p>-2.5758159160614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2.73716115951538" calcext:value-type="float">
            <text:p>2.73716115951538</text:p>
          </table:table-cell>
          <table:table-cell office:value-type="float" office:value="2.23587703704834" calcext:value-type="float">
            <text:p>2.235877037048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4.02213668823242" calcext:value-type="float">
            <text:p>4.022136688232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1.21297609806061" calcext:value-type="float">
            <text:p>1.212976098060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1.39618229866028" calcext:value-type="float">
            <text:p>1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0718379020691" calcext:value-type="float">
            <text:p>-2.00718379020691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0961012840271" calcext:value-type="float">
            <text:p>1.80961012840271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2.37481021881104" calcext:value-type="float">
            <text:p>-2.37481021881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77532911300659" calcext:value-type="float">
            <text:p>1.77532911300659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1.71832156181335" calcext:value-type="float">
            <text:p>-1.718321561813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-0.37481015920639" calcext:value-type="float">
            <text:p>-0.37481015920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4764180183411" calcext:value-type="float">
            <text:p>-1.74764180183411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1.28931200504303" calcext:value-type="float">
            <text:p>1.289312005043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4153490066528" calcext:value-type="float">
            <text:p>-2.54153490066528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9649677276611" calcext:value-type="float">
            <text:p>-1.39649677276611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0.861831068992615" calcext:value-type="float">
            <text:p>0.861831068992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-2.94222807884216" calcext:value-type="float">
            <text:p>-2.94222807884216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43945121765137" calcext:value-type="float">
            <text:p>1.43945121765137</text:p>
          </table:table-cell>
          <table:table-cell office:value-type="float" office:value="-1.96259641647339" calcext:value-type="float">
            <text:p>-1.96259641647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4090790748596" calcext:value-type="float">
            <text:p>2.74090790748596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48405194282532" calcext:value-type="float">
            <text:p>-0.648405194282532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2.49694752693176" calcext:value-type="float">
            <text:p>-2.496947526931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0.648090600967407" calcext:value-type="float">
            <text:p>0.6480906009674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8289270401001" calcext:value-type="float">
            <text:p>2.28289270401001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-1.43077778816223" calcext:value-type="float">
            <text:p>-1.43077778816223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4472463130951" calcext:value-type="float">
            <text:p>1.24472463130951</text:p>
          </table:table-cell>
          <table:table-cell office:value-type="float" office:value="1.50051999092102" calcext:value-type="float">
            <text:p>1.50051999092102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-2.45114612579346" calcext:value-type="float">
            <text:p>-2.451146125793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2.03740358352661" calcext:value-type="float">
            <text:p>2.03740358352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0.57175475358963" calcext:value-type="float">
            <text:p>0.571754753589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1.2587776184082" calcext:value-type="float">
            <text:p>1.25877761840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8657314777374" calcext:value-type="float">
            <text:p>-1.68657314777374</text:p>
          </table:table-cell>
          <table:table-cell office:value-type="float" office:value="0.874565780162811" calcext:value-type="float">
            <text:p>0.874565780162811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2.25520515441895" calcext:value-type="float">
            <text:p>-2.25520515441895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4382507801056" calcext:value-type="float">
            <text:p>-1.24382507801056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2.32747983932495" calcext:value-type="float">
            <text:p>2.32747983932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2.4165506362915" calcext:value-type="float">
            <text:p>2.4165506362915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1.79312872886658" calcext:value-type="float">
            <text:p>1.793128728866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19397532939911" calcext:value-type="float">
            <text:p>-0.419397532939911</text:p>
          </table:table-cell>
          <table:table-cell office:value-type="float" office:value="-3.17123579978943" calcext:value-type="float">
            <text:p>-3.17123579978943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4229829311371" calcext:value-type="float">
            <text:p>-1.44229829311371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1.97786355018616" calcext:value-type="float">
            <text:p>-1.97786355018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-2.71322059631348" calcext:value-type="float">
            <text:p>-2.71322059631348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6367220878601" calcext:value-type="float">
            <text:p>-2.66367220878601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4.15700817108154" calcext:value-type="float">
            <text:p>4.15700817108154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1176390647888" calcext:value-type="float">
            <text:p>-1.41176390647888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2.69389224052429" calcext:value-type="float">
            <text:p>2.69389224052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3466472625732" calcext:value-type="float">
            <text:p>-2.43466472625732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92679929733276" calcext:value-type="float">
            <text:p>-0.892679929733276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2.54274916648865" calcext:value-type="float">
            <text:p>-2.54274916648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0.316273957490921" calcext:value-type="float">
            <text:p>-0.316273957490921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1.88219928741455" calcext:value-type="float">
            <text:p>1.88219928741455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85182762146" calcext:value-type="float">
            <text:p>2.985182762146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2.22060966491699" calcext:value-type="float">
            <text:p>2.220609664916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1.88219928741455" calcext:value-type="float">
            <text:p>1.88219928741455</text:p>
          </table:table-cell>
          <table:table-cell office:value-type="float" office:value="2.7396936416626" calcext:value-type="float">
            <text:p>2.73969364166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3.54632163047791" calcext:value-type="float">
            <text:p>3.54632163047791</text:p>
          </table:table-cell>
          <table:table-cell office:value-type="float" office:value="-2.57328343391418" calcext:value-type="float">
            <text:p>-2.573283433914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2.65215182304382" calcext:value-type="float">
            <text:p>-2.65215182304382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1.67252016067505" calcext:value-type="float">
            <text:p>-1.67252016067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1.55038261413574" calcext:value-type="float">
            <text:p>-1.55038261413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2.13306784629822" calcext:value-type="float">
            <text:p>-2.13306784629822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2106041908264" calcext:value-type="float">
            <text:p>1.32106041908264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1.40891695022583" calcext:value-type="float">
            <text:p>1.40891695022583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2.61502385139465" calcext:value-type="float">
            <text:p>2.61502385139465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2869410514832" calcext:value-type="float">
            <text:p>2.32869410514832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82772445678711" calcext:value-type="float">
            <text:p>-1.82772445678711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1.76412320137024" calcext:value-type="float">
            <text:p>-1.76412320137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8046612739563" calcext:value-type="float">
            <text:p>-2.48046612739563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9739632606506" calcext:value-type="float">
            <text:p>1.39739632606506</text:p>
          </table:table-cell>
          <table:table-cell office:value-type="float" office:value="-1.41551065444946" calcext:value-type="float">
            <text:p>-1.41551065444946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1.77786159515381" calcext:value-type="float">
            <text:p>1.777861595153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6748917102814" calcext:value-type="float">
            <text:p>-1.16748917102814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2.1788694858551" calcext:value-type="float">
            <text:p>-2.1788694858551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2.50815367698669" calcext:value-type="float">
            <text:p>2.50815367698669</text:p>
          </table:table-cell>
          <table:table-cell office:value-type="float" office:value="1.6099226474762" calcext:value-type="float">
            <text:p>1.60992264747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2.4165506362915" calcext:value-type="float">
            <text:p>2.4165506362915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3.09083867073059" calcext:value-type="float">
            <text:p>3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2.77175664901733" calcext:value-type="float">
            <text:p>-2.771756649017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3583288192749" calcext:value-type="float">
            <text:p>-2.3583288192749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5.06436586380005" calcext:value-type="float">
            <text:p>-5.06436586380005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46519899368286" calcext:value-type="float">
            <text:p>-2.46519899368286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84687829017639" calcext:value-type="float">
            <text:p>-2.84687829017639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1.41297805309296" calcext:value-type="float">
            <text:p>-1.412978053092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2.61502385139465" calcext:value-type="float">
            <text:p>2.61502385139465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1.85419750213623" calcext:value-type="float">
            <text:p>1.85419750213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2.51474714279175" calcext:value-type="float">
            <text:p>-2.51474714279175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2.17480802536011" calcext:value-type="float">
            <text:p>2.17480802536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1.51831960678101" calcext:value-type="float">
            <text:p>1.51831960678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2.19413661956787" calcext:value-type="float">
            <text:p>-2.19413661956787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2.84403133392334" calcext:value-type="float">
            <text:p>2.84403133392334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1.41297805309296" calcext:value-type="float">
            <text:p>-1.412978053092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4243469238281" calcext:value-type="float">
            <text:p>2.54243469238281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3.21450471878052" calcext:value-type="float">
            <text:p>-3.214504718780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928160905838" calcext:value-type="float">
            <text:p>1.9928160905838</text:p>
          </table:table-cell>
          <table:table-cell office:value-type="float" office:value="-3.21703720092773" calcext:value-type="float">
            <text:p>-3.21703720092773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2.35954308509827" calcext:value-type="float">
            <text:p>-2.35954308509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2397770881653" calcext:value-type="float">
            <text:p>-1.82397770881653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2.73716115951538" calcext:value-type="float">
            <text:p>2.73716115951538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1.9432680606842" calcext:value-type="float">
            <text:p>1.9432680606842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0.863359808921814" calcext:value-type="float">
            <text:p>-0.8633598089218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2.14427375793457" calcext:value-type="float">
            <text:p>2.14427375793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-1.68778729438782" calcext:value-type="float">
            <text:p>-1.68778729438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2.19160413742065" calcext:value-type="float">
            <text:p>-2.19160413742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5235819816589" calcext:value-type="float">
            <text:p>2.25235819816589</text:p>
          </table:table-cell>
          <table:table-cell office:value-type="float" office:value="1.92800092697144" calcext:value-type="float">
            <text:p>1.92800092697144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1.27151226997375" calcext:value-type="float">
            <text:p>1.27151226997375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7664940357208" calcext:value-type="float">
            <text:p>-1.97664940357208</text:p>
          </table:table-cell>
          <table:table-cell office:value-type="float" office:value="3.24097800254822" calcext:value-type="float">
            <text:p>3.24097800254822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1.72952771186829" calcext:value-type="float">
            <text:p>1.72952771186829</text:p>
          </table:table-cell>
          <table:table-cell office:value-type="float" office:value="-1.6572527885437" calcext:value-type="float">
            <text:p>-1.65725278854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0.176336884498596" calcext:value-type="float">
            <text:p>-0.17633688449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4535174369812" calcext:value-type="float">
            <text:p>-1.04535174369812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1571691036224" calcext:value-type="float">
            <text:p>1.01571691036224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3.80992460250854" calcext:value-type="float">
            <text:p>-3.809924602508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1.04909837245941" calcext:value-type="float">
            <text:p>-1.04909837245941</text:p>
          </table:table-cell>
          <table:table-cell office:value-type="float" office:value="-2.2679398059845" calcext:value-type="float">
            <text:p>-2.26793980598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-2.69542074203491" calcext:value-type="float">
            <text:p>-2.695420742034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905261516571" calcext:value-type="float">
            <text:p>1.2905261516571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3008449077606" calcext:value-type="float">
            <text:p>-1.03008449077606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1.59871673583984" calcext:value-type="float">
            <text:p>-1.59871673583984</text:p>
          </table:table-cell>
          <table:table-cell office:value-type="float" office:value="1.64045703411102" calcext:value-type="float">
            <text:p>1.640457034111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8976287841797" calcext:value-type="float">
            <text:p>2.38976287841797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1405396461487" calcext:value-type="float">
            <text:p>-2.11405396461487</text:p>
          </table:table-cell>
          <table:table-cell office:value-type="float" office:value="-1.69031977653503" calcext:value-type="float">
            <text:p>-1.69031977653503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2.14580249786377" calcext:value-type="float">
            <text:p>-2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1.71426033973694" calcext:value-type="float">
            <text:p>1.71426033973694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2.40381574630737" calcext:value-type="float">
            <text:p>2.40381574630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0.63688462972641" calcext:value-type="float">
            <text:p>-0.63688462972641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3.06436562538147" calcext:value-type="float">
            <text:p>-3.06436562538147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1.9193274974823" calcext:value-type="float">
            <text:p>-1.9193274974823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2.43841147422791" calcext:value-type="float">
            <text:p>-2.43841147422791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-0.163602232933044" calcext:value-type="float">
            <text:p>-0.163602232933044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1.97786355018616" calcext:value-type="float">
            <text:p>-1.97786355018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0.50815349817276" calcext:value-type="float">
            <text:p>0.50815349817276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6977922916412" calcext:value-type="float">
            <text:p>-1.86977922916412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-0.100000977516174" calcext:value-type="float">
            <text:p>-0.1000009775161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1.21450483798981" calcext:value-type="float">
            <text:p>-1.214504837989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2.46641325950623" calcext:value-type="float">
            <text:p>-2.46641325950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2.54122042655945" calcext:value-type="float">
            <text:p>2.541220426559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1.59618425369263" calcext:value-type="float">
            <text:p>-1.59618425369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3084788322449" calcext:value-type="float">
            <text:p>-1.93084788322449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2.70915937423706" calcext:value-type="float">
            <text:p>2.709159374237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-3.446044921875" calcext:value-type="float">
            <text:p>-3.446044921875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3.14070129394531" calcext:value-type="float">
            <text:p>-3.14070129394531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-2.84809255599976" calcext:value-type="float">
            <text:p>-2.848092555999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-2.06946659088135" calcext:value-type="float">
            <text:p>-2.06946659088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-0.423144191503525" calcext:value-type="float">
            <text:p>-0.423144191503525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-1.78192281723022" calcext:value-type="float">
            <text:p>-1.78192281723022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1.11884045600891" calcext:value-type="float">
            <text:p>1.11884045600891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93174743652344" calcext:value-type="float">
            <text:p>3.93174743652344</text:p>
          </table:table-cell>
          <table:table-cell office:value-type="float" office:value="-0.957495331764221" calcext:value-type="float">
            <text:p>-0.957495331764221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2.69135975837708" calcext:value-type="float">
            <text:p>2.69135975837708</text:p>
          </table:table-cell>
          <table:table-cell office:value-type="float" office:value="3.80839586257935" calcext:value-type="float">
            <text:p>3.808395862579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-2.22213840484619" calcext:value-type="float">
            <text:p>-2.22213840484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1329069137573" calcext:value-type="float">
            <text:p>-1.21329069137573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1.29337322711945" calcext:value-type="float">
            <text:p>-1.29337322711945</text:p>
          </table:table-cell>
          <table:table-cell office:value-type="float" office:value="-1.85572624206543" calcext:value-type="float">
            <text:p>-1.85572624206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5451209545136" calcext:value-type="float">
            <text:p>-1.85451209545136</text:p>
          </table:table-cell>
          <table:table-cell office:value-type="float" office:value="1.6379246711731" calcext:value-type="float">
            <text:p>1.6379246711731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8594591617584" calcext:value-type="float">
            <text:p>1.88594591617584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2.130535364151" calcext:value-type="float">
            <text:p>-2.1305353641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7970285415649" calcext:value-type="float">
            <text:p>-1.57970285415649</text:p>
          </table:table-cell>
          <table:table-cell office:value-type="float" office:value="-0.102533519268036" calcext:value-type="float">
            <text:p>-0.102533519268036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2.93969559669495" calcext:value-type="float">
            <text:p>-2.93969559669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1.84299159049988" calcext:value-type="float">
            <text:p>-1.84299159049988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1.99160206317902" calcext:value-type="float">
            <text:p>1.991602063179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6290905475616" calcext:value-type="float">
            <text:p>-1.76290905475616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2.29847431182861" calcext:value-type="float">
            <text:p>-2.298474311828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1.68625855445862" calcext:value-type="float">
            <text:p>1.686258554458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0121304988861" calcext:value-type="float">
            <text:p>1.90121304988861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0.770228028297424" calcext:value-type="float">
            <text:p>0.7702280282974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3.19517636299133" calcext:value-type="float">
            <text:p>3.19517636299133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8976287841797" calcext:value-type="float">
            <text:p>2.38976287841797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0.892365455627441" calcext:value-type="float">
            <text:p>0.8923654556274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2550437450409" calcext:value-type="float">
            <text:p>-1.62550437450409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2703115940094" calcext:value-type="float">
            <text:p>-1.42703115940094</text:p>
          </table:table-cell>
          <table:table-cell office:value-type="float" office:value="2.8134970664978" calcext:value-type="float">
            <text:p>2.8134970664978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80839598178864" calcext:value-type="float">
            <text:p>1.808395981788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-1.24503910541534" calcext:value-type="float">
            <text:p>-1.24503910541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2.88983297348022" calcext:value-type="float">
            <text:p>2.88983297348022</text:p>
          </table:table-cell>
          <table:table-cell office:value-type="float" office:value="2.09847211837769" calcext:value-type="float">
            <text:p>2.098472118377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0.865892291069031" calcext:value-type="float">
            <text:p>-0.865892291069031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821291923523" calcext:value-type="float">
            <text:p>1.3821291923523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0.370748937129974" calcext:value-type="float">
            <text:p>0.370748937129974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386016070842743" calcext:value-type="float">
            <text:p>0.386016070842743</text:p>
          </table:table-cell>
          <table:table-cell office:value-type="float" office:value="-2.80229115486145" calcext:value-type="float">
            <text:p>-2.80229115486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1.50458121299744" calcext:value-type="float">
            <text:p>-1.504581212997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1.33511352539063" calcext:value-type="float">
            <text:p>1.335113525390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0.645558059215546" calcext:value-type="float">
            <text:p>0.645558059215546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1342697143555" calcext:value-type="float">
            <text:p>2.31342697143555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1.85825872421265" calcext:value-type="float">
            <text:p>-1.85825872421265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8594591617584" calcext:value-type="float">
            <text:p>1.88594591617584</text:p>
          </table:table-cell>
          <table:table-cell office:value-type="float" office:value="2.7676956653595" calcext:value-type="float">
            <text:p>2.7676956653595</text:p>
          </table:table-cell>
          <table:table-cell office:value-type="float" office:value="-1.82519173622131" calcext:value-type="float">
            <text:p>-1.825191736221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7373223304749" calcext:value-type="float">
            <text:p>1.47373223304749</text:p>
          </table:table-cell>
          <table:table-cell office:value-type="float" office:value="-2.46894574165344" calcext:value-type="float">
            <text:p>-2.46894574165344</text:p>
          </table:table-cell>
          <table:table-cell office:value-type="float" office:value="2.81602954864502" calcext:value-type="float">
            <text:p>2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2.46488451957703" calcext:value-type="float">
            <text:p>2.464884519577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309680283069611" calcext:value-type="float">
            <text:p>0.309680283069611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2.25114393234253" calcext:value-type="float">
            <text:p>2.25114393234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2.0832052230835" calcext:value-type="float">
            <text:p>2.08320522308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28962635993958" calcext:value-type="float">
            <text:p>-3.2896263599395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2.85929870605469" calcext:value-type="float">
            <text:p>2.85929870605469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1.6572527885437" calcext:value-type="float">
            <text:p>-1.65725278854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2.58702182769775" calcext:value-type="float">
            <text:p>2.58702182769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3.27557349205017" calcext:value-type="float">
            <text:p>-3.27557349205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706626832485199" calcext:value-type="float">
            <text:p>0.706626832485199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01076889038086" calcext:value-type="float">
            <text:p>-0.801076889038086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1648042201996" calcext:value-type="float">
            <text:p>1.91648042201996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0.911693811416626" calcext:value-type="float">
            <text:p>-0.911693811416626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5069525241852" calcext:value-type="float">
            <text:p>-1.35069525241852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2.16106963157654" calcext:value-type="float">
            <text:p>-2.161069631576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2447247505188" calcext:value-type="float">
            <text:p>3.2447247505188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1.2867796421051" calcext:value-type="float">
            <text:p>1.2867796421051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0.728487730026245" calcext:value-type="float">
            <text:p>-0.728487730026245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2.36207556724548" calcext:value-type="float">
            <text:p>-2.36207556724548</text:p>
          </table:table-cell>
          <table:table-cell office:value-type="float" office:value="-2.81755828857422" calcext:value-type="float">
            <text:p>-2.81755828857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7206916809082" calcext:value-type="float">
            <text:p>-2.57206916809082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0.724426507949829" calcext:value-type="float">
            <text:p>0.7244265079498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1.80586338043213" calcext:value-type="float">
            <text:p>1.80586338043213</text:p>
          </table:table-cell>
          <table:table-cell office:value-type="float" office:value="2.20534253120422" calcext:value-type="float">
            <text:p>2.20534253120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0.782962620258331" calcext:value-type="float">
            <text:p>0.782962620258331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1.62671852111816" calcext:value-type="float">
            <text:p>-1.626718521118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3.869464635849" calcext:value-type="float">
            <text:p>3.8694646358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3.43077778816223" calcext:value-type="float">
            <text:p>-3.43077778816223</text:p>
          </table:table-cell>
          <table:table-cell office:value-type="float" office:value="1.42671656608582" calcext:value-type="float">
            <text:p>1.42671656608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-2.49948000907898" calcext:value-type="float">
            <text:p>-2.49948000907898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2.66741895675659" calcext:value-type="float">
            <text:p>-2.66741895675659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2.87456583976746" calcext:value-type="float">
            <text:p>2.87456583976746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7664940357208" calcext:value-type="float">
            <text:p>-1.97664940357208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3.43077778816223" calcext:value-type="float">
            <text:p>-3.43077778816223</text:p>
          </table:table-cell>
          <table:table-cell office:value-type="float" office:value="0.434350162744522" calcext:value-type="float">
            <text:p>0.434350162744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1.18397045135498" calcext:value-type="float">
            <text:p>-1.18397045135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5374870300293" calcext:value-type="float">
            <text:p>-0.95374870300293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5756554603577" calcext:value-type="float">
            <text:p>-1.45756554603577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46878409385681" calcext:value-type="float">
            <text:p>-0.846878409385681</text:p>
          </table:table-cell>
          <table:table-cell office:value-type="float" office:value="0.141741275787354" calcext:value-type="float">
            <text:p>0.141741275787354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1.04250454902649" calcext:value-type="float">
            <text:p>1.04250454902649</text:p>
          </table:table-cell>
          <table:table-cell office:value-type="float" office:value="3.01450276374817" calcext:value-type="float">
            <text:p>3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-1.74885606765747" calcext:value-type="float">
            <text:p>-1.748856067657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3.59871673583984" calcext:value-type="float">
            <text:p>-3.59871673583984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0.968701303005218" calcext:value-type="float">
            <text:p>0.968701303005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2.28167843818665" calcext:value-type="float">
            <text:p>2.281678438186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1.36970901489258" calcext:value-type="float">
            <text:p>-1.36970901489258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2.09593987464905" calcext:value-type="float">
            <text:p>2.09593987464905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-2.33154106140137" calcext:value-type="float">
            <text:p>-2.33154106140137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1.46998572349548" calcext:value-type="float">
            <text:p>1.46998572349548</text:p>
          </table:table-cell>
          <table:table-cell office:value-type="float" office:value="-2.35954308509827" calcext:value-type="float">
            <text:p>-2.35954308509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1037364006042" calcext:value-type="float">
            <text:p>2.71037364006042</text:p>
          </table:table-cell>
          <table:table-cell office:value-type="float" office:value="-2.37734270095825" calcext:value-type="float">
            <text:p>-2.37734270095825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5388498306274" calcext:value-type="float">
            <text:p>2.05388498306274</text:p>
          </table:table-cell>
          <table:table-cell office:value-type="float" office:value="-1.58344960212708" calcext:value-type="float">
            <text:p>-1.58344960212708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0871057510376" calcext:value-type="float">
            <text:p>-1.80871057510376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3.33511352539062" calcext:value-type="float">
            <text:p>3.33511352539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2.28573966026306" calcext:value-type="float">
            <text:p>-2.28573966026306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88236093521118" calcext:value-type="float">
            <text:p>0.588236093521118</text:p>
          </table:table-cell>
          <table:table-cell office:value-type="float" office:value="-1.98039603233337" calcext:value-type="float">
            <text:p>-1.98039603233337</text:p>
          </table:table-cell>
          <table:table-cell office:value-type="float" office:value="-2.31374144554138" calcext:value-type="float">
            <text:p>-2.313741445541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365585803986" calcext:value-type="float">
            <text:p>1.18365585803986</text:p>
          </table:table-cell>
          <table:table-cell office:value-type="float" office:value="-1.53764796257019" calcext:value-type="float">
            <text:p>-1.53764796257019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606350302696228" calcext:value-type="float">
            <text:p>-0.606350302696228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1.24351048469543" calcext:value-type="float">
            <text:p>1.24351048469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0.0654054284095764" calcext:value-type="float">
            <text:p>0.065405428409577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-1.77939033508301" calcext:value-type="float">
            <text:p>-1.77939033508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1.59212303161621" calcext:value-type="float">
            <text:p>1.59212303161621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58733630180359" calcext:value-type="float">
            <text:p>-2.58733630180359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8275630474091" calcext:value-type="float">
            <text:p>-1.18275630474091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1.15343606472015" calcext:value-type="float">
            <text:p>-1.15343606472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24740982055664" calcext:value-type="float">
            <text:p>-0.724740982055664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2.66488647460937" calcext:value-type="float">
            <text:p>-2.664886474609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2.69135975837708" calcext:value-type="float">
            <text:p>2.69135975837708</text:p>
          </table:table-cell>
          <table:table-cell office:value-type="float" office:value="-1.07710027694702" calcext:value-type="float">
            <text:p>-1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1.93206214904785" calcext:value-type="float">
            <text:p>-1.932062149047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928160905838" calcext:value-type="float">
            <text:p>1.9928160905838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1.38091504573822" calcext:value-type="float">
            <text:p>1.38091504573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78312349319458" calcext:value-type="float">
            <text:p>0.878312349319458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-1.58091711997986" calcext:value-type="float">
            <text:p>-1.58091711997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6977922916412" calcext:value-type="float">
            <text:p>-1.86977922916412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0.388548612594604" calcext:value-type="float">
            <text:p>0.388548612594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79839134216309" calcext:value-type="float">
            <text:p>0.679839134216309</text:p>
          </table:table-cell>
          <table:table-cell office:value-type="float" office:value="2.50815367698669" calcext:value-type="float">
            <text:p>2.50815367698669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0.342747092247009" calcext:value-type="float">
            <text:p>0.342747092247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1.73206007480621" calcext:value-type="float">
            <text:p>1.732060074806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0.942228198051452" calcext:value-type="float">
            <text:p>-0.942228198051452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1.00329685211182" calcext:value-type="float">
            <text:p>-1.00329685211182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1.10763454437256" calcext:value-type="float">
            <text:p>-1.10763454437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6380860805511" calcext:value-type="float">
            <text:p>1.76380860805511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0.294413030147552" calcext:value-type="float">
            <text:p>0.294413030147552</text:p>
          </table:table-cell>
          <table:table-cell office:value-type="float" office:value="-0.00839793682098389" calcext:value-type="float">
            <text:p>-0.0083979368209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23214316368103" calcext:value-type="float">
            <text:p>-0.923214316368103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-1.46131205558777" calcext:value-type="float">
            <text:p>-1.46131205558777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7525889873505" calcext:value-type="float">
            <text:p>1.27525889873505</text:p>
          </table:table-cell>
          <table:table-cell office:value-type="float" office:value="2.34021472930908" calcext:value-type="float">
            <text:p>2.34021472930908</text:p>
          </table:table-cell>
          <table:table-cell office:value-type="float" office:value="-0.267939925193787" calcext:value-type="float">
            <text:p>-0.2679399251937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2016086578369" calcext:value-type="float">
            <text:p>-1.32016086578369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2.88115930557251" calcext:value-type="float">
            <text:p>-2.88115930557251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0.26641121506691" calcext:value-type="float">
            <text:p>0.266411215066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1.34784817695618" calcext:value-type="float">
            <text:p>1.34784817695618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2.77175664901733" calcext:value-type="float">
            <text:p>-2.771756649017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6686193943024" calcext:value-type="float">
            <text:p>1.36686193943024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2.93969559669495" calcext:value-type="float">
            <text:p>-2.93969559669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7588613033295" calcext:value-type="float">
            <text:p>-1.07588613033295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4.17480850219727" calcext:value-type="float">
            <text:p>4.174808502197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2016086578369" calcext:value-type="float">
            <text:p>-1.32016086578369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2.48015165328979" calcext:value-type="float">
            <text:p>2.48015165328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2.23334431648254" calcext:value-type="float">
            <text:p>2.23334431648254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04130339622498" calcext:value-type="float">
            <text:p>-0.404130339622498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-0.194136559963226" calcext:value-type="float">
            <text:p>-0.194136559963226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-1.1407014131546" calcext:value-type="float">
            <text:p>-1.1407014131546</text:p>
          </table:table-cell>
          <table:table-cell office:value-type="float" office:value="-2.10000109672546" calcext:value-type="float">
            <text:p>-2.10000109672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-2.98549723625183" calcext:value-type="float">
            <text:p>-2.98549723625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2.06793785095215" calcext:value-type="float">
            <text:p>2.06793785095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2.63435220718384" calcext:value-type="float">
            <text:p>-2.634352207183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0.0872663259506226" calcext:value-type="float">
            <text:p>-0.087266325950623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340214550495148" calcext:value-type="float">
            <text:p>0.340214550495148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0.881159484386444" calcext:value-type="float">
            <text:p>-0.881159484386444</text:p>
          </table:table-cell>
          <table:table-cell office:value-type="float" office:value="2.70915937423706" calcext:value-type="float">
            <text:p>2.709159374237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6596238613129" calcext:value-type="float">
            <text:p>-1.36596238613129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1.8709933757782" calcext:value-type="float">
            <text:p>-1.8709933757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1.93053340911865" calcext:value-type="float">
            <text:p>1.930533409118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640392780304" calcext:value-type="float">
            <text:p>1.62640392780304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0808338820934296" calcext:value-type="float">
            <text:p>0.008083388209343</text:p>
          </table:table-cell>
          <table:table-cell office:value-type="float" office:value="-0.362075477838516" calcext:value-type="float">
            <text:p>-0.362075477838516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3.1646420955658" calcext:value-type="float">
            <text:p>3.1646420955658</text:p>
          </table:table-cell>
          <table:table-cell office:value-type="float" office:value="-1.16870331764221" calcext:value-type="float">
            <text:p>-1.168703317642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3.65572428703308" calcext:value-type="float">
            <text:p>3.655724287033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1.79718995094299" calcext:value-type="float">
            <text:p>-1.79718995094299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-1.75138854980469" calcext:value-type="float">
            <text:p>-1.75138854980469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0.331541150808334" calcext:value-type="float">
            <text:p>-0.331541150808334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6762557029724" calcext:value-type="float">
            <text:p>2.26762557029724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0.00686925649642944" calcext:value-type="float">
            <text:p>0.006869256496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5985536575317" calcext:value-type="float">
            <text:p>-2.15985536575317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2.6022891998291" calcext:value-type="float">
            <text:p>2.60228919982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3.0272376537323" calcext:value-type="float">
            <text:p>3.0272376537323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2945737838745" calcext:value-type="float">
            <text:p>1.22945737838745</text:p>
          </table:table-cell>
          <table:table-cell office:value-type="float" office:value="-1.1865029335022" calcext:value-type="float">
            <text:p>-1.1865029335022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0260343551636" calcext:value-type="float">
            <text:p>-2.60260343551636</text:p>
          </table:table-cell>
          <table:table-cell office:value-type="float" office:value="-1.32390761375427" calcext:value-type="float">
            <text:p>-1.32390761375427</text:p>
          </table:table-cell>
          <table:table-cell office:value-type="float" office:value="-1.09236741065979" calcext:value-type="float">
            <text:p>-1.09236741065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-1.97786355018616" calcext:value-type="float">
            <text:p>-1.97786355018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-1.44351243972778" calcext:value-type="float">
            <text:p>-1.44351243972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1.07303905487061" calcext:value-type="float">
            <text:p>1.07303905487061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9892311096191" calcext:value-type="float">
            <text:p>1.19892311096191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920367300510406" calcext:value-type="float">
            <text:p>0.920367300510406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1.97786355018616" calcext:value-type="float">
            <text:p>-1.97786355018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35564309358597" calcext:value-type="float">
            <text:p>0.435564309358597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91558074951172" calcext:value-type="float">
            <text:p>-1.91558074951172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1.2104434967041" calcext:value-type="float">
            <text:p>1.2104434967041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-3.75138831138611" calcext:value-type="float">
            <text:p>-3.75138831138611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0.523420631885529" calcext:value-type="float">
            <text:p>0.523420631885529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0.0679379403591156" calcext:value-type="float">
            <text:p>0.0679379403591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1.54885399341583" calcext:value-type="float">
            <text:p>1.54885399341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1.38497626781464" calcext:value-type="float">
            <text:p>-1.38497626781464</text:p>
          </table:table-cell>
          <table:table-cell office:value-type="float" office:value="2.00686931610107" calcext:value-type="float">
            <text:p>2.006869316101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-2.37481021881104" calcext:value-type="float">
            <text:p>-2.37481021881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31995105743" calcext:value-type="float">
            <text:p>1.10731995105743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3.12137293815613" calcext:value-type="float">
            <text:p>3.12137293815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3.04250478744507" calcext:value-type="float">
            <text:p>3.04250478744507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312212765216827" calcext:value-type="float">
            <text:p>0.3122127652168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1.31731390953064" calcext:value-type="float">
            <text:p>1.31731390953064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1.45471835136414" calcext:value-type="float">
            <text:p>1.45471835136414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1.77532911300659" calcext:value-type="float">
            <text:p>1.77532911300659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3556427955627" calcext:value-type="float">
            <text:p>2.43556427955627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74000811576843" calcext:value-type="float">
            <text:p>-2.74000811576843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1023724079132" calcext:value-type="float">
            <text:p>-1.61023724079132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1.53358674049377" calcext:value-type="float">
            <text:p>1.53358674049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2.69795346260071" calcext:value-type="float">
            <text:p>-2.69795346260071</text:p>
          </table:table-cell>
          <table:table-cell office:value-type="float" office:value="0.541220366954803" calcext:value-type="float">
            <text:p>0.5412203669548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3771805763245" calcext:value-type="float">
            <text:p>-2.03771805763245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1.79465746879578" calcext:value-type="float">
            <text:p>-1.79465746879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1.32137501239777" calcext:value-type="float">
            <text:p>-1.321375012397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1.9167947769165" calcext:value-type="float">
            <text:p>-1.91679477691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0.0236651301383972" calcext:value-type="float">
            <text:p>-0.0236651301383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419082999229431" calcext:value-type="float">
            <text:p>0.419082999229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4396123886108" calcext:value-type="float">
            <text:p>2.34396123886108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1.62518990039825" calcext:value-type="float">
            <text:p>1.62518990039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-0.756489515304565" calcext:value-type="float">
            <text:p>-0.756489515304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1.03129875659943" calcext:value-type="float">
            <text:p>-1.031298756599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-1.81245708465576" calcext:value-type="float">
            <text:p>-1.81245708465576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8060240745544" calcext:value-type="float">
            <text:p>1.58060240745544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-1.29084062576294" calcext:value-type="float">
            <text:p>-1.290840625762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-0.926961004734039" calcext:value-type="float">
            <text:p>-0.926961004734039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2.25267267227173" calcext:value-type="float">
            <text:p>-2.25267267227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2510828971863" calcext:value-type="float">
            <text:p>0.832510828971863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3695478439331" calcext:value-type="float">
            <text:p>-1.13695478439331</text:p>
          </table:table-cell>
          <table:table-cell office:value-type="float" office:value="-3.11016702651978" calcext:value-type="float">
            <text:p>-3.11016702651978</text:p>
          </table:table-cell>
          <table:table-cell office:value-type="float" office:value="0.19007533788681" calcext:value-type="float">
            <text:p>0.190075337886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270472437143326" calcext:value-type="float">
            <text:p>-0.270472437143326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2.21807718276978" calcext:value-type="float">
            <text:p>2.21807718276978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0.922899782657623" calcext:value-type="float">
            <text:p>0.922899782657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2.01093053817749" calcext:value-type="float">
            <text:p>-2.01093053817749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0.0959397554397583" calcext:value-type="float">
            <text:p>0.095939755439758</text:p>
          </table:table-cell>
          <table:table-cell office:value-type="float" office:value="1.48778533935547" calcext:value-type="float">
            <text:p>1.48778533935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-0.239938080310822" calcext:value-type="float">
            <text:p>-0.239938080310822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1.09489989280701" calcext:value-type="float">
            <text:p>-1.09489989280701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-0.835357904434204" calcext:value-type="float">
            <text:p>-0.835357904434204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3.19802331924438" calcext:value-type="float">
            <text:p>-3.19802331924438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0.678624987602234" calcext:value-type="float">
            <text:p>0.6786249876022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1.65978538990021" calcext:value-type="float">
            <text:p>-1.65978538990021</text:p>
          </table:table-cell>
          <table:table-cell office:value-type="float" office:value="-1.06183302402496" calcext:value-type="float">
            <text:p>-1.06183302402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0.813497006893158" calcext:value-type="float">
            <text:p>0.813497006893158</text:p>
          </table:table-cell>
          <table:table-cell office:value-type="float" office:value="-0.664886474609375" calcext:value-type="float">
            <text:p>-0.6648864746093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0907788276672" calcext:value-type="float">
            <text:p>0.740907788276672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0.909161329269409" calcext:value-type="float">
            <text:p>-0.9091613292694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1.49184656143188" calcext:value-type="float">
            <text:p>-1.49184656143188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5985536575317" calcext:value-type="float">
            <text:p>-2.15985536575317</text:p>
          </table:table-cell>
          <table:table-cell office:value-type="float" office:value="-1.98039603233337" calcext:value-type="float">
            <text:p>-1.98039603233337</text:p>
          </table:table-cell>
          <table:table-cell office:value-type="float" office:value="-3.01603150367737" calcext:value-type="float">
            <text:p>-3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-0.30100679397583" calcext:value-type="float">
            <text:p>-0.30100679397583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972762525081634" calcext:value-type="float">
            <text:p>-0.972762525081634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309841632843" calcext:value-type="float">
            <text:p>1.0309841632843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0.602289080619812" calcext:value-type="float">
            <text:p>0.6022890806198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0044989585876" calcext:value-type="float">
            <text:p>3.00044989585876</text:p>
          </table:table-cell>
          <table:table-cell office:value-type="float" office:value="1.85166501998901" calcext:value-type="float">
            <text:p>1.85166501998901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0.324947416782379" calcext:value-type="float">
            <text:p>0.324947416782379</text:p>
          </table:table-cell>
          <table:table-cell office:value-type="float" office:value="-0.420611679553986" calcext:value-type="float">
            <text:p>-0.4206116795539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9573341012001" calcext:value-type="float">
            <text:p>-0.49573341012001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3.2323043346405" calcext:value-type="float">
            <text:p>-3.2323043346405</text:p>
          </table:table-cell>
          <table:table-cell office:value-type="float" office:value="-1.70305442810059" calcext:value-type="float">
            <text:p>-1.70305442810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2.23587703704834" calcext:value-type="float">
            <text:p>2.235877037048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1.27404475212097" calcext:value-type="float">
            <text:p>1.27404475212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2.88115930557251" calcext:value-type="float">
            <text:p>-2.88115930557251</text:p>
          </table:table-cell>
          <table:table-cell office:value-type="float" office:value="1.91526615619659" calcext:value-type="float">
            <text:p>1.915266156196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86709308624268" calcext:value-type="float">
            <text:p>0.786709308624268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0.449617326259613" calcext:value-type="float">
            <text:p>0.449617326259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1.36311531066895" calcext:value-type="float">
            <text:p>1.36311531066895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1.869464635849" calcext:value-type="float">
            <text:p>1.8694646358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4319784641266" calcext:value-type="float">
            <text:p>1.44319784641266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3.39618229866028" calcext:value-type="float">
            <text:p>3.39618229866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1.22571086883545" calcext:value-type="float">
            <text:p>1.22571086883545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88863176107407" calcext:value-type="float">
            <text:p>-0.388863176107407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30220800638199" calcext:value-type="float">
            <text:p>0.130220800638199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1.42824530601501" calcext:value-type="float">
            <text:p>-1.42824530601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621617496013641" calcext:value-type="float">
            <text:p>-0.621617496013641</text:p>
          </table:table-cell>
          <table:table-cell office:value-type="float" office:value="-0.634352087974548" calcext:value-type="float">
            <text:p>-0.634352087974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8899936676025" calcext:value-type="float">
            <text:p>1.48899936676025</text:p>
          </table:table-cell>
          <table:table-cell office:value-type="float" office:value="1.66845893859863" calcext:value-type="float">
            <text:p>1.66845893859863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-1.09236741065979" calcext:value-type="float">
            <text:p>-1.092367410659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5312147140503" calcext:value-type="float">
            <text:p>1.15312147140503</text:p>
          </table:table-cell>
          <table:table-cell office:value-type="float" office:value="0.00433671474456787" calcext:value-type="float">
            <text:p>0.004336714744568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419024467468" calcext:value-type="float">
            <text:p>1.21419024467468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0.466413259506226" calcext:value-type="float">
            <text:p>-0.4664132595062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392609834671021" calcext:value-type="float">
            <text:p>-0.392609834671021</text:p>
          </table:table-cell>
          <table:table-cell office:value-type="float" office:value="-0.298474252223969" calcext:value-type="float">
            <text:p>-0.2984742522239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96633023023605" calcext:value-type="float">
            <text:p>0.496633023023605</text:p>
          </table:table-cell>
          <table:table-cell office:value-type="float" office:value="-0.896426618099213" calcext:value-type="float">
            <text:p>-0.896426618099213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-1.07963275909424" calcext:value-type="float">
            <text:p>-1.07963275909424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083150267601" calcext:value-type="float">
            <text:p>0.45083150267601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2.92442846298218" calcext:value-type="float">
            <text:p>-2.92442846298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58328819274902" calcext:value-type="float">
            <text:p>-0.358328819274902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85809755325317" calcext:value-type="float">
            <text:p>-0.785809755325317</text:p>
          </table:table-cell>
          <table:table-cell office:value-type="float" office:value="-1.15596866607666" calcext:value-type="float">
            <text:p>-1.15596866607666</text:p>
          </table:table-cell>
          <table:table-cell office:value-type="float" office:value="-2.64961934089661" calcext:value-type="float">
            <text:p>-2.649619340896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1.36564779281616" calcext:value-type="float">
            <text:p>1.36564779281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59855544567108" calcext:value-type="float">
            <text:p>-0.159855544567108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0.512214779853821" calcext:value-type="float">
            <text:p>-0.512214779853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1.22977197170258" calcext:value-type="float">
            <text:p>-1.229771971702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2564077377319" calcext:value-type="float">
            <text:p>2.72564077377319</text:p>
          </table:table-cell>
          <table:table-cell office:value-type="float" office:value="0.905100047588348" calcext:value-type="float">
            <text:p>0.905100047588348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0.831296682357788" calcext:value-type="float">
            <text:p>0.831296682357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2361912727356" calcext:value-type="float">
            <text:p>-2.2361912727356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130535364151001" calcext:value-type="float">
            <text:p>-0.1305353641510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1.56158876419067" calcext:value-type="float">
            <text:p>1.56158876419067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850625097751617" calcext:value-type="float">
            <text:p>-0.850625097751617</text:p>
          </table:table-cell>
          <table:table-cell office:value-type="float" office:value="-2.51221466064453" calcext:value-type="float">
            <text:p>-2.512214660644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0.447084844112396" calcext:value-type="float">
            <text:p>0.447084844112396</text:p>
          </table:table-cell>
          <table:table-cell office:value-type="float" office:value="-1.12290179729462" calcext:value-type="float">
            <text:p>-1.12290179729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987868309021" calcext:value-type="float">
            <text:p>-2.0987868309021</text:p>
          </table:table-cell>
          <table:table-cell office:value-type="float" office:value="-0.255205273628235" calcext:value-type="float">
            <text:p>-0.255205273628235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2.68268609046936" calcext:value-type="float">
            <text:p>-2.68268609046936</text:p>
          </table:table-cell>
          <table:table-cell office:value-type="float" office:value="-1.99313068389893" calcext:value-type="float">
            <text:p>-1.993130683898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0.859298527240753" calcext:value-type="float">
            <text:p>0.859298527240753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69915390014648" calcext:value-type="float">
            <text:p>0.969915390014648</text:p>
          </table:table-cell>
          <table:table-cell office:value-type="float" office:value="4.11120700836182" calcext:value-type="float">
            <text:p>4.11120700836182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3556427955627" calcext:value-type="float">
            <text:p>2.43556427955627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-1.64198565483093" calcext:value-type="float">
            <text:p>-1.64198565483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3.53105425834656" calcext:value-type="float">
            <text:p>3.53105425834656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480151683092117" calcext:value-type="float">
            <text:p>0.4801516830921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1.97380232810974" calcext:value-type="float">
            <text:p>1.97380232810974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08351969718933" calcext:value-type="float">
            <text:p>-2.08351969718933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0.848092555999756" calcext:value-type="float">
            <text:p>-0.8480925559997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2.23740553855896" calcext:value-type="float">
            <text:p>-2.237405538558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1.24097800254822" calcext:value-type="float">
            <text:p>1.24097800254822</text:p>
          </table:table-cell>
          <table:table-cell office:value-type="float" office:value="-0.970229983329773" calcext:value-type="float">
            <text:p>-0.9702299833297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709159314632416" calcext:value-type="float">
            <text:p>0.709159314632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-1.35190939903259" calcext:value-type="float">
            <text:p>-1.351909399032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880998134613" calcext:value-type="float">
            <text:p>-1.4880998134613</text:p>
          </table:table-cell>
          <table:table-cell office:value-type="float" office:value="-2.60635018348694" calcext:value-type="float">
            <text:p>-2.60635018348694</text:p>
          </table:table-cell>
          <table:table-cell office:value-type="float" office:value="1.07557153701782" calcext:value-type="float">
            <text:p>1.075571537017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41534900665283" calcext:value-type="float">
            <text:p>-0.541534900665283</text:p>
          </table:table-cell>
          <table:table-cell office:value-type="float" office:value="-1.50711369514465" calcext:value-type="float">
            <text:p>-1.50711369514465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0273983478546" calcext:value-type="float">
            <text:p>1.70273983478546</text:p>
          </table:table-cell>
          <table:table-cell office:value-type="float" office:value="2.2944130897522" calcext:value-type="float">
            <text:p>2.2944130897522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1863420009613" calcext:value-type="float">
            <text:p>-1.51863420009613</text:p>
          </table:table-cell>
          <table:table-cell office:value-type="float" office:value="-2.34680843353271" calcext:value-type="float">
            <text:p>-2.34680843353271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2.93563437461853" calcext:value-type="float">
            <text:p>2.93563437461853</text:p>
          </table:table-cell>
          <table:table-cell office:value-type="float" office:value="-2.3900773525238" calcext:value-type="float">
            <text:p>-2.39007735252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-1.35444188117981" calcext:value-type="float">
            <text:p>-1.35444188117981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38481450080872" calcext:value-type="float">
            <text:p>-0.938481450080872</text:p>
          </table:table-cell>
          <table:table-cell office:value-type="float" office:value="-0.46894571185112" calcext:value-type="float">
            <text:p>-0.46894571185112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1.6572527885437" calcext:value-type="float">
            <text:p>-1.65725278854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877098202705383" calcext:value-type="float">
            <text:p>0.877098202705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285578250885" calcext:value-type="float">
            <text:p>-1.2285578250885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0.893894076347351" calcext:value-type="float">
            <text:p>-0.8938940763473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0336706638336" calcext:value-type="float">
            <text:p>-1.50336706638336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0.174808174371719" calcext:value-type="float">
            <text:p>0.1748081743717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5846509933472" calcext:value-type="float">
            <text:p>1.45846509933472</text:p>
          </table:table-cell>
          <table:table-cell office:value-type="float" office:value="0.111206948757172" calcext:value-type="float">
            <text:p>0.111206948757172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3.2129762172699" calcext:value-type="float">
            <text:p>3.21297621726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1.62265729904175" calcext:value-type="float">
            <text:p>1.62265729904175</text:p>
          </table:table-cell>
          <table:table-cell office:value-type="float" office:value="1.31984639167786" calcext:value-type="float">
            <text:p>1.319846391677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7817618846893" calcext:value-type="float">
            <text:p>-1.77817618846893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-0.435878872871399" calcext:value-type="float">
            <text:p>-0.435878872871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0.157008469104767" calcext:value-type="float">
            <text:p>0.157008469104767</text:p>
          </table:table-cell>
          <table:table-cell office:value-type="float" office:value="0.464884519577026" calcext:value-type="float">
            <text:p>0.4648845195770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2716755867004" calcext:value-type="float">
            <text:p>2.52716755867004</text:p>
          </table:table-cell>
          <table:table-cell office:value-type="float" office:value="-1.24757170677185" calcext:value-type="float">
            <text:p>-1.24757170677185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-0.939695596694946" calcext:value-type="float">
            <text:p>-0.9396955966949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1.53105425834656" calcext:value-type="float">
            <text:p>1.53105425834656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0.632823467254639" calcext:value-type="float">
            <text:p>0.632823467254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89762789011002" calcext:value-type="float">
            <text:p>0.389762789011002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13426911830902" calcext:value-type="float">
            <text:p>0.313426911830902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1.67099142074585" calcext:value-type="float">
            <text:p>1.67099142074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-0.68268620967865" calcext:value-type="float">
            <text:p>-0.68268620967865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2.84809255599976" calcext:value-type="float">
            <text:p>-2.848092555999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44192653894424" calcext:value-type="float">
            <text:p>0.084419265389443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2.42061161994934" calcext:value-type="float">
            <text:p>-2.420611619949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0.129006654024124" calcext:value-type="float">
            <text:p>0.1290066540241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-0.161069691181183" calcext:value-type="float">
            <text:p>-0.1610696911811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94206714630127" calcext:value-type="float">
            <text:p>-0.694206714630127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37091034650803" calcext:value-type="float">
            <text:p>0.237091034650803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2.75242829322815" calcext:value-type="float">
            <text:p>2.75242829322815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1.6837260723114" calcext:value-type="float">
            <text:p>1.6837260723114</text:p>
          </table:table-cell>
          <table:table-cell office:value-type="float" office:value="1.70152568817139" calcext:value-type="float">
            <text:p>1.701525688171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-3.07710027694702" calcext:value-type="float">
            <text:p>-3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0.0196039080619812" calcext:value-type="float">
            <text:p>0.019603908061981</text:p>
          </table:table-cell>
          <table:table-cell office:value-type="float" office:value="1.71679294109344" calcext:value-type="float">
            <text:p>1.716792941093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20297116041184" calcext:value-type="float">
            <text:p>0.420297116041184</text:p>
          </table:table-cell>
          <table:table-cell office:value-type="float" office:value="-1.56818234920502" calcext:value-type="float">
            <text:p>-1.56818234920502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464825630188" calcext:value-type="float">
            <text:p>0.95464825630188</text:p>
          </table:table-cell>
          <table:table-cell office:value-type="float" office:value="-0.713220536708832" calcext:value-type="float">
            <text:p>-0.713220536708832</text:p>
          </table:table-cell>
          <table:table-cell office:value-type="float" office:value="0.983968496322632" calcext:value-type="float">
            <text:p>0.9839684963226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7625391483307" calcext:value-type="float">
            <text:p>0.267625391483307</text:p>
          </table:table-cell>
          <table:table-cell office:value-type="float" office:value="-2.39260983467102" calcext:value-type="float">
            <text:p>-2.39260983467102</text:p>
          </table:table-cell>
          <table:table-cell office:value-type="float" office:value="1.10610580444336" calcext:value-type="float">
            <text:p>1.106105804443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0184028148651" calcext:value-type="float">
            <text:p>-1.70184028148651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0.754960834980011" calcext:value-type="float">
            <text:p>0.754960834980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52358198165894" calcext:value-type="float">
            <text:p>0.252358198165894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266345977783" calcext:value-type="float">
            <text:p>1.41266345977783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1.045037150383" calcext:value-type="float">
            <text:p>1.0450371503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0.248611509799957" calcext:value-type="float">
            <text:p>0.248611509799957</text:p>
          </table:table-cell>
          <table:table-cell office:value-type="float" office:value="1.8236631155014" calcext:value-type="float">
            <text:p>1.82366311550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2487726211548" calcext:value-type="float">
            <text:p>1.82487726211548</text:p>
          </table:table-cell>
          <table:table-cell office:value-type="float" office:value="-3.98039603233337" calcext:value-type="float">
            <text:p>-3.98039603233337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224509611725807" calcext:value-type="float">
            <text:p>-0.022450961172581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5222203731537" calcext:value-type="float">
            <text:p>-1.15222203731537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2.11373949050903" calcext:value-type="float">
            <text:p>2.113739490509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178869366645813" calcext:value-type="float">
            <text:p>-0.178869366645813</text:p>
          </table:table-cell>
          <table:table-cell office:value-type="float" office:value="0.938166975975037" calcext:value-type="float">
            <text:p>0.9381669759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6533527374268" calcext:value-type="float">
            <text:p>1.56533527374268</text:p>
          </table:table-cell>
          <table:table-cell office:value-type="float" office:value="-0.77428925037384" calcext:value-type="float">
            <text:p>-0.77428925037384</text:p>
          </table:table-cell>
          <table:table-cell office:value-type="float" office:value="1.18244171142578" calcext:value-type="float">
            <text:p>1.182441711425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1.05777192115784" calcext:value-type="float">
            <text:p>1.05777192115784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1.54632163047791" calcext:value-type="float">
            <text:p>1.54632163047791</text:p>
          </table:table-cell>
          <table:table-cell office:value-type="float" office:value="0.663357794284821" calcext:value-type="float">
            <text:p>0.6633577942848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0.251144051551819" calcext:value-type="float">
            <text:p>0.2511440515518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1.17990922927856" calcext:value-type="float">
            <text:p>1.17990922927856</text:p>
          </table:table-cell>
          <table:table-cell office:value-type="float" office:value="-0.222138404846191" calcext:value-type="float">
            <text:p>-0.2221384048461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14953622221947" calcext:value-type="float">
            <text:p>0.114953622221947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0.680153608322144" calcext:value-type="float">
            <text:p>-0.6801536083221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503227233887" calcext:value-type="float">
            <text:p>0.603503227233887</text:p>
          </table:table-cell>
          <table:table-cell office:value-type="float" office:value="1.08830618858337" calcext:value-type="float">
            <text:p>1.08830618858337</text:p>
          </table:table-cell>
          <table:table-cell office:value-type="float" office:value="0.587021887302399" calcext:value-type="float">
            <text:p>0.5870218873023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-1.87352585792542" calcext:value-type="float">
            <text:p>-1.87352585792542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41655045747757" calcext:value-type="float">
            <text:p>0.41655045747757</text:p>
          </table:table-cell>
          <table:table-cell office:value-type="float" office:value="-2.130535364151" calcext:value-type="float">
            <text:p>-2.1305353641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-1.27810597419739" calcext:value-type="float">
            <text:p>-1.27810597419739</text:p>
          </table:table-cell>
          <table:table-cell office:value-type="float" office:value="3.57938838005066" calcext:value-type="float">
            <text:p>3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1.06030440330505" calcext:value-type="float">
            <text:p>1.06030440330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8846735954285" calcext:value-type="float">
            <text:p>0.908846735954285</text:p>
          </table:table-cell>
          <table:table-cell office:value-type="float" office:value="2.30968022346497" calcext:value-type="float">
            <text:p>2.30968022346497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787023901939392" calcext:value-type="float">
            <text:p>-0.7870239019393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0.538687884807587" calcext:value-type="float">
            <text:p>0.538687884807587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0.846563935279846" calcext:value-type="float">
            <text:p>0.8465639352798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99550223350525" calcext:value-type="float">
            <text:p>-0.999550223350525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556487560272217" calcext:value-type="float">
            <text:p>0.5564875602722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3.79312872886658" calcext:value-type="float">
            <text:p>3.793128728866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0.844031393527985" calcext:value-type="float">
            <text:p>0.844031393527985</text:p>
          </table:table-cell>
          <table:table-cell office:value-type="float" office:value="-0.542749047279358" calcext:value-type="float">
            <text:p>-0.5427490472793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20924243330955" calcext:value-type="float">
            <text:p>-0.220924243330955</text:p>
          </table:table-cell>
          <table:table-cell office:value-type="float" office:value="1.1646420955658" calcext:value-type="float">
            <text:p>1.1646420955658</text:p>
          </table:table-cell>
          <table:table-cell office:value-type="float" office:value="-0.0541994571685791" calcext:value-type="float">
            <text:p>-0.054199457168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-0.988029718399048" calcext:value-type="float">
            <text:p>-0.988029718399048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3.46998572349548" calcext:value-type="float">
            <text:p>3.46998572349548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33137941360474" calcext:value-type="float">
            <text:p>-0.633137941360474</text:p>
          </table:table-cell>
          <table:table-cell office:value-type="float" office:value="1.95853519439697" calcext:value-type="float">
            <text:p>1.95853519439697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-0.804823577404022" calcext:value-type="float">
            <text:p>-0.804823577404022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4625129699707" calcext:value-type="float">
            <text:p>1.04625129699707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-2.60381770133972" calcext:value-type="float">
            <text:p>-2.603817701339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97260105609894" calcext:value-type="float">
            <text:p>-0.297260105609894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2.98396849632263" calcext:value-type="float">
            <text:p>2.98396849632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85182642936706" calcext:value-type="float">
            <text:p>0.985182642936706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0984722971916199" calcext:value-type="float">
            <text:p>0.098472297191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8136591911316" calcext:value-type="float">
            <text:p>2.48136591911316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3.07710027694702" calcext:value-type="float">
            <text:p>-3.077100276947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-1.12543427944183" calcext:value-type="float">
            <text:p>-1.12543427944183</text:p>
          </table:table-cell>
          <table:table-cell office:value-type="float" office:value="0.90763258934021" calcext:value-type="float">
            <text:p>0.90763258934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39381122589111" calcext:value-type="float">
            <text:p>0.939381122589111</text:p>
          </table:table-cell>
          <table:table-cell office:value-type="float" office:value="1.82113075256348" calcext:value-type="float">
            <text:p>1.82113075256348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1.19517636299133" calcext:value-type="float">
            <text:p>1.19517636299133</text:p>
          </table:table-cell>
          <table:table-cell office:value-type="float" office:value="1.16717457771301" calcext:value-type="float">
            <text:p>1.167174577713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987868383526802" calcext:value-type="float">
            <text:p>-0.09878683835268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1.65572416782379" calcext:value-type="float">
            <text:p>1.655724167823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0.569222271442413" calcext:value-type="float">
            <text:p>0.569222271442413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2168765068054" calcext:value-type="float">
            <text:p>-1.12168765068054</text:p>
          </table:table-cell>
          <table:table-cell office:value-type="float" office:value="1.30204677581787" calcext:value-type="float">
            <text:p>1.30204677581787</text:p>
          </table:table-cell>
          <table:table-cell office:value-type="float" office:value="-2.19160413742065" calcext:value-type="float">
            <text:p>-2.191604137420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1.38244378566742" calcext:value-type="float">
            <text:p>-1.382443785667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28694075345993" calcext:value-type="float">
            <text:p>0.328694075345993</text:p>
          </table:table-cell>
          <table:table-cell office:value-type="float" office:value="-1.20177018642426" calcext:value-type="float">
            <text:p>-1.20177018642426</text:p>
          </table:table-cell>
          <table:table-cell office:value-type="float" office:value="2.15954113006592" calcext:value-type="float">
            <text:p>2.159541130065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18770360946655" calcext:value-type="float">
            <text:p>0.618770360946655</text:p>
          </table:table-cell>
          <table:table-cell office:value-type="float" office:value="-0.407877027988434" calcext:value-type="float">
            <text:p>-0.407877027988434</text:p>
          </table:table-cell>
          <table:table-cell office:value-type="float" office:value="-0.61908495426178" calcext:value-type="float">
            <text:p>-0.61908495426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3961268663406" calcext:value-type="float">
            <text:p>0.343961268663406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49931859970093" calcext:value-type="float">
            <text:p>-0.449931859970093</text:p>
          </table:table-cell>
          <table:table-cell office:value-type="float" office:value="-1.11016702651978" calcext:value-type="float">
            <text:p>-1.11016702651978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1710753440857" calcext:value-type="float">
            <text:p>-1.71710753440857</text:p>
          </table:table-cell>
          <table:table-cell office:value-type="float" office:value="-1.06436562538147" calcext:value-type="float">
            <text:p>-1.06436562538147</text:p>
          </table:table-cell>
          <table:table-cell office:value-type="float" office:value="1.13664031028748" calcext:value-type="float">
            <text:p>1.136640310287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1.61398386955261" calcext:value-type="float">
            <text:p>-1.61398386955261</text:p>
          </table:table-cell>
          <table:table-cell office:value-type="float" office:value="-1.90152764320374" calcext:value-type="float">
            <text:p>-1.90152764320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0.401283323764801" calcext:value-type="float">
            <text:p>0.401283323764801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69420647621155" calcext:value-type="float">
            <text:p>-2.69420647621155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0.022136390209198" calcext:value-type="float">
            <text:p>0.0221363902091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-2.80482363700867" calcext:value-type="float">
            <text:p>-2.80482363700867</text:p>
          </table:table-cell>
          <table:table-cell office:value-type="float" office:value="-0.985497117042542" calcext:value-type="float">
            <text:p>-0.985497117042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1.67505264282227" calcext:value-type="float">
            <text:p>-1.67505264282227</text:p>
          </table:table-cell>
          <table:table-cell office:value-type="float" office:value="0.327479928731918" calcext:value-type="float">
            <text:p>0.3274799287319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56802093982697" calcext:value-type="float">
            <text:p>-0.556802093982697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0.495418846607208" calcext:value-type="float">
            <text:p>0.4954188466072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6061887741089" calcext:value-type="float">
            <text:p>-1.06061887741089</text:p>
          </table:table-cell>
          <table:table-cell office:value-type="float" office:value="-2.45367860794067" calcext:value-type="float">
            <text:p>-2.45367860794067</text:p>
          </table:table-cell>
          <table:table-cell office:value-type="float" office:value="1.76259446144104" calcext:value-type="float">
            <text:p>1.762594461441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6838872432709" calcext:value-type="float">
            <text:p>1.16838872432709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66098636388779" calcext:value-type="float">
            <text:p>0.466098636388779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1.74732720851898" calcext:value-type="float">
            <text:p>1.747327208518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76022320985794" calcext:value-type="float">
            <text:p>0.176022320985794</text:p>
          </table:table-cell>
          <table:table-cell office:value-type="float" office:value="3.39364981651306" calcext:value-type="float">
            <text:p>3.39364981651306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954962849617004" calcext:value-type="float">
            <text:p>-0.954962849617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09473848342896" calcext:value-type="float">
            <text:p>-0.709473848342896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-1.39771091938019" calcext:value-type="float">
            <text:p>-1.397710919380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7220544815063" calcext:value-type="float">
            <text:p>1.67220544815063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2.55648756027222" calcext:value-type="float">
            <text:p>2.556487560272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77412796020508" calcext:value-type="float">
            <text:p>-0.877412796020508</text:p>
          </table:table-cell>
          <table:table-cell office:value-type="float" office:value="-1.21703732013702" calcext:value-type="float">
            <text:p>-1.21703732013702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4037613868713" calcext:value-type="float">
            <text:p>0.634037613868713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0.0374035835266113" calcext:value-type="float">
            <text:p>0.037403583526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2.3900773525238" calcext:value-type="float">
            <text:p>-2.39007735252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682524889707565" calcext:value-type="float">
            <text:p>-0.068252488970757</text:p>
          </table:table-cell>
          <table:table-cell office:value-type="float" office:value="2.66082525253296" calcext:value-type="float">
            <text:p>2.66082525253296</text:p>
          </table:table-cell>
          <table:table-cell office:value-type="float" office:value="1.41144943237305" calcext:value-type="float">
            <text:p>1.411449432373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66725778579712" calcext:value-type="float">
            <text:p>-0.266725778579712</text:p>
          </table:table-cell>
          <table:table-cell office:value-type="float" office:value="-0.820090770721435" calcext:value-type="float">
            <text:p>-0.820090770721435</text:p>
          </table:table-cell>
          <table:table-cell office:value-type="float" office:value="-1.48931407928467" calcext:value-type="float">
            <text:p>-1.48931407928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11900186538696" calcext:value-type="float">
            <text:p>0.511900186538696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0.697953343391418" calcext:value-type="float">
            <text:p>-0.697953343391418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4243469238281" calcext:value-type="float">
            <text:p>2.54243469238281</text:p>
          </table:table-cell>
          <table:table-cell office:value-type="float" office:value="-1.47657930850983" calcext:value-type="float">
            <text:p>-1.47657930850983</text:p>
          </table:table-cell>
          <table:table-cell office:value-type="float" office:value="-0.878626942634583" calcext:value-type="float">
            <text:p>-0.8786269426345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7934433221817" calcext:value-type="float">
            <text:p>-1.7934433221817</text:p>
          </table:table-cell>
          <table:table-cell office:value-type="float" office:value="1.79059624671936" calcext:value-type="float">
            <text:p>1.79059624671936</text:p>
          </table:table-cell>
          <table:table-cell office:value-type="float" office:value="-0.115268170833588" calcext:value-type="float">
            <text:p>-0.115268170833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205281734467" calcext:value-type="float">
            <text:p>1.09205281734467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0.737161099910736" calcext:value-type="float">
            <text:p>0.737161099910736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02603673934937" calcext:value-type="float">
            <text:p>-0.602603673934937</text:p>
          </table:table-cell>
          <table:table-cell office:value-type="float" office:value="0.630290925502777" calcext:value-type="float">
            <text:p>0.630290925502777</text:p>
          </table:table-cell>
          <table:table-cell office:value-type="float" office:value="-0.191604018211365" calcext:value-type="float">
            <text:p>-0.191604018211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0.950901567935944" calcext:value-type="float">
            <text:p>0.950901567935944</text:p>
          </table:table-cell>
          <table:table-cell office:value-type="float" office:value="2.19007539749145" calcext:value-type="float">
            <text:p>2.190075397491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-0.530014395713806" calcext:value-type="float">
            <text:p>-0.530014395713806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1.01197028160095" calcext:value-type="float">
            <text:p>1.01197028160095</text:p>
          </table:table-cell>
          <table:table-cell office:value-type="float" office:value="-4.48168039321899" calcext:value-type="float">
            <text:p>-4.481680393218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4916858673096" calcext:value-type="float">
            <text:p>-1.54916858673096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90389886498451" calcext:value-type="float">
            <text:p>-0.190389886498451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649619340896606" calcext:value-type="float">
            <text:p>-0.649619340896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24113869667053" calcext:value-type="float">
            <text:p>0.924113869667053</text:p>
          </table:table-cell>
          <table:table-cell office:value-type="float" office:value="0.355481803417206" calcext:value-type="float">
            <text:p>0.355481803417206</text:p>
          </table:table-cell>
          <table:table-cell office:value-type="float" office:value="0.81602954864502" calcext:value-type="float">
            <text:p>0.81602954864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-2.11780071258545" calcext:value-type="float">
            <text:p>-2.11780071258545</text:p>
          </table:table-cell>
          <table:table-cell office:value-type="float" office:value="0.525953233242035" calcext:value-type="float">
            <text:p>0.5259532332420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2.10253357887268" calcext:value-type="float">
            <text:p>-2.10253357887268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56175041198731" calcext:value-type="float">
            <text:p>0.756175041198731</text:p>
          </table:table-cell>
          <table:table-cell office:value-type="float" office:value="1.76006197929382" calcext:value-type="float">
            <text:p>1.76006197929382</text:p>
          </table:table-cell>
          <table:table-cell office:value-type="float" office:value="-2.03893232345581" calcext:value-type="float">
            <text:p>-2.03893232345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8365597724915" calcext:value-type="float">
            <text:p>3.18365597724915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144273817539215" calcext:value-type="float">
            <text:p>0.1442738175392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38849234580994" calcext:value-type="float">
            <text:p>0.053884923458099</text:p>
          </table:table-cell>
          <table:table-cell office:value-type="float" office:value="-1.72085404396057" calcext:value-type="float">
            <text:p>-1.72085404396057</text:p>
          </table:table-cell>
          <table:table-cell office:value-type="float" office:value="-2.42061161994934" calcext:value-type="float">
            <text:p>-2.420611619949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0808358192444" calcext:value-type="float">
            <text:p>2.00808358192444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1.01450276374817" calcext:value-type="float">
            <text:p>1.014502763748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36191421747208" calcext:value-type="float">
            <text:p>-0.236191421747208</text:p>
          </table:table-cell>
          <table:table-cell office:value-type="float" office:value="0.202809989452362" calcext:value-type="float">
            <text:p>0.202809989452362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43061625957489" calcext:value-type="float">
            <text:p>-0.343061625957489</text:p>
          </table:table-cell>
          <table:table-cell office:value-type="float" office:value="0.615023791790008" calcext:value-type="float">
            <text:p>0.615023791790008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29321187734604" calcext:value-type="float">
            <text:p>-0.129321187734604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363276720047" calcext:value-type="float">
            <text:p>1.3363276720047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2779449224472" calcext:value-type="float">
            <text:p>-0.32779449224472</text:p>
          </table:table-cell>
          <table:table-cell office:value-type="float" office:value="0.584489405155182" calcext:value-type="float">
            <text:p>0.584489405155182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3556427955627" calcext:value-type="float">
            <text:p>2.43556427955627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1.15190744400024" calcext:value-type="float">
            <text:p>1.15190744400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82892554998398" calcext:value-type="float">
            <text:p>0.282892554998398</text:p>
          </table:table-cell>
          <table:table-cell office:value-type="float" office:value="2.20281004905701" calcext:value-type="float">
            <text:p>2.20281004905701</text:p>
          </table:table-cell>
          <table:table-cell office:value-type="float" office:value="1.19770884513855" calcext:value-type="float">
            <text:p>1.197708845138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65693855285645" calcext:value-type="float">
            <text:p>3.65693855285645</text:p>
          </table:table-cell>
          <table:table-cell office:value-type="float" office:value="3.86693215370178" calcext:value-type="float">
            <text:p>3.86693215370178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80871057510376" calcext:value-type="float">
            <text:p>-1.80871057510376</text:p>
          </table:table-cell>
          <table:table-cell office:value-type="float" office:value="0.477619111537933" calcext:value-type="float">
            <text:p>0.477619111537933</text:p>
          </table:table-cell>
          <table:table-cell office:value-type="float" office:value="1.12137305736542" calcext:value-type="float">
            <text:p>1.12137305736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8962659835815" calcext:value-type="float">
            <text:p>-1.28962659835815</text:p>
          </table:table-cell>
          <table:table-cell office:value-type="float" office:value="1.86693215370178" calcext:value-type="float">
            <text:p>1.86693215370178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11405396461487" calcext:value-type="float">
            <text:p>-2.11405396461487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1.4241840839386" calcext:value-type="float">
            <text:p>1.4241840839386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09115326404572" calcext:value-type="float">
            <text:p>-1.09115326404572</text:p>
          </table:table-cell>
          <table:table-cell office:value-type="float" office:value="-0.148335039615631" calcext:value-type="float">
            <text:p>-0.148335039615631</text:p>
          </table:table-cell>
          <table:table-cell office:value-type="float" office:value="-1.47404670715332" calcext:value-type="float">
            <text:p>-1.474046707153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8747270107269" calcext:value-type="float">
            <text:p>1.68747270107269</text:p>
          </table:table-cell>
          <table:table-cell office:value-type="float" office:value="-0.667419016361237" calcext:value-type="float">
            <text:p>-0.667419016361237</text:p>
          </table:table-cell>
          <table:table-cell office:value-type="float" office:value="-0.252672731876373" calcext:value-type="float">
            <text:p>-0.2526727318763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11000573635101" calcext:value-type="float">
            <text:p>-0.511000573635101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0.206871211528778" calcext:value-type="float">
            <text:p>-0.2068712115287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1976561546326" calcext:value-type="float">
            <text:p>0.801976561546326</text:p>
          </table:table-cell>
          <table:table-cell office:value-type="float" office:value="0.17227566242218" calcext:value-type="float">
            <text:p>0.17227566242218</text:p>
          </table:table-cell>
          <table:table-cell office:value-type="float" office:value="-0.481680393218994" calcext:value-type="float">
            <text:p>-0.4816803932189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5029982328415" calcext:value-type="float">
            <text:p>0.405029982328415</text:p>
          </table:table-cell>
          <table:table-cell office:value-type="float" office:value="-0.453678548336029" calcext:value-type="float">
            <text:p>-0.453678548336029</text:p>
          </table:table-cell>
          <table:table-cell office:value-type="float" office:value="-1.56564974784851" calcext:value-type="float">
            <text:p>-1.565649747848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759022057056427" calcext:value-type="float">
            <text:p>-0.759022057056427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1.02723741531372" calcext:value-type="float">
            <text:p>1.02723741531372</text:p>
          </table:table-cell>
          <table:table-cell office:value-type="float" office:value="0.800762355327606" calcext:value-type="float">
            <text:p>0.800762355327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636723279953" calcext:value-type="float">
            <text:p>-0.6636723279953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-0.451146006584168" calcext:value-type="float">
            <text:p>-0.4511460065841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51458585262299" calcext:value-type="float">
            <text:p>-0.251458585262299</text:p>
          </table:table-cell>
          <table:table-cell office:value-type="float" office:value="-1.96512889862061" calcext:value-type="float">
            <text:p>-1.96512889862061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59228432178497" calcext:value-type="float">
            <text:p>0.359228432178497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-4.0847339630127" calcext:value-type="float">
            <text:p>-4.08473396301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044977664948" calcext:value-type="float">
            <text:p>1.00044977664948</text:p>
          </table:table-cell>
          <table:table-cell office:value-type="float" office:value="0.721893966197968" calcext:value-type="float">
            <text:p>0.721893966197968</text:p>
          </table:table-cell>
          <table:table-cell office:value-type="float" office:value="-0.832825422286987" calcext:value-type="float">
            <text:p>-0.8328254222869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17870807647705" calcext:value-type="float">
            <text:p>-0.617870807647705</text:p>
          </table:table-cell>
          <table:table-cell office:value-type="float" office:value="-0.514747262001038" calcext:value-type="float">
            <text:p>-0.514747262001038</text:p>
          </table:table-cell>
          <table:table-cell office:value-type="float" office:value="1.47251808643341" calcext:value-type="float">
            <text:p>1.472518086433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2258720397949" calcext:value-type="float">
            <text:p>1.12258720397949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0.373281449079514" calcext:value-type="float">
            <text:p>0.373281449079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3785433769226" calcext:value-type="float">
            <text:p>1.13785433769226</text:p>
          </table:table-cell>
          <table:table-cell office:value-type="float" office:value="0.996703088283539" calcext:value-type="float">
            <text:p>0.996703088283539</text:p>
          </table:table-cell>
          <table:table-cell office:value-type="float" office:value="1.44198369979858" calcext:value-type="float">
            <text:p>1.44198369979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470146894455" calcext:value-type="float">
            <text:p>1.9470146894455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47283267974854" calcext:value-type="float">
            <text:p>-1.47283267974854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0.296945571899414" calcext:value-type="float">
            <text:p>0.2969455718994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1800696849823" calcext:value-type="float">
            <text:p>1.71800696849823</text:p>
          </table:table-cell>
          <table:table-cell office:value-type="float" office:value="-0.789556384086609" calcext:value-type="float">
            <text:p>-0.789556384086609</text:p>
          </table:table-cell>
          <table:table-cell office:value-type="float" office:value="-0.2832071185112" calcext:value-type="float">
            <text:p>-0.28320711851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6864438056946" calcext:value-type="float">
            <text:p>0.099686443805695</text:p>
          </table:table-cell>
          <table:table-cell office:value-type="float" office:value="-0.743754863739014" calcext:value-type="float">
            <text:p>-0.743754863739014</text:p>
          </table:table-cell>
          <table:table-cell office:value-type="float" office:value="-2.11526823043823" calcext:value-type="float">
            <text:p>-2.115268230438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958696603775" calcext:value-type="float">
            <text:p>1.5958696603775</text:p>
          </table:table-cell>
          <table:table-cell office:value-type="float" office:value="1.37838268280029" calcext:value-type="float">
            <text:p>1.37838268280029</text:p>
          </table:table-cell>
          <table:table-cell office:value-type="float" office:value="-1.6114513874054" calcext:value-type="float">
            <text:p>-1.61145138740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3542811870575" calcext:value-type="float">
            <text:p>-1.33542811870575</text:p>
          </table:table-cell>
          <table:table-cell office:value-type="float" office:value="0.0806726217269898" calcext:value-type="float">
            <text:p>0.08067262172699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1521018743515" calcext:value-type="float">
            <text:p>0.069152101874352</text:p>
          </table:table-cell>
          <table:table-cell office:value-type="float" office:value="2.11120700836182" calcext:value-type="float">
            <text:p>2.11120700836182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57701706886292" calcext:value-type="float">
            <text:p>0.557701706886292</text:p>
          </table:table-cell>
          <table:table-cell office:value-type="float" office:value="-1.7055869102478" calcext:value-type="float">
            <text:p>-1.7055869102478</text:p>
          </table:table-cell>
          <table:table-cell office:value-type="float" office:value="-0.329008638858795" calcext:value-type="float">
            <text:p>-0.3290086388587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73596012592316" calcext:value-type="float">
            <text:p>-0.373596012592316</text:p>
          </table:table-cell>
          <table:table-cell office:value-type="float" office:value="0.88983291387558" calcext:value-type="float">
            <text:p>0.88983291387558</text:p>
          </table:table-cell>
          <table:table-cell office:value-type="float" office:value="-1.19923758506775" calcext:value-type="float">
            <text:p>-1.199237585067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9304747581482" calcext:value-type="float">
            <text:p>0.649304747581482</text:p>
          </table:table-cell>
          <table:table-cell office:value-type="float" office:value="-0.346808314323425" calcext:value-type="float">
            <text:p>-0.346808314323425</text:p>
          </table:table-cell>
          <table:table-cell office:value-type="float" office:value="-0.725955128669739" calcext:value-type="float">
            <text:p>-0.725955128669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05657064914703" calcext:value-type="float">
            <text:p>-0.205657064914703</text:p>
          </table:table-cell>
          <table:table-cell office:value-type="float" office:value="-0.499480068683624" calcext:value-type="float">
            <text:p>-0.499480068683624</text:p>
          </table:table-cell>
          <table:table-cell office:value-type="float" office:value="1.59465551376343" calcext:value-type="float">
            <text:p>1.594655513763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65199053287506" calcext:value-type="float">
            <text:p>-0.465199053287506</text:p>
          </table:table-cell>
          <table:table-cell office:value-type="float" office:value="1.51578712463379" calcext:value-type="float">
            <text:p>1.51578712463379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6991562843323" calcext:value-type="float">
            <text:p>2.96991562843323</text:p>
          </table:table-cell>
          <table:table-cell office:value-type="float" office:value="-1.23230457305908" calcext:value-type="float">
            <text:p>-1.23230457305908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492886364459991" calcext:value-type="float">
            <text:p>0.492886364459991</text:p>
          </table:table-cell>
          <table:table-cell office:value-type="float" office:value="0.113739460706711" calcext:value-type="float">
            <text:p>0.1137394607067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34664696455002" calcext:value-type="float">
            <text:p>-0.434664696455002</text:p>
          </table:table-cell>
          <table:table-cell office:value-type="float" office:value="0.676092445850372" calcext:value-type="float">
            <text:p>0.676092445850372</text:p>
          </table:table-cell>
          <table:table-cell office:value-type="float" office:value="0.9992356300354" calcext:value-type="float">
            <text:p>0.99923563003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95106267929077" calcext:value-type="float">
            <text:p>0.695106267929077</text:p>
          </table:table-cell>
          <table:table-cell office:value-type="float" office:value="0.233344376087189" calcext:value-type="float">
            <text:p>0.233344376087189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0.560548782348633" calcext:value-type="float">
            <text:p>-0.560548782348633</text:p>
          </table:table-cell>
          <table:table-cell office:value-type="float" office:value="3.22824335098267" calcext:value-type="float">
            <text:p>3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426661968231" calcext:value-type="float">
            <text:p>1.50426661968231</text:p>
          </table:table-cell>
          <table:table-cell office:value-type="float" office:value="-0.133067846298218" calcext:value-type="float">
            <text:p>-0.133067846298218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3174755573273" calcext:value-type="float">
            <text:p>1.93174755573273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6457200050354" calcext:value-type="float">
            <text:p>0.66457200050354</text:p>
          </table:table-cell>
          <table:table-cell office:value-type="float" office:value="-0.652151823043823" calcext:value-type="float">
            <text:p>-0.652151823043823</text:p>
          </table:table-cell>
          <table:table-cell office:value-type="float" office:value="-2.97023010253906" calcext:value-type="float">
            <text:p>-2.970230102539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9815983772278" calcext:value-type="float">
            <text:p>2.29815983772278</text:p>
          </table:table-cell>
          <table:table-cell office:value-type="float" office:value="-2.08726644515991" calcext:value-type="float">
            <text:p>-2.08726644515991</text:p>
          </table:table-cell>
          <table:table-cell office:value-type="float" office:value="1.22824335098267" calcext:value-type="float">
            <text:p>1.228243350982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119001865387" calcext:value-type="float">
            <text:p>2.5119001865387</text:p>
          </table:table-cell>
          <table:table-cell office:value-type="float" office:value="-3.49184632301331" calcext:value-type="float">
            <text:p>-3.49184632301331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91289484500885" calcext:value-type="float">
            <text:p>0.191289484500885</text:p>
          </table:table-cell>
          <table:table-cell office:value-type="float" office:value="1.14937496185303" calcext:value-type="float">
            <text:p>1.14937496185303</text:p>
          </table:table-cell>
          <table:table-cell office:value-type="float" office:value="1.35038065910339" calcext:value-type="float">
            <text:p>1.350380659103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87336421012878" calcext:value-type="float">
            <text:p>-0.587336421012878</text:p>
          </table:table-cell>
          <table:table-cell office:value-type="float" office:value="-0.026197612285614" calcext:value-type="float">
            <text:p>-0.026197612285614</text:p>
          </table:table-cell>
          <table:table-cell office:value-type="float" office:value="-0.390077352523804" calcext:value-type="float">
            <text:p>-0.3900773525238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1.83893024921417" calcext:value-type="float">
            <text:p>1.83893024921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62145662307739" calcext:value-type="float">
            <text:p>-0.862145662307739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0.281678408384323" calcext:value-type="float">
            <text:p>0.2816784083843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0.798229873180389" calcext:value-type="float">
            <text:p>0.798229873180389</text:p>
          </table:table-cell>
          <table:table-cell office:value-type="float" office:value="0.403815805912018" calcext:value-type="float">
            <text:p>0.403815805912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5640654563904" calcext:value-type="float">
            <text:p>0.725640654563904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-2.58855056762695" calcext:value-type="float">
            <text:p>-2.588550567626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63045215606689" calcext:value-type="float">
            <text:p>0.863045215606689</text:p>
          </table:table-cell>
          <table:table-cell office:value-type="float" office:value="3.2867796421051" calcext:value-type="float">
            <text:p>3.2867796421051</text:p>
          </table:table-cell>
          <table:table-cell office:value-type="float" office:value="2.31221270561218" calcext:value-type="float">
            <text:p>2.31221270561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7296884059906" calcext:value-type="float">
            <text:p>0.57296884059906</text:p>
          </table:table-cell>
          <table:table-cell office:value-type="float" office:value="-1.88879299163818" calcext:value-type="float">
            <text:p>-1.88879299163818</text:p>
          </table:table-cell>
          <table:table-cell office:value-type="float" office:value="-1.73358869552612" calcext:value-type="float">
            <text:p>-1.73358869552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0.691359579563141" calcext:value-type="float">
            <text:p>0.691359579563141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2.77054238319397" calcext:value-type="float">
            <text:p>-2.77054238319397</text:p>
          </table:table-cell>
          <table:table-cell office:value-type="float" office:value="2.05013823509216" calcext:value-type="float">
            <text:p>2.05013823509216</text:p>
          </table:table-cell>
          <table:table-cell office:value-type="float" office:value="-0.0389322638511658" calcext:value-type="float">
            <text:p>-0.0389322638511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21823841333389" calcext:value-type="float">
            <text:p>0.221823841333389</text:p>
          </table:table-cell>
          <table:table-cell office:value-type="float" office:value="-1.03383123874664" calcext:value-type="float">
            <text:p>-1.03383123874664</text:p>
          </table:table-cell>
          <table:table-cell office:value-type="float" office:value="1.3045791387558" calcext:value-type="float">
            <text:p>1.3045791387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5541164875031" calcext:value-type="float">
            <text:p>1.85541164875031</text:p>
          </table:table-cell>
          <table:table-cell office:value-type="float" office:value="0.752428352832794" calcext:value-type="float">
            <text:p>0.752428352832794</text:p>
          </table:table-cell>
          <table:table-cell office:value-type="float" office:value="-1.01603150367737" calcext:value-type="float">
            <text:p>-1.016031503677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70542502403259" calcext:value-type="float">
            <text:p>-0.770542502403259</text:p>
          </table:table-cell>
          <table:table-cell office:value-type="float" office:value="2.75242829322815" calcext:value-type="float">
            <text:p>2.75242829322815</text:p>
          </table:table-cell>
          <table:table-cell office:value-type="float" office:value="1.5641211271286" calcext:value-type="float">
            <text:p>1.56412112712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4548796415329" calcext:value-type="float">
            <text:p>0.14548796415329</text:p>
          </table:table-cell>
          <table:table-cell office:value-type="float" office:value="0.0348711013793945" calcext:value-type="float">
            <text:p>0.034871101379395</text:p>
          </table:table-cell>
          <table:table-cell office:value-type="float" office:value="-0.695420861244202" calcext:value-type="float">
            <text:p>-0.6954208612442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377181321382523" calcext:value-type="float">
            <text:p>-0.037718132138252</text:p>
          </table:table-cell>
          <table:table-cell office:value-type="float" office:value="0.279145896434784" calcext:value-type="float">
            <text:p>0.279145896434784</text:p>
          </table:table-cell>
          <table:table-cell office:value-type="float" office:value="-1.13816893100739" calcext:value-type="float">
            <text:p>-1.138168931007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55275368690491" calcext:value-type="float">
            <text:p>-0.755275368690491</text:p>
          </table:table-cell>
          <table:table-cell office:value-type="float" office:value="0.431817591190338" calcext:value-type="float">
            <text:p>0.431817591190338</text:p>
          </table:table-cell>
          <table:table-cell office:value-type="float" office:value="-2.51221466064453" calcext:value-type="float">
            <text:p>-2.512214660644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-2.27047252655029" calcext:value-type="float">
            <text:p>-2.27047252655029</text:p>
          </table:table-cell>
          <table:table-cell office:value-type="float" office:value="-0.237405598163605" calcext:value-type="float">
            <text:p>-0.237405598163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678939461708069" calcext:value-type="float">
            <text:p>-0.678939461708069</text:p>
          </table:table-cell>
          <table:table-cell office:value-type="float" office:value="-0.591083109378815" calcext:value-type="float">
            <text:p>-0.591083109378815</text:p>
          </table:table-cell>
          <table:table-cell office:value-type="float" office:value="0.0526707768440247" calcext:value-type="float">
            <text:p>0.052670776844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0.966168820858002" calcext:value-type="float">
            <text:p>0.966168820858002</text:p>
          </table:table-cell>
          <table:table-cell office:value-type="float" office:value="-0.71068799495697" calcext:value-type="float">
            <text:p>-0.710687994956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74495595693588" calcext:value-type="float">
            <text:p>0.374495595693588</text:p>
          </table:table-cell>
          <table:table-cell office:value-type="float" office:value="0.126474142074585" calcext:value-type="float">
            <text:p>0.126474142074585</text:p>
          </table:table-cell>
          <table:table-cell office:value-type="float" office:value="0.205342531204224" calcext:value-type="float">
            <text:p>0.2053425312042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281992942094803" calcext:value-type="float">
            <text:p>-0.281992942094803</text:p>
          </table:table-cell>
          <table:table-cell office:value-type="float" office:value="-1.4002434015274" calcext:value-type="float">
            <text:p>-1.4002434015274</text:p>
          </table:table-cell>
          <table:table-cell office:value-type="float" office:value="-0.405344486236572" calcext:value-type="float">
            <text:p>-0.405344486236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0373520851135" calcext:value-type="float">
            <text:p>0.710373520851135</text:p>
          </table:table-cell>
          <table:table-cell office:value-type="float" office:value="-1.446044921875" calcext:value-type="float">
            <text:p>-1.446044921875</text:p>
          </table:table-cell>
          <table:table-cell office:value-type="float" office:value="1.45725083351135" calcext:value-type="float">
            <text:p>1.457250833511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31611275672913" calcext:value-type="float">
            <text:p>-0.831611275672913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3.50305247306824" calcext:value-type="float">
            <text:p>3.503052473068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3.14070129394531" calcext:value-type="float">
            <text:p>-3.14070129394531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90406012535095" calcext:value-type="float">
            <text:p>-1.90406012535095</text:p>
          </table:table-cell>
          <table:table-cell office:value-type="float" office:value="-0.084733784198761" calcext:value-type="float">
            <text:p>-0.0847337841987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14054009318352" calcext:value-type="float">
            <text:p>-0.114054009318352</text:p>
          </table:table-cell>
          <table:table-cell office:value-type="float" office:value="0.187542855739594" calcext:value-type="float">
            <text:p>0.187542855739594</text:p>
          </table:table-cell>
          <table:table-cell office:value-type="float" office:value="0.739693641662598" calcext:value-type="float">
            <text:p>0.7396936416625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480466216802597" calcext:value-type="float">
            <text:p>-0.480466216802597</text:p>
          </table:table-cell>
          <table:table-cell office:value-type="float" office:value="3.19517636299133" calcext:value-type="float">
            <text:p>3.19517636299133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0808358192444" calcext:value-type="float">
            <text:p>2.00808358192444</text:p>
          </table:table-cell>
          <table:table-cell office:value-type="float" office:value="-1.94986176490784" calcext:value-type="float">
            <text:p>-1.94986176490784</text:p>
          </table:table-cell>
          <table:table-cell office:value-type="float" office:value="-1.2603063583374" calcext:value-type="float">
            <text:p>-1.26030635833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5006814002991" calcext:value-type="float">
            <text:p>1.55006814002991</text:p>
          </table:table-cell>
          <table:table-cell office:value-type="float" office:value="-1.99566316604614" calcext:value-type="float">
            <text:p>-1.99566316604614</text:p>
          </table:table-cell>
          <table:table-cell office:value-type="float" office:value="2.1290066242218" calcext:value-type="float">
            <text:p>2.12900662422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67130589485168" calcext:value-type="float">
            <text:p>-1.67130589485168</text:p>
          </table:table-cell>
          <table:table-cell office:value-type="float" office:value="-1.17123579978943" calcext:value-type="float">
            <text:p>-1.17123579978943</text:p>
          </table:table-cell>
          <table:table-cell office:value-type="float" office:value="-2.90916132926941" calcext:value-type="float">
            <text:p>-2.909161329269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1.65319180488586" calcext:value-type="float">
            <text:p>1.65319180488586</text:p>
          </table:table-cell>
          <table:table-cell office:value-type="float" office:value="1.09083867073059" calcext:value-type="float">
            <text:p>1.090838670730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9802355766296" calcext:value-type="float">
            <text:p>-1.19802355766296</text:p>
          </table:table-cell>
          <table:table-cell office:value-type="float" office:value="1.91273379325867" calcext:value-type="float">
            <text:p>1.91273379325867</text:p>
          </table:table-cell>
          <table:table-cell office:value-type="float" office:value="-2.05419945716858" calcext:value-type="float">
            <text:p>-2.054199457168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81365829706192" calcext:value-type="float">
            <text:p>0.481365829706192</text:p>
          </table:table-cell>
          <table:table-cell office:value-type="float" office:value="-0.0567319989204407" calcext:value-type="float">
            <text:p>-0.056731998920441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44588366150856" calcext:value-type="float">
            <text:p>-0.144588366150856</text:p>
          </table:table-cell>
          <table:table-cell office:value-type="float" office:value="-0.575815916061401" calcext:value-type="float">
            <text:p>-0.575815916061401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-0.285739600658417" calcext:value-type="float">
            <text:p>-0.285739600658417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5693831443787" calcext:value-type="float">
            <text:p>1.65693831443787</text:p>
          </table:table-cell>
          <table:table-cell office:value-type="float" office:value="-1.26283884048462" calcext:value-type="float">
            <text:p>-1.26283884048462</text:p>
          </table:table-cell>
          <table:table-cell office:value-type="float" office:value="0.510686039924622" calcext:value-type="float">
            <text:p>0.510686039924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0.263878762722015" calcext:value-type="float">
            <text:p>0.263878762722015</text:p>
          </table:table-cell>
          <table:table-cell office:value-type="float" office:value="-0.558016300201416" calcext:value-type="float">
            <text:p>-0.558016300201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816344141960144" calcext:value-type="float">
            <text:p>-0.816344141960144</text:p>
          </table:table-cell>
          <table:table-cell office:value-type="float" office:value="2.56922221183777" calcext:value-type="float">
            <text:p>2.56922221183777</text:p>
          </table:table-cell>
          <table:table-cell office:value-type="float" office:value="-0.741222381591797" calcext:value-type="float">
            <text:p>-0.7412223815917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93579602241516" calcext:value-type="float">
            <text:p>0.893579602241516</text:p>
          </table:table-cell>
          <table:table-cell office:value-type="float" office:value="-0.117800712585449" calcext:value-type="float">
            <text:p>-0.117800712585449</text:p>
          </table:table-cell>
          <table:table-cell office:value-type="float" office:value="-3.64198589324951" calcext:value-type="float">
            <text:p>-3.641985893249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8122963905334" calcext:value-type="float">
            <text:p>-1.38122963905334</text:p>
          </table:table-cell>
          <table:table-cell office:value-type="float" office:value="-2.22467088699341" calcext:value-type="float">
            <text:p>-2.22467088699341</text:p>
          </table:table-cell>
          <table:table-cell office:value-type="float" office:value="-1.0007643699646" calcext:value-type="float">
            <text:p>-1.00076436996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-0.224670886993408" calcext:value-type="float">
            <text:p>-0.224670886993408</text:p>
          </table:table-cell>
          <table:table-cell office:value-type="float" office:value="-1.45877957344055" calcext:value-type="float">
            <text:p>-1.458779573440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-0.484212905168533" calcext:value-type="float">
            <text:p>-0.484212905168533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47778081893921" calcext:value-type="float">
            <text:p>0.847778081893921</text:p>
          </table:table-cell>
          <table:table-cell office:value-type="float" office:value="-2.42314410209656" calcext:value-type="float">
            <text:p>-2.42314410209656</text:p>
          </table:table-cell>
          <table:table-cell office:value-type="float" office:value="-1.306107878685" calcext:value-type="float">
            <text:p>-1.3061078786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529853105545044" calcext:value-type="float">
            <text:p>-0.052985310554504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1.94732928276062" calcext:value-type="float">
            <text:p>-1.947329282760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35069525241852" calcext:value-type="float">
            <text:p>-1.35069525241852</text:p>
          </table:table-cell>
          <table:table-cell office:value-type="float" office:value="2.17227578163147" calcext:value-type="float">
            <text:p>2.17227578163147</text:p>
          </table:table-cell>
          <table:table-cell office:value-type="float" office:value="1.57938838005066" calcext:value-type="float">
            <text:p>1.579388380050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25909221172333" calcext:value-type="float">
            <text:p>-1.25909221172333</text:p>
          </table:table-cell>
          <table:table-cell office:value-type="float" office:value="0.767695486545563" calcext:value-type="float">
            <text:p>0.767695486545563</text:p>
          </table:table-cell>
          <table:table-cell office:value-type="float" office:value="0.693892121315002" calcext:value-type="float">
            <text:p>0.693892121315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5339013338089" calcext:value-type="float">
            <text:p>-1.5339013338089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1.88473188877106" calcext:value-type="float">
            <text:p>1.884731888771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767856836319" calcext:value-type="float">
            <text:p>1.0767856836319</text:p>
          </table:table-cell>
          <table:table-cell office:value-type="float" office:value="1.92800092697144" calcext:value-type="float">
            <text:p>1.92800092697144</text:p>
          </table:table-cell>
          <table:table-cell office:value-type="float" office:value="-0.588550567626953" calcext:value-type="float">
            <text:p>-0.5885505676269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27167320251465" calcext:value-type="float">
            <text:p>0.527167320251465</text:p>
          </table:table-cell>
          <table:table-cell office:value-type="float" office:value="-0.20940375328064" calcext:value-type="float">
            <text:p>-0.20940375328064</text:p>
          </table:table-cell>
          <table:table-cell office:value-type="float" office:value="-0.771756768226624" calcext:value-type="float">
            <text:p>-0.771756768226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3709106445312" calcext:value-type="float">
            <text:p>2.23709106445312</text:p>
          </table:table-cell>
          <table:table-cell office:value-type="float" office:value="-2.8353579044342" calcext:value-type="float">
            <text:p>-2.8353579044342</text:p>
          </table:table-cell>
          <table:table-cell office:value-type="float" office:value="-0.313741445541382" calcext:value-type="float">
            <text:p>-0.3137414455413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175122708082199" calcext:value-type="float">
            <text:p>-0.175122708082199</text:p>
          </table:table-cell>
          <table:table-cell office:value-type="float" office:value="5.37838220596314" calcext:value-type="float">
            <text:p>5.37838220596314</text:p>
          </table:table-cell>
          <table:table-cell office:value-type="float" office:value="1.97633492946625" calcext:value-type="float">
            <text:p>1.976334929466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.10642039775848" calcext:value-type="float">
            <text:p>-1.10642039775848</text:p>
          </table:table-cell>
          <table:table-cell office:value-type="float" office:value="-1.73612129688263" calcext:value-type="float">
            <text:p>-1.73612129688263</text:p>
          </table:table-cell>
          <table:table-cell office:value-type="float" office:value="-0.496947526931763" calcext:value-type="float">
            <text:p>-0.4969475269317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835196599364281" calcext:value-type="float">
            <text:p>-0.083519659936428</text:p>
          </table:table-cell>
          <table:table-cell office:value-type="float" office:value="-0.0719991326332092" calcext:value-type="float">
            <text:p>-0.071999132633209</text:p>
          </table:table-cell>
          <table:table-cell office:value-type="float" office:value="-2.5274817943573" calcext:value-type="float">
            <text:p>-2.52748179435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07947182655334" calcext:value-type="float">
            <text:p>-0.907947182655334</text:p>
          </table:table-cell>
          <table:table-cell office:value-type="float" office:value="1.2104434967041" calcext:value-type="float">
            <text:p>1.2104434967041</text:p>
          </table:table-cell>
          <table:table-cell office:value-type="float" office:value="-1.33664226531982" calcext:value-type="float">
            <text:p>-1.33664226531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740008234977722" calcext:value-type="float">
            <text:p>-0.740008234977722</text:p>
          </table:table-cell>
          <table:table-cell office:value-type="float" office:value="0.59975653886795" calcext:value-type="float">
            <text:p>0.59975653886795</text:p>
          </table:table-cell>
          <table:table-cell office:value-type="float" office:value="-1.36717653274536" calcext:value-type="float">
            <text:p>-1.367176532745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969015836715698" calcext:value-type="float">
            <text:p>-0.969015836715698</text:p>
          </table:table-cell>
          <table:table-cell office:value-type="float" office:value="0.462351977825165" calcext:value-type="float">
            <text:p>0.462351977825165</text:p>
          </table:table-cell>
          <table:table-cell office:value-type="float" office:value="-0.344275772571564" calcext:value-type="float">
            <text:p>-0.344275772571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17243695259094" calcext:value-type="float">
            <text:p>0.817243695259094</text:p>
          </table:table-cell>
          <table:table-cell office:value-type="float" office:value="-0.0414648056030273" calcext:value-type="float">
            <text:p>-0.041464805603027</text:p>
          </table:table-cell>
          <table:table-cell office:value-type="float" office:value="1.94580054283142" calcext:value-type="float">
            <text:p>1.945800542831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00718378275632858" calcext:value-type="float">
            <text:p>-0.007183782756329</text:p>
          </table:table-cell>
          <table:table-cell office:value-type="float" office:value="-0.438411384820938" calcext:value-type="float">
            <text:p>-0.438411384820938</text:p>
          </table:table-cell>
          <table:table-cell office:value-type="float" office:value="2.63282346725464" calcext:value-type="float">
            <text:p>2.632823467254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160755157470703" calcext:value-type="float">
            <text:p>0.160755157470703</text:p>
          </table:table-cell>
          <table:table-cell office:value-type="float" office:value="0.553955018520355" calcext:value-type="float">
            <text:p>0.553955018520355</text:p>
          </table:table-cell>
          <table:table-cell office:value-type="float" office:value="-1.04656589031219" calcext:value-type="float">
            <text:p>-1.04656589031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0579328536987" calcext:value-type="float">
            <text:p>1.30579328536987</text:p>
          </table:table-cell>
          <table:table-cell office:value-type="float" office:value="-0.0109304785728455" calcext:value-type="float">
            <text:p>-0.010930478572846</text:p>
          </table:table-cell>
          <table:table-cell office:value-type="float" office:value="-0.527481913566589" calcext:value-type="float">
            <text:p>-0.527481913566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07551574707" calcext:value-type="float">
            <text:p>2.1607551574707</text:p>
          </table:table-cell>
          <table:table-cell office:value-type="float" office:value="0.828764259815216" calcext:value-type="float">
            <text:p>0.828764259815216</text:p>
          </table:table-cell>
          <table:table-cell office:value-type="float" office:value="0.953434109687805" calcext:value-type="float">
            <text:p>0.9534341096878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434573173523" calcext:value-type="float">
            <text:p>0.542434573173523</text:p>
          </table:table-cell>
          <table:table-cell office:value-type="float" office:value="1.39364981651306" calcext:value-type="float">
            <text:p>1.39364981651306</text:p>
          </table:table-cell>
          <table:table-cell office:value-type="float" office:value="-0.0694666504859924" calcext:value-type="float">
            <text:p>-0.0694666504859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312527298927307" calcext:value-type="float">
            <text:p>-0.312527298927307</text:p>
          </table:table-cell>
          <table:table-cell office:value-type="float" office:value="-1.01856398582459" calcext:value-type="float">
            <text:p>-1.01856398582459</text:p>
          </table:table-cell>
          <table:table-cell office:value-type="float" office:value="1.02977001667023" calcext:value-type="float">
            <text:p>1.029770016670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71442174911499" calcext:value-type="float">
            <text:p>0.771442174911499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0.159540981054306" calcext:value-type="float">
            <text:p>0.1595409810543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6151843070984" calcext:value-type="float">
            <text:p>1.06151843070984</text:p>
          </table:table-cell>
          <table:table-cell office:value-type="float" office:value="-1.52238082885742" calcext:value-type="float">
            <text:p>-1.52238082885742</text:p>
          </table:table-cell>
          <table:table-cell office:value-type="float" office:value="0.785495162010193" calcext:value-type="float">
            <text:p>0.7854951620101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06556677818298" calcext:value-type="float">
            <text:p>0.206556677818298</text:p>
          </table:table-cell>
          <table:table-cell office:value-type="float" office:value="0.660825312137604" calcext:value-type="float">
            <text:p>0.660825312137604</text:p>
          </table:table-cell>
          <table:table-cell office:value-type="float" office:value="0.0832051038742065" calcext:value-type="float">
            <text:p>0.0832051038742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7206928730011" calcext:value-type="float">
            <text:p>-0.57206928730011</text:p>
          </table:table-cell>
          <table:table-cell office:value-type="float" office:value="-1.76665568351746" calcext:value-type="float">
            <text:p>-1.76665568351746</text:p>
          </table:table-cell>
          <table:table-cell office:value-type="float" office:value="-0.603817820549011" calcext:value-type="float">
            <text:p>-0.603817820549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9434287548065" calcext:value-type="float">
            <text:p>1.79434287548065</text:p>
          </table:table-cell>
          <table:table-cell office:value-type="float" office:value="-2.62161755561829" calcext:value-type="float">
            <text:p>-2.62161755561829</text:p>
          </table:table-cell>
          <table:table-cell office:value-type="float" office:value="-1.51984834671021" calcext:value-type="float">
            <text:p>-1.519848346710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86177450418472" calcext:value-type="float">
            <text:p>0.038617745041847</text:p>
          </table:table-cell>
          <table:table-cell office:value-type="float" office:value="-0.54528158903122" calcext:value-type="float">
            <text:p>-0.54528158903122</text:p>
          </table:table-cell>
          <table:table-cell office:value-type="float" office:value="-0.817558288574219" calcext:value-type="float">
            <text:p>-0.8175582885742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233505666255951" calcext:value-type="float">
            <text:p>0.023350566625595</text:p>
          </table:table-cell>
          <table:table-cell office:value-type="float" office:value="-0.37734267115593" calcext:value-type="float">
            <text:p>-0.37734267115593</text:p>
          </table:table-cell>
          <table:table-cell office:value-type="float" office:value="0.220609694719315" calcext:value-type="float">
            <text:p>0.220609694719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5999176502228" calcext:value-type="float">
            <text:p>1.25999176502228</text:p>
          </table:table-cell>
          <table:table-cell office:value-type="float" office:value="-1.33917474746704" calcext:value-type="float">
            <text:p>-1.33917474746704</text:p>
          </table:table-cell>
          <table:table-cell office:value-type="float" office:value="-1.88626050949097" calcext:value-type="float">
            <text:p>-1.886260509490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854135513306" calcext:value-type="float">
            <text:p>1.74854135513306</text:p>
          </table:table-cell>
          <table:table-cell office:value-type="float" office:value="1.10357332229614" calcext:value-type="float">
            <text:p>1.10357332229614</text:p>
          </table:table-cell>
          <table:table-cell office:value-type="float" office:value="0.235876888036728" calcext:value-type="float">
            <text:p>0.2358768880367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0.526267766952515" calcext:value-type="float">
            <text:p>-0.526267766952515</text:p>
          </table:table-cell>
          <table:table-cell office:value-type="float" office:value="-1.30864036083221" calcext:value-type="float">
            <text:p>-1.30864036083221</text:p>
          </table:table-cell>
          <table:table-cell office:value-type="float" office:value="-0.14580249786377" calcext:value-type="float">
            <text:p>-0.145802497863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98159718513489" calcext:value-type="float">
            <text:p>0.298159718513489</text:p>
          </table:table-cell>
          <table:table-cell office:value-type="float" office:value="0.0501382350921631" calcext:value-type="float">
            <text:p>0.050138235092163</text:p>
          </table:table-cell>
          <table:table-cell office:value-type="float" office:value="-0.359542965888977" calcext:value-type="float">
            <text:p>-0.35954296588897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8:54:27.544019563</meta:creation-date>
    <dc:date>2020-10-18T19:35:41.598917419</dc:date>
    <meta:editing-duration>PT10M42S</meta:editing-duration>
    <meta:editing-cycles>2</meta:editing-cycles>
    <meta:generator>LibreOffice/6.4.6.2$Linux_X86_64 LibreOffice_project/40$Build-2</meta:generator>
    <meta:document-statistic meta:table-count="1" meta:cell-count="116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dc00" draw:fill-color="#00dc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09cm" svg:height="11.981cm" xlink:href=".." xlink:type="simple" chart:class="chart:line" chart:style-name="ch1">
        <chart:title svg:x="9.434cm" svg:y="0.375cm" chart:style-name="ch2">
          <text:p>Rotational Velocities vs. Time in Ramp</text:p>
        </chart:title>
        <chart:subtitle svg:x="12.411cm" svg:y="1.393cm" chart:style-name="ch3">
          <text:p>Calibrated</text:p>
        </chart:subtitle>
        <chart:legend chart:legend-position="end" svg:x="24.889cm" svg:y="5.691cm" style:legend-expansion="high" chart:style-name="ch4"/>
        <chart:plot-area chart:style-name="ch5" table:cell-range-address="Sheet1.D1:Sheet1.D180" chart:data-source-has-labels="row" svg:x="1.545cm" svg:y="2.315cm" svg:width="22.81cm" svg:height="8.446cm">
          <chartooo:coordinate-region svg:x="2.087cm" svg:y="2.514cm" svg:width="22.268cm" svg:height="8.048cm"/>
          <chart:axis chart:dimension="x" chart:name="primary-x" chart:style-name="ch6">
            <chart:title svg:x="11.861cm" svg:y="11cm" chart:style-name="ch7">
              <text:p>Time (~10 ms)</text:p>
            </chart:title>
          </chart:axis>
          <chart:axis chart:dimension="y" chart:name="primary-y" chart:style-name="ch6">
            <chart:title svg:x="0.451cm" svg:y="8.249cm" chart:style-name="ch8">
              <text:p>Rotational velocity (°/s)</text:p>
            </chart:title>
            <chart:grid chart:style-name="ch9" chart:class="major"/>
          </chart:axis>
          <chart:series chart:style-name="ch10" chart:values-cell-range-address="Sheet1.D2:Sheet1.D180" chart:label-cell-address="Sheet1.D1:Sheet1.D1" chart:class="chart:line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ω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50625097751617">
                <text:p>-0.850625097751617</text:p>
                <draw:g>
                  <svg:desc>Sheet1.D2:Sheet1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1551065444946">
                <text:p>-1.4155106544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6961004734039">
                <text:p>-0.926961004734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214550495148">
                <text:p>0.340214550495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14648056030273">
                <text:p>-0.0414648056030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3878762722015">
                <text:p>0.263878762722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6168820858002">
                <text:p>0.9661688208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4054284095764">
                <text:p>0.0654054284095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937496185303">
                <text:p>1.14937496185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937496185303">
                <text:p>1.14937496185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7047252655029">
                <text:p>-2.2704725265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17123579978943">
                <text:p>-3.17123579978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8411384820938">
                <text:p>-0.438411384820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38411384820938">
                <text:p>-0.438411384820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13220536708832">
                <text:p>-0.713220536708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01856398582458">
                <text:p>-3.01856398582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4031393527985">
                <text:p>0.844031393527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051999092102">
                <text:p>1.50051999092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78869366645813">
                <text:p>-0.178869366645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16273957490921">
                <text:p>-0.316273957490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387882232666">
                <text:p>2.26387882232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09304785728455">
                <text:p>-0.0109304785728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0433683395386">
                <text:p>2.00433683395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884045600891">
                <text:p>1.1188404560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5978538990021">
                <text:p>-1.6597853899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7734267115593">
                <text:p>-0.37734267115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65892291069031">
                <text:p>-0.865892291069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1359579563141">
                <text:p>0.691359579563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63602232933044">
                <text:p>-0.163602232933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655045747757">
                <text:p>0.41655045747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7084844112396">
                <text:p>0.447084844112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909837245941">
                <text:p>-1.04909837245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891695022583">
                <text:p>1.40891695022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5558059215546">
                <text:p>0.645558059215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6283884048462">
                <text:p>-1.26283884048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4489405155182">
                <text:p>0.584489405155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624513626099">
                <text:p>1.25624513626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6039080619812">
                <text:p>0.0196039080619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54054284095764">
                <text:p>0.0654054284095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42228198051452">
                <text:p>-0.942228198051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9397554397583">
                <text:p>0.0959397554397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65892291069031">
                <text:p>-0.865892291069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968022346497">
                <text:p>2.30968022346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837260723114">
                <text:p>1.6837260723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7761917114258">
                <text:p>2.47761917114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0290925502777">
                <text:p>0.630290925502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471835136414">
                <text:p>1.45471835136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94136559963226">
                <text:p>-0.194136559963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85739600658417">
                <text:p>-0.285739600658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7619111537933">
                <text:p>0.477619111537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0510010719299">
                <text:p>2.90510010719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7151226997375">
                <text:p>3.27151226997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54054284095764">
                <text:p>0.0654054284095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5758159160614">
                <text:p>-2.5758159160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1893966197968">
                <text:p>0.721893966197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8764259815216">
                <text:p>0.828764259815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31541150808334">
                <text:p>-0.331541150808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9031977653503">
                <text:p>-1.6903197765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865029335022">
                <text:p>-1.1865029335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33067846298218">
                <text:p>-0.133067846298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3688462972641">
                <text:p>-0.63688462972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983291387558">
                <text:p>0.88983291387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197028160095">
                <text:p>3.01197028160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3344376087189">
                <text:p>0.233344376087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01382350921631">
                <text:p>0.0501382350921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99480068683624">
                <text:p>-0.49948006868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7084844112396">
                <text:p>0.447084844112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89642667770386">
                <text:p>-2.89642667770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8268620967865">
                <text:p>-0.68268620967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74375486373901">
                <text:p>-2.74375486373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46894574165344">
                <text:p>-2.46894574165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3955018520355">
                <text:p>0.553955018520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43754863739014">
                <text:p>-0.74375486373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88029718399048">
                <text:p>-0.988029718399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53955078125">
                <text:p>2.55395507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6998572349548">
                <text:p>1.46998572349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6703088283539">
                <text:p>0.996703088283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0586338043213">
                <text:p>1.80586338043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21617496013641">
                <text:p>-0.6216174960136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6693215370178">
                <text:p>1.86693215370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7734267115593">
                <text:p>-0.37734267115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17800712585449">
                <text:p>-0.117800712585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3945145606995">
                <text:p>3.43945145606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50625097751617">
                <text:p>-0.850625097751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9288630485535">
                <text:p>2.492886304855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6168820858002">
                <text:p>0.96616882085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7619111537933">
                <text:p>0.4776191115379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872663259506226">
                <text:p>-0.0872663259506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5558059215546">
                <text:p>0.645558059215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48335039615631">
                <text:p>-0.1483350396156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380232810974">
                <text:p>3.97380232810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46808314323425">
                <text:p>-0.346808314323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2265729904175">
                <text:p>1.62265729904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8687884807587">
                <text:p>0.538687884807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5624537467957">
                <text:p>3.25624537467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9364981651306">
                <text:p>1.39364981651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5471835136414">
                <text:p>1.45471835136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7800712585449">
                <text:p>-0.117800712585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7532911300659">
                <text:p>1.77532911300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2952771186829">
                <text:p>1.729527711868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1426033973694">
                <text:p>1.71426033973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5023791790008">
                <text:p>0.615023791790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0204677581787">
                <text:p>1.30204677581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32390761375427">
                <text:p>-1.32390761375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433671474456787">
                <text:p>0.004336714744567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6016070842743">
                <text:p>0.386016070842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7619111537933">
                <text:p>0.477619111537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96039080619812">
                <text:p>0.0196039080619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0567319393158">
                <text:p>-2.0567319393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21617496013641">
                <text:p>-0.621617496013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63602232933044">
                <text:p>-0.163602232933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7990922927856">
                <text:p>3.17990922927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14648056030273">
                <text:p>-0.04146480560302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0748937129974">
                <text:p>0.370748937129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364981651306">
                <text:p>1.393649816513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72762525081634">
                <text:p>-0.972762525081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65215182304382">
                <text:p>-2.65215182304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8906970024109">
                <text:p>1.98906970024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6474142074585">
                <text:p>0.1264741420745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6006197929382">
                <text:p>1.76006197929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1731390953064">
                <text:p>1.31731390953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9184656143188">
                <text:p>-1.49184656143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40375328064">
                <text:p>-0.20940375328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98229873180389">
                <text:p>0.7982298731803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31541150808334">
                <text:p>-0.3315411508083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227566242218">
                <text:p>0.17227566242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06626832485199">
                <text:p>0.7066268324851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04909837245941">
                <text:p>-1.04909837245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90406012535095">
                <text:p>-1.90406012535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646420955658">
                <text:p>1.16464209556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7055869102478">
                <text:p>-1.7055869102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680283069611">
                <text:p>0.3096802830696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0214550495148">
                <text:p>0.340214550495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7810597419739">
                <text:p>-1.27810597419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5013823509216">
                <text:p>2.05013823509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7695486545563">
                <text:p>0.7676954865455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7990922927856">
                <text:p>1.17990922927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46808314323425">
                <text:p>-0.346808314323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7609262466431">
                <text:p>2.676092624664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0357332229614">
                <text:p>1.10357332229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3154106140137">
                <text:p>-2.33154106140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46131205558777">
                <text:p>-1.461312055587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16360211372375">
                <text:p>-2.16360211372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4413030147552">
                <text:p>0.2944130301475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09489989280701">
                <text:p>-1.09489989280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75815916061401">
                <text:p>-0.575815916061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81159484386444">
                <text:p>-0.8811594843864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5634434223175">
                <text:p>0.935634434223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975653886795">
                <text:p>0.599756538867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01382350921631">
                <text:p>0.05013823509216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0329685211182">
                <text:p>-1.00329685211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77428913116455">
                <text:p>-2.77428913116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3945121765137">
                <text:p>1.43945121765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1578712463379">
                <text:p>1.515787124633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5319180488586">
                <text:p>3.65319180488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1359579563141">
                <text:p>0.691359579563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6092445850372">
                <text:p>0.676092445850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0290925502777">
                <text:p>0.630290925502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11780071258545">
                <text:p>-2.11780071258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899320602417">
                <text:p>1.69899320602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1655045747757">
                <text:p>0.416550457477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0748937129974">
                <text:p>0.3707489371299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723741531372">
                <text:p>1.02723741531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1884045600891">
                <text:p>1.118840456008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41551065444946">
                <text:p>-1.41551065444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7008469104767">
                <text:p>0.157008469104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33917474746704">
                <text:p>-1.33917474746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33067846298218">
                <text:p>-0.133067846298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0940375328064">
                <text:p>-0.20940375328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789556384086609">
                <text:p>-0.7895563840866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53678548336029">
                <text:p>-0.453678548336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23420631885529">
                <text:p>0.5234206318855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59871673583984">
                <text:p>-1.598716735839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59397554397583">
                <text:p>0.09593975543975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6006197929382">
                <text:p>1.760061979293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61398386955261">
                <text:p>-1.613983869552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47657930850983">
                <text:p>-1.47657930850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75815916061401">
                <text:p>-0.5758159160614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09489989280701">
                <text:p>-1.09489989280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